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D563E41A9C9070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1.345cm" fo:min-width="1.264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8.664cm" fo:min-width="26.201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2.281cm" fo:min-width="16.742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7.949cm" fo:min-width="23.661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0.634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5.118cm" fo:padding-top="0.125cm" fo:padding-bottom="0.125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549cm" fo:min-width="27.978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5.824cm" fo:padding-top="0.125cm" fo:padding-bottom="0.125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2.649cm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935cm" fo:min-width="24.9cm" fo:padding-top="0.125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272cm" fo:min-width="16.733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6.767cm" fo:min-width="22.674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0.634cm" fo:padding-top="0.125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2.268cm" fo:min-width="16.729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61cm" fo:min-width="0.611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0.633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702cm" fo:min-width="24.428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0.634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7.75cm" fo:min-width="23.498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898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821cm" fo:min-width="22.673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178cm" fo:min-width="22.471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6.092cm" fo:padding-top="0.125cm" fo:padding-bottom="0.125cm" fo:padding-left="0.25cm" fo:padding-right="0.25cm" fo:wrap-option="no-wrap" draw:shadow-color="#808080"/>
    </style:style>
    <style:style style:name="gr30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8.949cm" fo:min-width="4.699cm" fo:padding-top="0.125cm" fo:padding-bottom="0.125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8.949cm" fo:min-width="4.699cm" fo:padding-top="0.125cm" fo:padding-bottom="0.125cm" fo:padding-left="0.25cm" fo:padding-right="0.25cm" fo:wrap-option="no-wrap" draw:shadow-color="#808080"/>
    </style:style>
    <style:style style:name="gr32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eeeeee" draw:textarea-horizontal-align="justify" draw:textarea-vertical-align="middle" draw:auto-grow-height="false" fo:min-height="8.949cm" fo:min-width="4.699cm" fo:padding-top="0.125cm" fo:padding-bottom="0.125cm" fo:padding-left="0.25cm" fo:padding-right="0.25cm" fo:wrap-option="no-wrap" draw:shadow-color="#808080"/>
    </style:style>
    <style:style style:name="gr33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cc" draw:textarea-horizontal-align="justify" draw:textarea-vertical-align="middle" draw:auto-grow-height="false" fo:min-height="8.949cm" fo:min-width="4.699cm" fo:padding-top="0.125cm" fo:padding-bottom="0.125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0.377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0.376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6cm" fo:min-width="1.264cm" fo:padding-top="0.125cm" fo:padding-bottom="0.125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12.259cm" fo:min-width="16.72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44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343cm" fo:padding-top="0.125cm" fo:padding-bottom="0.125cm" fo:padding-left="0.25cm" fo:padding-right="0.25cm" fo:wrap-option="no-wrap" draw:shadow-color="#808080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343cm" fo:padding-top="0.125cm" fo:padding-bottom="0.125cm" fo:padding-left="0.25cm" fo:padding-right="0.25cm" fo:wrap-option="no-wrap" draw:shadow-color="#808080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1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8cm" fo:padding-top="0.125cm" fo:padding-bottom="0.125cm" fo:padding-left="0.25cm" fo:padding-right="0.25cm" fo:wrap-option="no-wrap" draw:shadow-color="#808080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5cm" fo:min-width="0.179cm" fo:padding-top="0.125cm" fo:padding-bottom="0.125cm" fo:padding-left="0.25cm" fo:padding-right="0.25cm" fo:wrap-option="no-wrap" draw:shadow-color="#808080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1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1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1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5cm" fo:min-width="0.179cm" fo:padding-top="0.125cm" fo:padding-bottom="0.125cm" fo:padding-left="0.25cm" fo:padding-right="0.25cm" fo:wrap-option="no-wrap" draw:shadow-color="#808080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1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5cm" fo:min-width="0.18cm" fo:padding-top="0.125cm" fo:padding-bottom="0.125cm" fo:padding-left="0.25cm" fo:padding-right="0.25cm" fo:wrap-option="no-wrap" draw:shadow-color="#808080"/>
    </style:style>
    <style:style style:name="gr2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2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5cm" fo:min-width="0.179cm" fo:padding-top="0.125cm" fo:padding-bottom="0.125cm" fo:padding-left="0.25cm" fo:padding-right="0.25cm" fo:wrap-option="no-wrap" draw:shadow-color="#808080"/>
    </style:style>
    <style:style style:name="gr2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2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2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2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3cm" fo:padding-top="0.125cm" fo:padding-bottom="0.125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5cm" fo:min-width="0.18cm" fo:padding-top="0.125cm" fo:padding-bottom="0.125cm" fo:padding-left="0.25cm" fo:padding-right="0.25cm" fo:wrap-option="no-wrap" draw:shadow-color="#808080"/>
    </style:style>
    <style:style style:name="gr2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2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5cm" fo:min-width="0.179cm" fo:padding-top="0.125cm" fo:padding-bottom="0.125cm" fo:padding-left="0.25cm" fo:padding-right="0.25cm" fo:wrap-option="no-wrap" draw:shadow-color="#808080"/>
    </style:style>
    <style:style style:name="gr2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2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0.614cm" fo:padding-top="0.125cm" fo:padding-bottom="0.125cm" fo:padding-left="0.25cm" fo:padding-right="0.25cm" fo:wrap-option="no-wrap" draw:shadow-color="#808080"/>
    </style:style>
    <style:style style:name="gr2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3.942cm" fo:padding-top="0.125cm" fo:padding-bottom="0.125cm" fo:padding-left="0.25cm" fo:padding-right="0.25cm" fo:wrap-option="no-wrap" draw:shadow-color="#808080"/>
    </style:style>
    <style:style style:name="gr2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213cm" fo:padding-top="0.125cm" fo:padding-bottom="0.125cm" fo:padding-left="0.25cm" fo:padding-right="0.25cm" fo:wrap-option="no-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351cm" fo:padding-top="0.125cm" fo:padding-bottom="0.125cm" fo:padding-left="0.25cm" fo:padding-right="0.25cm" fo:wrap-option="no-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1.405cm" fo:padding-top="0.125cm" fo:padding-bottom="0.125cm" fo:padding-left="0.25cm" fo:padding-right="0.25cm" fo:wrap-option="no-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5cm" fo:min-width="0.704cm" fo:padding-top="0.125cm" fo:padding-bottom="0.125cm" fo:padding-left="0.25cm" fo:padding-right="0.25cm" fo:wrap-option="no-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405cm" fo:padding-top="0.125cm" fo:padding-bottom="0.125cm" fo:padding-left="0.25cm" fo:padding-right="0.25cm" fo:wrap-option="no-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3cm" fo:padding-top="0.125cm" fo:padding-bottom="0.125cm" fo:padding-left="0.25cm" fo:padding-right="0.25cm" fo:wrap-option="no-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0.704cm" fo:padding-top="0.125cm" fo:padding-bottom="0.125cm" fo:padding-left="0.25cm" fo:padding-right="0.25cm" fo:wrap-option="no-wrap" draw:shadow-color="#808080"/>
    </style:style>
    <style:style style:name="gr2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179cm" fo:padding-top="0.125cm" fo:padding-bottom="0.125cm" fo:padding-left="0.25cm" fo:padding-right="0.25cm" fo:wrap-option="no-wrap" draw:shadow-color="#808080"/>
    </style:style>
    <style:style style:name="gr2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1.652cm" fo:padding-top="0.125cm" fo:padding-bottom="0.125cm" fo:padding-left="0.25cm" fo:padding-right="0.25cm" fo:wrap-option="wrap" draw:shadow-color="#808080"/>
    </style:style>
    <style:style style:name="gr2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5cm" fo:min-width="0.179cm" fo:padding-top="0.125cm" fo:padding-bottom="0.125cm" fo:padding-left="0.25cm" fo:padding-right="0.25cm" fo:wrap-option="no-wrap" draw:shadow-color="#808080"/>
    </style:style>
    <style:style style:name="gr2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764cm" fo:min-width="0.995cm" fo:padding-top="0.125cm" fo:padding-bottom="0.125cm" fo:padding-left="0.25cm" fo:padding-right="0.25cm" fo:wrap-option="no-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1.057cm" fo:padding-top="0.125cm" fo:padding-bottom="0.125cm" fo:padding-left="0.25cm" fo:padding-right="0.25cm" fo:wrap-option="no-wrap" draw:shadow-color="#808080"/>
    </style:style>
    <style:style style:name="gr2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9.215cm" fo:min-width="24.856cm" fo:padding-top="0.125cm" fo:padding-bottom="0.125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7.265cm" fo:min-width="26.443cm" fo:padding-top="0.125cm" fo:padding-bottom="0.125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6cm" fo:min-width="1.264cm" fo:padding-top="0.125cm" fo:padding-bottom="0.125cm" fo:padding-left="0.25cm" fo:padding-right="0.25cm" fo:wrap-option="wrap" draw:shadow-color="#808080"/>
    </style:style>
    <style:style style:name="gr249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9.549cm" fo:min-width="3.301cm" fo:padding-top="0.125cm" fo:padding-bottom="0.125cm" fo:padding-left="0.25cm" fo:padding-right="0.25cm" fo:wrap-option="no-wrap" draw:shadow-color="#808080"/>
    </style:style>
    <style:style style:name="gr250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3.349cm" fo:min-width="4.302cm" fo:padding-top="0.125cm" fo:padding-bottom="0.125cm" fo:padding-left="0.25cm" fo:padding-right="0.25cm" fo:wrap-option="no-wrap" draw:shadow-color="#808080"/>
    </style:style>
    <style:style style:name="gr251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3.348cm" fo:min-width="3.901cm" fo:padding-top="0.125cm" fo:padding-bottom="0.125cm" fo:padding-left="0.25cm" fo:padding-right="0.25cm" fo:wrap-option="no-wrap" draw:shadow-color="#808080"/>
    </style:style>
    <style:style style:name="gr252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3.551cm" fo:min-width="3.901cm" fo:padding-top="0.125cm" fo:padding-bottom="0.125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026cm" svg:stroke-color="#000000" svg:stroke-opacity="100%" draw:stroke-linejoin="round" draw:fill="solid" draw:fill-color="#cfe7f5" draw:textarea-horizontal-align="left" draw:textarea-vertical-align="middle" draw:auto-grow-height="false" fo:min-height="2.138cm" fo:min-width="5.899cm" fo:padding-top="0.13cm" fo:padding-bottom="0.13cm" fo:padding-left="0.25cm" fo:padding-right="0.25cm" fo:wrap-option="no-wrap" draw:shadow-color="#808080"/>
    </style:style>
    <style:style style:name="gr254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3.948cm" fo:min-width="4.302cm" fo:padding-top="0.125cm" fo:padding-bottom="0.125cm" fo:padding-left="0.25cm" fo:padding-right="0.25cm" fo:wrap-option="no-wrap" draw:shadow-color="#808080"/>
    </style:style>
    <style:style style:name="gr256" style:family="graphic" style:parent-style-name="standard">
      <style:graphic-properties draw:stroke="solid" svg:stroke-width="0.026cm" svg:stroke-color="#000000" svg:stroke-opacity="100%" draw:stroke-linejoin="round" draw:fill="solid" draw:fill-color="#cfe7f5" draw:textarea-horizontal-align="left" draw:textarea-vertical-align="middle" draw:auto-grow-height="false" fo:min-height="0.04cm" fo:min-width="1.777cm" fo:padding-top="0.13cm" fo:padding-bottom="0.13cm" fo:padding-left="0.25cm" fo:padding-right="0.25cm" fo:wrap-option="no-wrap" draw:shadow-color="#808080"/>
    </style:style>
    <style:style style:name="gr257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8" style:family="graphic" style:parent-style-name="standard">
      <style:graphic-properties draw:stroke="solid" svg:stroke-width="0.026cm" svg:stroke-color="#000000" svg:stroke-opacity="100%" draw:stroke-linejoin="round" draw:fill="solid" draw:fill-color="#cfe7f5" draw:textarea-horizontal-align="left" draw:textarea-vertical-align="middle" draw:auto-grow-height="false" fo:min-height="0.04cm" fo:min-width="3cm" fo:padding-top="0.13cm" fo:padding-bottom="0.13cm" fo:padding-left="0.25cm" fo:padding-right="0.25cm" fo:wrap-option="no-wrap" draw:shadow-color="#808080"/>
    </style:style>
    <style:style style:name="gr259" style:family="graphic" style:parent-style-name="standard">
      <style:graphic-properties draw:stroke="solid" svg:stroke-width="0.026cm" svg:stroke-color="#000000" svg:stroke-opacity="100%" draw:stroke-linejoin="round" draw:fill="solid" draw:fill-color="#cfe7f5" draw:textarea-horizontal-align="left" draw:textarea-vertical-align="middle" draw:auto-grow-height="false" fo:min-height="1.493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.605cm" fo:padding-top="0.125cm" fo:padding-bottom="0.125cm" fo:padding-left="0.25cm" fo:padding-right="0.25cm" fo:wrap-option="no-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2.291cm" fo:padding-top="0.125cm" fo:padding-bottom="0.125cm" fo:padding-left="0.25cm" fo:padding-right="0.25cm" fo:wrap-option="no-wrap" draw:shadow-color="#808080"/>
    </style:style>
    <style:style style:name="gr2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1.727cm" fo:padding-top="0.125cm" fo:padding-bottom="0.125cm" fo:padding-left="0.25cm" fo:padding-right="0.25cm" fo:wrap-option="no-wrap" draw:shadow-color="#808080"/>
    </style:style>
    <style:style style:name="gr2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.763cm" fo:padding-top="0.125cm" fo:padding-bottom="0.125cm" fo:padding-left="0.25cm" fo:padding-right="0.25cm" fo:wrap-option="no-wrap" draw:shadow-color="#808080"/>
    </style:style>
    <style:style style:name="gr2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.339cm" fo:padding-top="0.125cm" fo:padding-bottom="0.125cm" fo:padding-left="0.25cm" fo:padding-right="0.25cm" fo:wrap-option="no-wrap" draw:shadow-color="#808080"/>
    </style:style>
    <style:style style:name="gr266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2.951cm" fo:min-width="1.701cm" fo:padding-top="0.125cm" fo:padding-bottom="0.125cm" fo:padding-left="0.25cm" fo:padding-right="0.25cm" fo:wrap-option="no-wrap" draw:shadow-color="#808080"/>
    </style:style>
    <style:style style:name="gr267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2.951cm" fo:min-width="1.7cm" fo:padding-top="0.125cm" fo:padding-bottom="0.125cm" fo:padding-left="0.25cm" fo:padding-right="0.25cm" fo:wrap-option="no-wrap" draw:shadow-color="#808080"/>
    </style:style>
    <style:style style:name="gr268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1.549cm" fo:min-width="1.701cm" fo:padding-top="0.125cm" fo:padding-bottom="0.125cm" fo:padding-left="0.25cm" fo:padding-right="0.25cm" fo:wrap-option="no-wrap" draw:shadow-color="#808080"/>
    </style:style>
    <style:style style:name="gr269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1.549cm" fo:min-width="1.7cm" fo:padding-top="0.125cm" fo:padding-bottom="0.125cm" fo:padding-left="0.25cm" fo:padding-right="0.25cm" fo:wrap-option="no-wrap" draw:shadow-color="#808080"/>
    </style:style>
    <style:style style:name="gr27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015cm" fo:min-width="1.458cm" fo:padding-top="0.125cm" fo:padding-bottom="0.125cm" fo:padding-left="0.25cm" fo:padding-right="0.25cm" fo:wrap-option="no-wrap" draw:shadow-color="#808080"/>
    </style:style>
    <style:style style:name="gr272" style:family="graphic" style:parent-style-name="standard" style:list-style-name="L10">
      <style:graphic-properties draw:stroke="solid" svg:stroke-width="0.026cm" svg:stroke-color="#3465a4" svg:stroke-opacity="100%" draw:stroke-linejoin="round" draw:fill="solid" draw:fill-color="#ffffff" draw:textarea-horizontal-align="justify" draw:textarea-vertical-align="middle" draw:auto-grow-height="false" fo:min-height="1.148cm" fo:min-width="1.1cm" fo:padding-top="0.125cm" fo:padding-bottom="0.125cm" fo:padding-left="0.25cm" fo:padding-right="0.25cm" fo:wrap-option="no-wrap" draw:shadow-color="#808080"/>
    </style:style>
    <style:style style:name="gr27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0.765cm" fo:min-width="0.743cm" fo:padding-top="0.125cm" fo:padding-bottom="0.125cm" fo:padding-left="0.25cm" fo:padding-right="0.25cm" fo:wrap-option="no-wrap" draw:shadow-color="#808080"/>
    </style:style>
    <style:style style:name="gr27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255cm" fo:min-width="16.715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788cm" fo:min-width="25.91cm" fo:padding-top="0.125cm" fo:padding-bottom="0.125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5.969cm" fo:min-width="24.9cm" fo:padding-top="0.125cm" fo:padding-bottom="0.125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8.699cm" fo:min-width="22.978cm" fo:padding-top="0.125cm" fo:padding-bottom="0.125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9.351cm" fo:min-width="25.5cm" fo:padding-top="0.125cm" fo:padding-bottom="0.125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6cm" fo:min-width="1.264cm" fo:padding-top="0.125cm" fo:padding-bottom="0.125cm" fo:padding-left="0.25cm" fo:padding-right="0.25cm" fo:wrap-option="wrap" draw:shadow-color="#808080"/>
    </style:style>
    <style:style style:name="gr28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25cm" fo:min-width="16.711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193cm" fo:min-width="11.036cm" fo:padding-top="0.125cm" fo:padding-bottom="0.125cm" fo:padding-left="0.25cm" fo:padding-right="0.25cm" fo:wrap-option="no-wrap" draw:shadow-color="#808080"/>
    </style:style>
    <style:style style:name="gr2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193cm" fo:min-width="9.929cm" fo:padding-top="0.125cm" fo:padding-bottom="0.125cm" fo:padding-left="0.25cm" fo:padding-right="0.25cm" fo:wrap-option="no-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6cm" fo:min-width="1.105cm" fo:padding-top="0.125cm" fo:padding-bottom="0.125cm" fo:padding-left="0.25cm" fo:padding-right="0.25cm" fo:wrap-option="no-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542cm" fo:padding-top="0.125cm" fo:padding-bottom="0.125cm" fo:padding-left="0.25cm" fo:padding-right="0.25cm" fo:wrap-option="no-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93cm" fo:min-width="23.039cm" fo:padding-top="0.125cm" fo:padding-bottom="0.125cm" fo:padding-left="0.25cm" fo:padding-right="0.25cm" fo:wrap-option="no-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6.772cm" fo:padding-top="0.125cm" fo:padding-bottom="0.125cm" fo:padding-left="0.25cm" fo:padding-right="0.25cm" fo:wrap-option="no-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34cm" fo:min-width="26.475cm" fo:padding-top="0.125cm" fo:padding-bottom="0.125cm" fo:padding-left="0.25cm" fo:padding-right="0.25cm" fo:wrap-option="no-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34cm" fo:min-width="25.8cm" fo:padding-top="0.125cm" fo:padding-bottom="0.125cm" fo:padding-left="0.25cm" fo:padding-right="0.25cm" fo:wrap-option="no-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64cm" fo:min-width="7.08cm" fo:padding-top="0.125cm" fo:padding-bottom="0.125cm" fo:padding-left="0.25cm" fo:padding-right="0.25cm" fo:wrap-option="no-wrap" draw:shadow-color="#808080"/>
    </style:style>
    <style:style style:name="gr2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9.354cm" fo:min-width="20.133cm" fo:padding-top="0.125cm" fo:padding-bottom="0.125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2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6.009cm" fo:min-width="23.846cm" fo:padding-top="0.125cm" fo:padding-bottom="0.125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502cm" fo:min-width="20.499cm" fo:padding-top="0.125cm" fo:padding-bottom="0.125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6.886cm" fo:min-width="22.7cm" fo:padding-top="0.125cm" fo:padding-bottom="0.125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79cm" fo:min-width="24.102cm" fo:padding-top="0.125cm" fo:padding-bottom="0.125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08" style:family="graphic" style:parent-style-name="standard">
      <style:graphic-properties draw:stroke="none" draw:fill="none" draw:fill-color="#ffffff" draw:textarea-horizontal-align="left" draw:textarea-vertical-align="middle" draw:auto-grow-height="false" fo:min-height="12.246cm" fo:min-width="16.707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6.767cm" fo:min-width="26.7cm" fo:padding-top="0.125cm" fo:padding-bottom="0.125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13cm" fo:min-width="25.46cm" fo:padding-top="0.125cm" fo:padding-bottom="0.125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48cm" fo:min-width="6.136cm" fo:padding-top="0.125cm" fo:padding-bottom="0.125cm" fo:padding-left="0.25cm" fo:padding-right="0.25cm" fo:wrap-option="no-wrap" draw:shadow-color="#808080"/>
    </style:style>
    <style:style style:name="gr3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79cm" fo:min-width="23.299cm" fo:padding-top="0.125cm" fo:padding-bottom="0.125cm" fo:padding-left="0.25cm" fo:padding-right="0.25cm" fo:wrap-option="wrap" draw:shadow-color="#808080"/>
    </style:style>
    <style:style style:name="gr3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193cm" fo:min-width="11.997cm" fo:padding-top="0.125cm" fo:padding-bottom="0.125cm" fo:padding-left="0.25cm" fo:padding-right="0.25cm" fo:wrap-option="no-wrap" draw:shadow-color="#808080"/>
    </style:style>
    <style:style style:name="gr3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193cm" fo:min-width="12.769cm" fo:padding-top="0.125cm" fo:padding-bottom="0.125cm" fo:padding-left="0.25cm" fo:padding-right="0.25cm" fo:wrap-option="no-wrap" draw:shadow-color="#808080"/>
    </style:style>
    <style:style style:name="gr3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92cm" fo:min-width="24.102cm" fo:padding-top="0.125cm" fo:padding-bottom="0.125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48cm" fo:min-width="5.612cm" fo:padding-top="0.125cm" fo:padding-bottom="0.125cm" fo:padding-left="0.25cm" fo:padding-right="0.25cm" fo:wrap-option="no-wrap" draw:shadow-color="#808080"/>
    </style:style>
    <style:style style:name="gr3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5.274cm" fo:padding-top="0.125cm" fo:padding-bottom="0.125cm" fo:padding-left="0.25cm" fo:padding-right="0.25cm" fo:wrap-option="no-wrap" draw:shadow-color="#808080"/>
    </style:style>
    <style:style style:name="gr32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0.848cm" fo:min-width="11.406cm" fo:padding-top="0.125cm" fo:padding-bottom="0.125cm" fo:padding-left="0.25cm" fo:padding-right="0.25cm" fo:wrap-option="wrap" draw:shadow-color="#808080"/>
    </style:style>
    <style:style style:name="gr322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cfe7f5" draw:textarea-horizontal-align="justify" draw:textarea-vertical-align="middle" draw:auto-grow-height="false" fo:min-height="3.75cm" fo:min-width="5.101cm" fo:padding-top="0.125cm" fo:padding-bottom="0.125cm" fo:padding-left="0.25cm" fo:padding-right="0.25cm" fo:wrap-option="no-wrap" draw:shadow-color="#808080"/>
    </style:style>
    <style:style style:name="gr323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24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7cm" fo:padding-top="0.125cm" fo:padding-bottom="0.125cm" fo:padding-left="0.25cm" fo:padding-right="0.25cm" fo:wrap-option="no-wrap" draw:shadow-color="#808080"/>
    </style:style>
    <style:style style:name="gr325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26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27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28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29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949cm" fo:min-width="1.502cm" fo:padding-top="0.125cm" fo:padding-bottom="0.125cm" fo:padding-left="0.25cm" fo:padding-right="0.25cm" fo:wrap-option="no-wrap" draw:shadow-color="#808080"/>
    </style:style>
    <style:style style:name="gr330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7cm" fo:padding-top="0.125cm" fo:padding-bottom="0.125cm" fo:padding-left="0.25cm" fo:padding-right="0.25cm" fo:wrap-option="no-wrap" draw:shadow-color="#808080"/>
    </style:style>
    <style:style style:name="gr331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32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33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34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751cm" fo:min-width="0.898cm" fo:padding-top="0.125cm" fo:padding-bottom="0.125cm" fo:padding-left="0.25cm" fo:padding-right="0.25cm" fo:wrap-option="no-wrap" draw:shadow-color="#808080"/>
    </style:style>
    <style:style style:name="gr3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0.532cm" fo:padding-top="0.125cm" fo:padding-bottom="0.125cm" fo:padding-left="0.25cm" fo:padding-right="0.25cm" fo:wrap-option="no-wrap" draw:shadow-color="#808080"/>
    </style:style>
    <style:style style:name="gr3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676cm" fo:min-width="1.85cm" fo:padding-top="0.125cm" fo:padding-bottom="0.125cm" fo:padding-left="0.25cm" fo:padding-right="0.25cm" fo:wrap-option="no-wrap" draw:shadow-color="#808080"/>
    </style:style>
    <style:style style:name="gr3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676cm" fo:min-width="1.851cm" fo:padding-top="0.125cm" fo:padding-bottom="0.125cm" fo:padding-left="0.25cm" fo:padding-right="0.25cm" fo:wrap-option="no-wrap" draw:shadow-color="#808080"/>
    </style:style>
    <style:style style:name="gr3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107cm" fo:padding-top="0.125cm" fo:padding-bottom="0.125cm" fo:padding-left="0.25cm" fo:padding-right="0.25cm" fo:wrap-option="no-wrap" draw:shadow-color="#808080"/>
    </style:style>
    <style:style style:name="gr339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949cm" fo:min-width="0.501cm" fo:padding-top="0.125cm" fo:padding-bottom="0.125cm" fo:padding-left="0.25cm" fo:padding-right="0.25cm" fo:wrap-option="no-wrap" draw:shadow-color="#808080"/>
    </style:style>
    <style:style style:name="gr340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949cm" fo:min-width="0.501cm" fo:padding-top="0.125cm" fo:padding-bottom="0.125cm" fo:padding-left="0.25cm" fo:padding-right="0.25cm" fo:wrap-option="no-wrap" draw:shadow-color="#808080"/>
    </style:style>
    <style:style style:name="gr341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949cm" fo:min-width="0.501cm" fo:padding-top="0.125cm" fo:padding-bottom="0.125cm" fo:padding-left="0.25cm" fo:padding-right="0.25cm" fo:wrap-option="no-wrap" draw:shadow-color="#808080"/>
    </style:style>
    <style:style style:name="gr342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949cm" fo:min-width="0.501cm" fo:padding-top="0.125cm" fo:padding-bottom="0.125cm" fo:padding-left="0.25cm" fo:padding-right="0.25cm" fo:wrap-option="no-wrap" draw:shadow-color="#808080"/>
    </style:style>
    <style:style style:name="gr343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949cm" fo:min-width="0.501cm" fo:padding-top="0.125cm" fo:padding-bottom="0.125cm" fo:padding-left="0.25cm" fo:padding-right="0.25cm" fo:wrap-option="no-wrap" draw:shadow-color="#808080"/>
    </style:style>
    <style:style style:name="gr344" style:family="graphic" style:parent-style-name="standard" style:list-style-name="L4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949cm" fo:min-width="0.501cm" fo:padding-top="0.125cm" fo:padding-bottom="0.125cm" fo:padding-left="0.25cm" fo:padding-right="0.25cm" fo:wrap-option="no-wrap" draw:shadow-color="#808080"/>
    </style:style>
    <style:style style:name="gr3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4.13cm" fo:padding-top="0.125cm" fo:padding-bottom="0.125cm" fo:padding-left="0.25cm" fo:padding-right="0.25cm" fo:wrap-option="no-wrap" draw:shadow-color="#808080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55cm" fo:min-width="1.264cm" fo:padding-top="0.125cm" fo:padding-bottom="0.125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solid" draw:fill-color="#ffffff" draw:textarea-horizontal-align="justify" draw:textarea-vertical-align="middle" draw:auto-grow-height="false" draw:auto-grow-width="false" fo:min-height="4.482cm" fo:min-width="0cm" fo:padding-top="0.092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solid" draw:fill-color="#ffffff" draw:textarea-horizontal-align="justify" draw:textarea-vertical-align="top" draw:auto-grow-height="false" draw:auto-grow-width="false" draw:fit-to-size="shrink-to-fit" style:shrink-to-fit="true" fo:min-height="16.377cm" fo:min-width="0cm" fo:padding-top="0.05cm" fo:padding-bottom="0cm" fo:padding-left="0cm" fo:padding-right="0cm" fo:wrap-option="wrap" draw:shadow-color="#808080"/>
    </style:style>
    <style:style style:name="pr3" style:family="presentation" style:parent-style-name="Default-title">
      <style:graphic-properties draw:stroke="none" draw:fill="solid" draw:fill-color="#ffffff" draw:textarea-horizontal-align="justify" draw:textarea-vertical-align="middle" draw:auto-grow-height="false" draw:auto-grow-width="false" fo:min-height="3.212cm" fo:min-width="0cm" fo:padding-top="0.092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solid" draw:fill-color="#ffffff" draw:textarea-horizontal-align="justify" draw:textarea-vertical-align="top" draw:auto-grow-height="false" draw:auto-grow-width="false" draw:fit-to-size="shrink-to-fit" style:shrink-to-fit="true" fo:min-height="16.889cm" fo:min-width="0cm" fo:padding-top="0.05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solid" draw:fill-color="#ffffff" draw:textarea-horizontal-align="justify" draw:textarea-vertical-align="middle" draw:auto-grow-height="false" draw:auto-grow-width="false" fo:min-height="4.226cm" fo:min-width="0cm" fo:padding-top="0.092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solid" draw:fill-color="#ffffff" draw:textarea-horizontal-align="justify" draw:textarea-vertical-align="top" draw:auto-grow-height="false" draw:auto-grow-width="false" draw:fit-to-size="shrink-to-fit" style:shrink-to-fit="true" fo:min-height="16.633cm" fo:min-width="0cm" fo:padding-top="0.05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solid" draw:fill-color="#ffffff" draw:textarea-horizontal-align="justify" draw:textarea-vertical-align="middle" draw:auto-grow-height="false" draw:auto-grow-width="false" fo:min-height="4.733cm" fo:min-width="0cm" fo:padding-top="0.092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solid" draw:fill-color="#ffffff" draw:textarea-horizontal-align="justify" draw:textarea-vertical-align="top" draw:auto-grow-height="false" draw:auto-grow-width="false" draw:fit-to-size="shrink-to-fit" style:shrink-to-fit="true" fo:min-height="16.126cm" fo:min-width="0cm" fo:padding-top="0.05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solid" draw:fill-color="#ffffff" draw:textarea-horizontal-align="justify" draw:textarea-vertical-align="middle" draw:auto-grow-height="false" draw:auto-grow-width="false" fo:min-height="3.308cm" fo:min-width="0cm" fo:padding-top="0.092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solid" draw:fill-color="#ffffff" draw:textarea-horizontal-align="justify" draw:textarea-vertical-align="top" draw:auto-grow-height="false" draw:auto-grow-width="false" draw:fit-to-size="shrink-to-fit" style:shrink-to-fit="true" fo:min-height="16.038cm" fo:min-width="0cm" fo:padding-top="0.05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solid" draw:fill-color="#ffffff" draw:textarea-horizontal-align="justify" draw:textarea-vertical-align="middle" draw:auto-grow-height="false" draw:auto-grow-width="false" fo:min-height="2.511cm" fo:min-width="0cm" fo:padding-top="0.092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solid" draw:fill-color="#ffffff" draw:textarea-horizontal-align="justify" draw:textarea-vertical-align="top" draw:auto-grow-height="false" draw:auto-grow-width="false" draw:fit-to-size="shrink-to-fit" style:shrink-to-fit="true" fo:min-height="16.381cm" fo:min-width="0cm" fo:padding-top="0.046cm" fo:padding-bottom="0cm" fo:padding-left="0cm" fo:padding-right="0cm" fo:wrap-option="wrap" draw:shadow-color="#808080"/>
    </style:style>
    <style:style style:name="pr13" style:family="presentation" style:parent-style-name="Default-title">
      <style:graphic-properties draw:stroke="none" draw:fill="solid" draw:fill-color="#ffffff" draw:textarea-horizontal-align="justify" draw:textarea-vertical-align="middle" draw:auto-grow-height="false" draw:auto-grow-width="false" fo:min-height="4.821cm" fo:min-width="0cm" fo:padding-top="0.092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4%" fo:text-indent="0cm" style:line-break="strict"/>
    </style:style>
    <style:style style:name="P2" style:family="paragraph">
      <loext:graphic-properties draw:fill="solid" draw:fill-color="#ffffff"/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.502cm" fo:line-height="94%" fo:text-indent="-0.833cm" style:line-break="strict"/>
    </style:style>
    <style:style style:name="P4" style:family="paragraph">
      <style:paragraph-properties fo:margin-left="0.952cm" fo:margin-right="0cm" fo:margin-top="0cm" fo:margin-bottom="0.502cm" fo:line-height="94%" fo:text-indent="-0.913cm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8" style:family="paragraph">
      <style:paragraph-properties fo:margin-left="2.398cm" fo:margin-right="0cm" fo:margin-top="0cm" fo:margin-bottom="0.401cm" fo:line-height="94%" fo:text-indent="-0.833cm" style:line-break="strict"/>
    </style:style>
    <style:style style:name="P9" style:family="paragraph">
      <style:paragraph-properties fo:margin-left="0cm" fo:margin-right="0cm" fo:text-indent="0cm" style:line-break="strict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line-break="strict" style:writing-mode="lr-tb"/>
    </style:style>
    <style:style style:name="P12" style:family="paragraph">
      <style:paragraph-properties fo:margin-left="0cm" fo:margin-right="0cm" fo:margin-top="0.423cm" fo:margin-bottom="0.352cm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margin-top="0.423cm" fo:margin-bottom="0.352cm" fo:text-indent="0cm" style:line-break="strict" style:writing-mode="lr-tb" style:font-independent-line-spacing="true"/>
    </style:style>
    <style:style style:name="P14" style:family="paragraph">
      <style:paragraph-properties fo:margin-left="4.44cm" fo:margin-right="0cm" fo:margin-top="0cm" fo:margin-bottom="0cm" fo:line-height="94%" fo:text-align="start" fo:text-indent="-0.6cm" style:punctuation-wrap="simple" style:line-break="strict" style:writing-mode="lr-tb"/>
    </style:style>
    <style:style style:name="P15" style:family="paragraph">
      <style:paragraph-properties fo:margin-left="0cm" fo:margin-right="0cm" fo:margin-top="0cm" fo:margin-bottom="0cm" fo:line-height="94%" fo:text-indent="0cm" style:punctuation-wrap="simple" style:line-break="strict" style:writing-mode="lr-tb"/>
    </style:style>
    <style:style style:name="P16" style:family="paragraph">
      <style:paragraph-properties fo:margin-left="1.199cm" fo:margin-right="0cm" fo:margin-top="0cm" fo:margin-bottom="0.502cm" fo:line-height="94%" fo:text-indent="-0.856cm" style:line-break="strict"/>
    </style:style>
    <style:style style:name="P17" style:family="paragraph">
      <style:paragraph-properties fo:margin-left="1.199cm" fo:margin-right="0cm" fo:margin-top="0cm" fo:margin-bottom="0.502cm" fo:line-height="94%" fo:text-align="start" fo:text-indent="-0.856cm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5.007cm"/>
          <style:tab-stop style:position="26.255cm"/>
          <style:tab-stop style:position="27.503cm"/>
          <style:tab-stop style:position="28.751cm"/>
        </style:tab-stops>
      </style:paragraph-properties>
    </style:style>
    <style:style style:name="P18" style:family="paragraph">
      <style:paragraph-properties fo:margin-left="0cm" fo:margin-right="0cm" fo:margin-top="0cm" fo:margin-bottom="0.502cm" fo:line-height="94%" fo:text-align="start" fo:text-indent="0cm" style:line-break="strict">
        <style:tab-stops>
          <style:tab-stop style:position="0cm"/>
          <style:tab-stop style:position="1.199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  <style:tab-stop style:position="25.201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text-align="center" fo:text-indent="0cm" style:line-break="strict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21" style:family="paragraph">
      <loext:graphic-properties draw:fill="solid" draw:fill-color="#cfe7f5"/>
      <style:paragraph-properties fo:margin-left="0cm" fo:margin-right="0cm" fo:text-align="center" fo:text-indent="0cm" style:line-break="strict" style:writing-mode="lr-tb" style:font-independent-line-spacing="true"/>
    </style:style>
    <style:style style:name="P22" style:family="paragraph">
      <loext:graphic-properties draw:fill="solid" draw:fill-color="#eeeeee"/>
      <style:paragraph-properties fo:margin-left="0cm" fo:margin-right="0cm" fo:text-align="center" fo:text-indent="0cm" style:line-break="strict" style:writing-mode="lr-tb" style:font-independent-line-spacing="true"/>
    </style:style>
    <style:style style:name="P23" style:family="paragraph">
      <loext:graphic-properties draw:fill="solid" draw:fill-color="#ffffcc"/>
      <style:paragraph-properties fo:margin-left="0cm" fo:margin-right="0cm" fo:text-align="center" fo:text-indent="0cm" style:line-break="strict" style:writing-mode="lr-tb" style:font-independent-line-spacing="true"/>
    </style:style>
    <style:style style:name="P24" style:family="paragraph">
      <loext:graphic-properties draw:fill="solid" draw:fill-color="#729fcf"/>
      <style:paragraph-properties style:writing-mode="lr-tb" style:font-independent-line-spacing="true"/>
    </style:style>
    <style:style style:name="P25" style:family="paragraph">
      <loext:graphic-properties draw:fill="solid" draw:fill-color="#cfe7f5"/>
      <style:paragraph-properties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margin-left="1.199cm" fo:margin-right="0cm" fo:margin-top="0cm" fo:margin-bottom="0.502cm" fo:line-height="94%" fo:text-indent="-0.869cm" style:line-break="strict"/>
    </style:style>
    <style:style style:name="P28" style:family="paragraph">
      <style:paragraph-properties fo:margin-left="1.199cm" fo:margin-right="0cm" fo:margin-top="0cm" fo:margin-bottom="0.502cm" fo:line-height="94%" fo:text-align="start" fo:text-indent="-0.869cm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5.007cm"/>
          <style:tab-stop style:position="26.255cm"/>
          <style:tab-stop style:position="27.503cm"/>
          <style:tab-stop style:position="28.751cm"/>
        </style:tab-stops>
      </style:paragraph-properties>
    </style:style>
    <style:style style:name="P29" style:family="paragraph">
      <style:paragraph-properties fo:margin-left="1.199cm" fo:margin-right="0cm" fo:margin-top="0cm" fo:margin-bottom="0.502cm" fo:line-height="94%" fo:text-align="start" fo:text-indent="-0.869cm" style:line-break="strict"/>
    </style:style>
    <style:style style:name="P30" style:family="paragraph">
      <style:paragraph-properties fo:margin-left="0cm" fo:margin-right="0cm" fo:text-align="start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1" style:family="paragraph">
      <style:paragraph-properties fo:margin-left="0cm" fo:margin-right="0cm" fo:text-align="start" fo:text-indent="0cm" style:line-break="strict"/>
    </style:style>
    <style:style style:name="T1" style:family="text">
      <style:text-properties fo:color="#ff3333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" style:family="text">
      <style:text-properties fo:color="#ff3333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color="#ff3333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fo:language="en" fo:country="US" style:language-asian="en" style:country-asian="US" style:language-complex="en" style:country-complex="US"/>
    </style:style>
    <style:style style:name="T5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000000" fo:font-size="22pt" fo:language="en" fo:country="US" style:text-underline-style="solid" style:text-underline-width="auto" style:text-underline-color="font-color" style:font-size-asian="22pt" style:language-asian="en" style:country-asian="US" style:font-size-complex="22pt" style:language-complex="en" style:country-complex="US"/>
    </style:style>
    <style:style style:name="T7" style:family="text">
      <style:text-properties fo:color="#0000ff" fo:font-size="22pt" fo:language="en" fo:country="US" style:font-size-asian="22pt" style:language-asian="en" style:country-asian="US" style:font-size-complex="22pt" style:language-complex="en" style:country-complex="US"/>
    </style:style>
    <style:style style:name="T8" style:family="text">
      <style:text-properties fo:color="#ff3333" fo:font-size="32pt" fo:language="en" fo:country="IN" fo:font-weight="bold" style:font-size-asian="32pt" style:language-asian="en" style:country-asian="IN" style:font-weight-asian="bold" style:font-size-complex="32pt" style:language-complex="en" style:country-complex="IN" style:font-weight-complex="bold"/>
    </style:style>
    <style:style style:name="T9" style:family="text">
      <style:text-properties fo:color="#ff3333" fo:font-size="22pt" fo:language="en" fo:country="US" style:text-underline-style="solid" style:text-underline-width="auto" style:text-underline-color="font-color" style:font-size-asian="22pt" style:language-asian="en" style:country-asian="US" style:font-size-complex="22pt" style:language-complex="en" style:country-complex="US"/>
    </style:style>
    <style:style style:name="T10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color="#0000ff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language="en" fo:country="IN" style:language-asian="en" style:country-asian="IN" style:language-complex="en" style:country-complex="IN"/>
    </style:style>
    <style:style style:name="T14" style:family="text">
      <style:text-properties fo:color="#ff3333" fo:language="en" fo:country="IN" fo:font-weight="bold" style:language-asian="en" style:country-asian="IN" style:font-weight-asian="bold" style:language-complex="en" style:country-complex="IN" style:font-weight-complex="bold"/>
    </style:style>
    <style:style style:name="T15" style:family="text">
      <style:text-properties fo:color="#ff3333" fo:language="en" fo:country="IN" style:language-asian="en" style:country-asian="IN" style:language-complex="en" style:country-complex="IN"/>
    </style:style>
    <style:style style:name="T16" style:family="text">
      <style:text-properties fo:color="#6666ff" fo:language="en" fo:country="IN" style:language-asian="en" style:country-asian="IN" style:language-complex="en" style:country-complex="IN"/>
    </style:style>
    <style:style style:name="T17" style:family="text">
      <style:text-properties fo:language="en" fo:country="IN" fo:font-weight="bold" style:language-asian="en" style:country-asian="IN" style:font-weight-asian="bold" style:language-complex="en" style:country-complex="IN" style:font-weight-complex="bold"/>
    </style:style>
    <style:style style:name="T18" style:family="text">
      <style:text-properties fo:font-size="18pt" fo:language="en" fo:country="IN" style:font-size-asian="18pt" style:language-asian="en" style:country-asian="IN" style:font-size-complex="18pt" style:language-complex="en" style:country-complex="IN"/>
    </style:style>
    <style:style style:name="T19" style:family="text">
      <style:text-properties fo:color="#000000" style:text-line-through-style="none" style:text-line-through-type="none" style:text-position="0% 100%" style:font-name="Arial" fo:font-size="18pt" fo:language="en" fo:country="IN" fo:font-style="normal" fo:text-shadow="none" style:text-underline-style="none" fo:font-weight="normal" style:font-name-asian="Droid Sans Fallback" style:font-size-asian="18pt" style:language-asian="en" style:country-asian="IN" style:font-style-asian="normal" style:font-weight-asian="normal" style:font-name-complex="Droid Sans Fallback" style:font-size-complex="18pt" style:language-complex="en" style:country-complex="IN" style:font-style-complex="normal" style:font-weight-complex="normal" style:font-relief="none"/>
    </style:style>
    <style:style style:name="T20" style:family="text">
      <style:text-properties fo:color="#000000" fo:language="en" fo:country="IN" style:language-asian="en" style:country-asian="IN" style:language-complex="en" style:country-complex="IN"/>
    </style:style>
    <style:style style:name="T21" style:family="text">
      <style:text-properties fo:color="#9900ff" fo:language="en" fo:country="IN" style:language-asian="en" style:country-asian="IN" style:language-complex="en" style:country-complex="IN"/>
    </style:style>
    <style:style style:name="T22" style:family="text">
      <style:text-properties fo:color="#9900ff" fo:language="en" fo:country="IN" fo:font-weight="bold" style:language-asian="en" style:country-asian="IN" style:font-weight-asian="bold" style:language-complex="en" style:country-complex="IN" style:font-weight-complex="bold"/>
    </style:style>
    <style:style style:name="T23" style:family="text">
      <style:text-properties fo:font-size="15pt" fo:language="en" fo:country="IN" style:font-size-asian="15pt" style:language-asian="en" style:country-asian="IN" style:font-size-complex="15pt" style:language-complex="en" style:country-complex="IN"/>
    </style:style>
    <style:style style:name="T24" style:family="text">
      <style:text-properties fo:font-size="24pt" fo:language="en" fo:country="IN" fo:text-shadow="1pt 1pt" fo:font-weight="bold" style:font-size-asian="24pt" style:language-asian="en" style:country-asian="IN" style:font-weight-asian="bold" style:font-size-complex="24pt" style:language-complex="en" style:country-complex="IN" style:font-weight-complex="bold"/>
    </style:style>
    <style:style style:name="T25" style:family="text">
      <style:text-properties fo:font-size="24pt" fo:language="en" fo:country="IN" fo:font-weight="bold" style:font-size-asian="24pt" style:language-asian="en" style:country-asian="IN" style:font-weight-asian="bold" style:font-size-complex="24pt" style:language-complex="en" style:country-complex="IN" style:font-weight-complex="bold"/>
    </style:style>
    <style:style style:name="T26" style:family="text">
      <style:text-properties fo:color="#9900ff" fo:font-size="22pt" fo:language="en" fo:country="US" style:font-size-asian="22pt" style:language-asian="en" style:country-asian="US" style:font-size-complex="22pt" style:language-complex="en" style:country-complex="US"/>
    </style:style>
    <style:style style:name="T27" style:family="text">
      <style:text-properties fo:color="#ff3333" style:text-position="33% 58%" fo:language="en" fo:country="IN" fo:font-weight="bold" style:language-asian="en" style:country-asian="IN" style:font-weight-asian="bold" style:language-complex="en" style:country-complex="IN" style:font-weight-complex="bold"/>
    </style:style>
    <style:style style:name="T28" style:family="text">
      <style:text-properties fo:color="#ff3333" fo:font-size="24pt" fo:language="en" fo:country="IN" fo:font-weight="bold" style:font-size-asian="24pt" style:language-asian="en" style:country-asian="IN" style:font-weight-asian="bold" style:font-size-complex="24pt" style:language-complex="en" style:country-complex="IN" style:font-weight-complex="bold"/>
    </style:style>
    <style:style style:name="T29" style:family="text">
      <style:text-properties fo:color="#ff3333" fo:font-size="22pt" fo:language="en" fo:country="US" style:text-underline-style="solid" style:text-underline-width="auto" style:text-underline-color="font-color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0" style:family="text">
      <style:text-properties fo:color="#ff3333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font-size="20pt" fo:language="en" fo:country="IN" style:font-size-asian="20pt" style:language-asian="en" style:country-asian="IN" style:font-size-complex="20pt" style:language-complex="en" style:country-complex="IN"/>
    </style:style>
    <style:style style:name="T33" style:family="text">
      <style:text-properties fo:color="#ff3333" fo:font-size="20pt" fo:language="en" fo:country="IN" fo:font-weight="bold" style:font-size-asian="20pt" style:language-asian="en" style:country-asian="IN" style:font-weight-asian="bold" style:font-size-complex="20pt" style:language-complex="en" style:country-complex="IN" style:font-weight-complex="bold"/>
    </style:style>
    <style:style style:name="T34" style:family="text">
      <style:text-properties fo:color="#ff3333" fo:font-size="20pt" fo:language="en" fo:country="IN" style:font-size-asian="20pt" style:language-asian="en" style:country-asian="IN" style:font-size-complex="20pt" style:language-complex="en" style:country-complex="IN"/>
    </style:style>
    <style:style style:name="T35" style:family="text">
      <style:text-properties fo:color="#6666ff" fo:font-size="20pt" fo:language="en" fo:country="IN" style:font-size-asian="20pt" style:language-asian="en" style:country-asian="IN" style:font-size-complex="20pt" style:language-complex="en" style:country-complex="IN"/>
    </style:style>
    <style:style style:name="T36" style:family="text">
      <style:text-properties fo:color="#579d1c" fo:font-size="20pt" fo:language="en" fo:country="IN" fo:font-weight="bold" style:font-size-asian="20pt" style:language-asian="en" style:country-asian="IN" style:font-weight-asian="bold" style:font-size-complex="20pt" style:language-complex="en" style:country-complex="IN" style:font-weight-complex="bold"/>
    </style:style>
    <style:style style:name="T37" style:family="text">
      <style:text-properties fo:font-size="20pt" fo:language="en" fo:country="IN" fo:font-weight="bold" style:font-size-asian="20pt" style:language-asian="en" style:country-asian="IN" style:font-weight-asian="bold" style:font-size-complex="20pt" style:language-complex="en" style:country-complex="IN" style:font-weight-complex="bold"/>
    </style:style>
    <style:style style:name="T38" style:family="text">
      <style:text-properties style:text-position="33% 58%" fo:language="en" fo:country="IN" style:language-asian="en" style:country-asian="IN" style:language-complex="en" style:country-complex="IN"/>
    </style:style>
    <style:style style:name="T39" style:family="text">
      <style:text-properties fo:font-size="16pt" fo:language="en" fo:country="IN" style:font-size-asian="16pt" style:language-asian="en" style:country-asian="IN" style:font-size-complex="16pt" style:language-complex="en" style:country-complex="IN"/>
    </style:style>
    <text:list-style style:name="L1">
      <text:list-level-style-number text:level="1" style:num-format="">
        <style:list-level-properties/>
        <style:text-properties fo:color="#ff3333" fo:font-size="100%"/>
      </text:list-level-style-number>
    </text:list-style>
    <text:list-style style:name="L2">
      <text:list-level-style-number text:level="1" style:num-format="">
        <style:list-level-properties/>
        <style:text-properties fo:color="#ff33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9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6666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579d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8.002cm" svg:height="4.573cm" svg:x="0cm" svg:y="-0.001cm" presentation:class="title" presentation:user-transformed="true">
          <draw:text-box>
            <text:list text:style-name="L1">
              <text:list-header>
                <text:p text:style-name="P1"><text:span text:style-name="T1">f</text:span><text:span text:style-name="T1">g</text:span><text:span text:style-name="T1">e</text:span><text:span text:style-name="T1">t</text:span><text:span text:style-name="T1">s</text:span><text:span text:style-name="T1">()</text:span></text:p>
              </text:list-header>
            </text:list>
          </draw:text-box>
        </draw:frame>
        <draw:frame presentation:style-name="pr2" draw:text-style-name="P2" draw:layer="layout" svg:width="28.002cm" svg:height="16.426cm" svg:x="0cm" svg:y="4.573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Prototype:</text:span></text:p>
              </text:list-header>
            </text:list>
            <text:list text:style-name="L3">
              <text:list-header>
                <text:p text:style-name="P3"><text:span text:style-name="T4"><text:s text:c="2"/></text:span><text:span text:style-name="T5">char *fgets(char *</text:span><text:span text:style-name="T6">s</text:span><text:span text:style-name="T5">, int </text:span><text:span text:style-name="T6">size</text:span><text:span text:style-name="T5">, FILE *</text:span><text:span text:style-name="T6">stream</text:span><text:span text:style-name="T5">);</text:span></text:p>
              </text:list-header>
            </text:list>
            <text:list text:style-name="L2">
              <text:list-header>
                <text:p text:style-name="P3"><text:span text:style-name="T3">Description:</text:span></text:p>
              </text:list-header>
            </text:list>
            <text:list text:style-name="L4">
              <text:list-header>
                <text:p text:style-name="P4"><text:span text:style-name="T5"><text:s text:c="6"/></text:span><text:span text:style-name="T5">fgets() reads in at most one less than size characters from </text:span><text:span text:style-name="T6">stream</text:span><text:span text:style-name="T5"> and stores </text:span><text:span text:style-name="T5">them into the buffer pointed to by</text:span><text:span text:style-name="T6"> s.</text:span><text:span text:style-name="T5"> <text:s/>Reading stops after an EOF or a newline. <text:s/></text:span><text:span text:style-name="T5">If a newline is read, it is stored into the buffer. <text:s/>A terminating null byte ('\0') is </text:span><text:span text:style-name="T5">stored after the last character in the buffer.</text:span></text:p>
              </text:list-header>
            </text:list>
            <text:list text:style-name="L2">
              <text:list-header>
                <text:p text:style-name="P3"><text:span text:style-name="T3">Return value:</text:span></text:p>
              </text:list-header>
            </text:list>
            <text:list text:style-name="L5">
              <text:list-header>
                <text:p text:style-name="P3"><text:span text:style-name="T7">Success : </text:span><text:span text:style-name="T5"><text:s/>fgets() return string on success.</text:span></text:p>
                <text:p text:style-name="P3"><text:span text:style-name="T7">Failure <text:s text:c="3"/>:</text:span><text:span text:style-name="T5"> <text:s/>NULL</text:span></text:p>
              </text:list-header>
            </text:list>
          </draw:text-box>
        </draw:frame>
        <draw:custom-shape draw:style-name="gr1" draw:text-style-name="P5" draw:layer="layout" svg:width="1.764cm" svg:height="1.605cm" svg:x="24.963cm" svg:y="1.18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1.764cm" svg:height="1.605cm" svg:x="24.602cm" svg:y="0.992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.763cm" svg:height="1.605cm" svg:x="24.836cm" svg:y="1.001cm">
          <text:list text:style-name="L1">
            <text:list-header>
              <text:p text:style-name="P6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8.002cm" svg:height="3.303cm" svg:x="0cm" svg:y="0.096cm" presentation:class="title" presentation:user-transformed="true">
          <draw:text-box>
            <text:list text:style-name="L1">
              <text:list-header>
                <text:p text:style-name="P1"><text:span text:style-name="T1">f</text:span><text:span text:style-name="T1">p</text:span><text:span text:style-name="T1">u</text:span><text:span text:style-name="T1">t</text:span><text:span text:style-name="T1">s</text:span><text:span text:style-name="T1">()</text:span></text:p>
              </text:list-header>
            </text:list>
          </draw:text-box>
        </draw:frame>
        <draw:frame presentation:style-name="pr4" draw:text-style-name="P2" draw:layer="layout" svg:width="28.002cm" svg:height="16.938cm" svg:x="0cm" svg:y="4.066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Prototype:</text:span></text:p>
              </text:list-header>
            </text:list>
            <text:list text:style-name="L3">
              <text:list-header>
                <text:p text:style-name="P3"><text:span text:style-name="T4"><text:s text:c="2"/></text:span><text:span text:style-name="T5">int fputs(const char *</text:span><text:span text:style-name="T6">s</text:span><text:span text:style-name="T5">, FILE *</text:span><text:span text:style-name="T6">stream</text:span><text:span text:style-name="T5">);</text:span></text:p>
              </text:list-header>
            </text:list>
            <text:list text:style-name="L2">
              <text:list-header>
                <text:p text:style-name="P3"><text:span text:style-name="T3">Description:</text:span></text:p>
              </text:list-header>
            </text:list>
            <text:list text:style-name="L6">
              <text:list-item>
                <text:list>
                  <text:list-header>
                    <text:p text:style-name="P8"><text:span text:style-name="T5"><text:s/></text:span><text:span text:style-name="T5">fputs() writes the string </text:span><text:span text:style-name="T6">s</text:span><text:span text:style-name="T5"> to </text:span><text:span text:style-name="T6">stream</text:span><text:span text:style-name="T5">, without its terminating </text:span></text:p>
                    <text:p text:style-name="P8"><text:span text:style-name="T5"><text:s/></text:span><text:span text:style-name="T5">null byte('\0').</text:span></text:p>
                  </text:list-header>
                </text:list>
              </text:list-item>
            </text:list>
            <text:list text:style-name="L2">
              <text:list-header>
                <text:p text:style-name="P3"><text:span text:style-name="T9">Return value:</text:span></text:p>
              </text:list-header>
            </text:list>
            <text:list text:style-name="L5">
              <text:list-header>
                <text:p text:style-name="P3"><text:span text:style-name="T10">Success </text:span><text:span text:style-name="T11"><text:s/>: </text:span><text:span text:style-name="T12"><text:s/></text:span><text:span text:style-name="T5">Return a nonnegative number</text:span><text:span text:style-name="T12"> </text:span></text:p>
                <text:p text:style-name="P3"><text:span text:style-name="T10">Failure</text:span><text:span text:style-name="T11"> <text:s text:c="3"/>:</text:span><text:span text:style-name="T12"> <text:s/></text:span><text:span text:style-name="T5">EOF</text:span></text:p>
              </text:list-header>
            </text:list>
          </draw:text-box>
        </draw:frame>
        <draw:custom-shape draw:style-name="gr1" draw:text-style-name="P5" draw:layer="layout" svg:width="1.764cm" svg:height="1.605cm" svg:x="24.95cm" svg:y="1.248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1.764cm" svg:height="1.605cm" svg:x="24.999cm" svg:y="0.992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1.763cm" svg:height="1.605cm" svg:x="24.836cm" svg:y="1.001cm">
          <text:list text:style-name="L1">
            <text:list-header>
              <text:p text:style-name="P9"><text:span text:style-name="T8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>
        <draw:custom-shape draw:style-name="gr5" draw:text-style-name="P10" draw:layer="layout" svg:width="26.701cm" svg:height="18.914cm" svg:x="0.498cm" svg:y="1.199cm">
          <text:list text:style-name="L4">
            <text:list-header>
              <text:p text:style-name="P9"><text:span text:style-name="T13"><text:s text:c="2"/></text:span><text:span text:style-name="T13">1 </text:span><text:span text:style-name="T14">//write a program to understand the functions of fgets() and fputs().</text:span></text:p>
              <text:p text:style-name="P9"><text:span text:style-name="T13"><text:s text:c="2"/></text:span><text:span text:style-name="T13">2 #include&lt;stdio.h&gt;</text:span></text:p>
              <text:p text:style-name="P9"><text:span text:style-name="T13"><text:s text:c="2"/></text:span><text:span text:style-name="T13">3 int main()</text:span></text:p>
              <text:p text:style-name="P9"><text:span text:style-name="T13"><text:s text:c="2"/></text:span><text:span text:style-name="T13">4 { <text:s text:c="6"/></text:span></text:p>
              <text:p text:style-name="P9"><text:span text:style-name="T13"><text:s text:c="2"/></text:span><text:span text:style-name="T13">5 <text:s text:c="8"/>char str[50];</text:span></text:p>
              <text:p text:style-name="P9"><text:span text:style-name="T13"><text:s text:c="2"/></text:span><text:span text:style-name="T13">6 <text:s text:c="8"/>int n;</text:span></text:p>
              <text:p text:style-name="P9"><text:span text:style-name="T13"><text:s text:c="2"/></text:span><text:span text:style-name="T13">7 <text:s text:c="8"/>FILE *fp = fopen("data.txt","r");</text:span></text:p>
              <text:p text:style-name="P9"><text:span text:style-name="T13"><text:s text:c="2"/></text:span><text:span text:style-name="T13">8 <text:s text:c="8"/></text:span></text:p>
              <text:p text:style-name="P9"><text:span text:style-name="T13"><text:s text:c="2"/></text:span><text:span text:style-name="T13">9 <text:s text:c="9"/>if(fp == NULL) { </text:span></text:p>
              <text:p text:style-name="P9"><text:span text:style-name="T13"><text:s/></text:span><text:span text:style-name="T13">10 <text:s text:c="8"/>printf("file doesn't exist\n");</text:span></text:p>
              <text:p text:style-name="P9"><text:span text:style-name="T13"><text:s/></text:span><text:span text:style-name="T13">11 <text:s text:c="8"/>return 0;</text:span></text:p>
              <text:p text:style-name="P9"><text:span text:style-name="T13"><text:s/></text:span><text:span text:style-name="T13">12 <text:s text:c="8"/>}</text:span></text:p>
              <text:p text:style-name="P9"><text:span text:style-name="T13"><text:s/></text:span><text:span text:style-name="T13">13 <text:s text:c="8"/></text:span></text:p>
              <text:p text:style-name="P9"><text:span text:style-name="T13"><text:s/></text:span><text:span text:style-name="T13">14 <text:s text:c="8"/>printf("Enter the n value to read no.of bytes of string\n");</text:span></text:p>
              <text:p text:style-name="P9"><text:span text:style-name="T13"><text:s/></text:span><text:span text:style-name="T13">15 <text:s text:c="8"/>scanf("%d",&amp;n);</text:span></text:p>
              <text:p text:style-name="P9"><text:span text:style-name="T13"><text:s/></text:span><text:span text:style-name="T13">16 <text:s text:c="8"/></text:span></text:p>
            </text:list-header>
          </text:list>
          <text:list text:style-name="L1">
            <text:list-header>
              <text:p text:style-name="P9"><text:span text:style-name="T15"><text:s/></text:span><text:span text:style-name="T15">17</text:span><text:span text:style-name="T13"> <text:s text:c="8"/>fgets(str,n,fp); </text:span><text:span text:style-name="T16"><text:s/>//reads n-1 no.of bytes from file stores into str array.</text:span></text:p>
            </text:list-header>
          </text:list>
          <text:list text:style-name="L4">
            <text:list-header>
              <text:p text:style-name="P9"><text:span text:style-name="T13"><text:s/></text:span><text:span text:style-name="T15">18</text:span><text:span text:style-name="T13"> <text:s text:c="8"/>printf("str = %s\n",str);</text:span></text:p>
              <text:p text:style-name="P9"><text:span text:style-name="T13"><text:s/></text:span><text:span text:style-name="T13">19 <text:s text:c="8"/></text:span></text:p>
            </text:list-header>
          </text:list>
          <text:list text:style-name="L1">
            <text:list-header>
              <text:p text:style-name="P9"><text:span text:style-name="T15"><text:s/></text:span><text:span text:style-name="T15">20</text:span><text:span text:style-name="T13"> <text:s text:c="8"/>fclose(fp); <text:s/></text:span><text:span text:style-name="T16">//closes the file from read mode.</text:span></text:p>
            </text:list-header>
          </text:list>
          <text:list text:style-name="L4">
            <text:list-header>
              <text:p text:style-name="P9"><text:span text:style-name="T13"><text:s/></text:span><text:span text:style-name="T13">21 <text:s text:c="8"/></text:span></text:p>
            </text:list-header>
          </text:list>
          <text:list text:style-name="L1">
            <text:list-header>
              <text:p text:style-name="P9"><text:span text:style-name="T15"><text:s/></text:span><text:span text:style-name="T15">22</text:span><text:span text:style-name="T13"> <text:s text:c="8"/>fp = fopen("temp","w"); <text:s/></text:span><text:span text:style-name="T16">//opens the file in write mode.</text:span></text:p>
              <text:p text:style-name="P9"><text:span text:style-name="T15"><text:s/></text:span><text:span text:style-name="T15">23 </text:span><text:span text:style-name="T13"><text:s text:c="8"/>fputs(str,fp); </text:span><text:span text:style-name="T16">//writes the string data into a file</text:span><text:span text:style-name="T13">.</text:span></text:p>
            </text:list-header>
          </text:list>
          <text:list text:style-name="L4">
            <text:list-header>
              <text:p text:style-name="P9"><text:span text:style-name="T13"><text:s/></text:span><text:span text:style-name="T13">24 <text:s text:c="8"/></text:span></text:p>
              <text:p text:style-name="P9"><text:span text:style-name="T13"><text:s/></text:span><text:span text:style-name="T13">25 <text:s text:c="8"/>fclose(fp); <text:s/></text:span><text:span text:style-name="T16">//closes the file from write mode</text:span><text:span text:style-name="T13">.</text:span></text:p>
              <text:p text:style-name="P9"><text:span text:style-name="T13"><text:s/></text:span><text:span text:style-name="T13">26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764cm" svg:height="1.605cm" svg:x="24.999cm" svg:y="0.992cm">
          <text:list text:style-name="L1">
            <text:list-header>
              <text:p text:style-name="P9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39cm" svg:height="10.447cm" svg:x="3.81cm" svg:y="2.121cm" draw:page-number="3" presentation:class="page"/>
          <draw:custom-shape draw:style-name="gr7" draw:text-style-name="P5" draw:layer="layout" svg:width="17.242cm" svg:height="12.54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>
        <draw:custom-shape draw:style-name="gr8" draw:text-style-name="P7" draw:layer="layout" svg:width="24.161cm" svg:height="18.199cm" svg:x="0.6cm" svg:y="1.411cm">
          <text:p text:style-name="P11"><text:span text:style-name="T13"><text:s text:c="2"/></text:span><text:span text:style-name="T13">1 </text:span><text:span text:style-name="T14">//write a program to impliment “cp” command using fgets() and fputs()</text:span><text:span text:style-name="T17">.</text:span></text:p>
          <text:p text:style-name="P11"><text:span text:style-name="T13"><text:s text:c="2"/></text:span><text:span text:style-name="T13">2 #include&lt;stdio.h&gt;</text:span></text:p>
          <text:p text:style-name="P11"><text:span text:style-name="T13"><text:s text:c="2"/></text:span><text:span text:style-name="T13">3 int main(int argc,char *argv[])</text:span></text:p>
          <text:p text:style-name="P11"><text:span text:style-name="T13"><text:s text:c="2"/></text:span><text:span text:style-name="T13">4 {</text:span></text:p>
          <text:p text:style-name="P11"><text:span text:style-name="T13"><text:s text:c="2"/></text:span><text:span text:style-name="T13">5 <text:s text:c="8"/>if(argc != 3) {</text:span></text:p>
          <text:p text:style-name="P11"><text:span text:style-name="T13"><text:s text:c="2"/></text:span><text:span text:style-name="T13">6 <text:s text:c="8"/>printf("Usage : ./a.out src_file dest_file\n");</text:span></text:p>
          <text:p text:style-name="P11"><text:span text:style-name="T13"><text:s text:c="2"/></text:span><text:span text:style-name="T13">7 <text:s text:c="8"/>return 0;</text:span></text:p>
          <text:p text:style-name="P11"><text:span text:style-name="T13"><text:s text:c="2"/></text:span><text:span text:style-name="T13">8 <text:s text:c="8"/>}</text:span></text:p>
          <text:p text:style-name="P11"><text:span text:style-name="T13"><text:s text:c="2"/></text:span><text:span text:style-name="T13">9 </text:span></text:p>
          <text:p text:style-name="P11"><text:span text:style-name="T13"><text:s/></text:span><text:span text:style-name="T13">10 <text:s text:c="8"/>char str[50];</text:span></text:p>
          <text:p text:style-name="P11"><text:span text:style-name="T15"><text:s/></text:span><text:span text:style-name="T15">11</text:span><text:span text:style-name="T13"> <text:s text:c="8"/>FILE *fs = fopen(argv[1],"r");</text:span></text:p>
          <text:p text:style-name="P11"><text:span text:style-name="T13"><text:s/></text:span><text:span text:style-name="T13">12 </text:span></text:p>
          <text:p text:style-name="P11"><text:span text:style-name="T13"><text:s/></text:span><text:span text:style-name="T13">13 <text:s text:c="8"/>if(fs == NULL) {</text:span></text:p>
          <text:p text:style-name="P11"><text:span text:style-name="T13"><text:s/></text:span><text:span text:style-name="T13">14 <text:s text:c="8"/>printf("file doesn't exist\n");</text:span></text:p>
          <text:p text:style-name="P11"><text:span text:style-name="T13"><text:s/></text:span><text:span text:style-name="T13">15 <text:s text:c="8"/>return 0;</text:span></text:p>
          <text:p text:style-name="P11"><text:span text:style-name="T13"><text:s/></text:span><text:span text:style-name="T13">16 <text:s text:c="8"/>}</text:span></text:p>
          <text:p text:style-name="P11"><text:span text:style-name="T13"><text:s/></text:span><text:span text:style-name="T13">17 </text:span></text:p>
          <text:p text:style-name="P11"><text:span text:style-name="T13"><text:s/></text:span><text:span text:style-name="T15">18 </text:span><text:span text:style-name="T13"><text:s text:c="8"/>FILE *fd = fopen(argv[2],"w"); </text:span><text:span text:style-name="T16"><text:s/>//opens the file in write mode.</text:span></text:p>
          <text:p text:style-name="P11"><text:span text:style-name="T13"><text:s/></text:span><text:span text:style-name="T13">19 </text:span></text:p>
          <text:p text:style-name="P11"><text:span text:style-name="T15"><text:s/></text:span><text:span text:style-name="T15">20 </text:span><text:span text:style-name="T13"><text:s text:c="8"/>while( fgets(str,5,fs) != NULL ) </text:span><text:span text:style-name="T16">//reads string by string from src_file</text:span></text:p>
          <text:p text:style-name="P11"><text:span text:style-name="T15"><text:s/></text:span><text:span text:style-name="T15">21</text:span><text:span text:style-name="T13"> <text:s text:c="8"/>fputs(str,fd);</text:span><text:span text:style-name="T16"> //writes the string by string into a file.</text:span></text:p>
          <text:p text:style-name="P11"><text:span text:style-name="T13"><text:s/></text:span><text:span text:style-name="T13">22 </text:span></text:p>
          <text:p text:style-name="P11"><text:span text:style-name="T13"><text:s/></text:span><text:span text:style-name="T13">23 <text:s text:c="8"/>fclose(fs); </text:span><text:span text:style-name="T16"><text:s/>//closes the file from read mode.</text:span></text:p>
          <text:p text:style-name="P11"><text:span text:style-name="T13"><text:s/></text:span><text:span text:style-name="T13">24 <text:s text:c="8"/>fclose(fd); <text:s/></text:span><text:span text:style-name="T16">//closes the file from write mode</text:span><text:span text:style-name="T13">.</text:span></text:p>
          <text:p text:style-name="P11"><text:span text:style-name="T13"><text:s/></text:span><text:span text:style-name="T13">25 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7" draw:layer="layout" svg:width="1.764cm" svg:height="1.605cm" svg:x="24.999cm" svg:y="0.992cm">
          <text:list text:style-name="L1">
            <text:list-header>
              <text:p text:style-name="P6"><text:span text:style-name="T8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39cm" svg:height="10.447cm" svg:x="3.81cm" svg:y="2.121cm" draw:page-number="4" presentation:class="page"/>
          <draw:custom-shape draw:style-name="gr7" draw:text-style-name="P5" draw:layer="layout" svg:width="17.242cm" svg:height="12.54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>
        <draw:custom-shape draw:style-name="gr10" draw:text-style-name="P7" draw:layer="layout" svg:width="1.134cm" svg:height="1.605cm" svg:x="25.801cm" svg:y="0.595cm">
          <text:list text:style-name="L1">
            <text:list-header>
              <text:p text:style-name="P6"><text:span text:style-name="T8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5.618cm" svg:height="1.014cm" svg:x="1.601cm" svg:y="2.8cm">
          <text:list text:style-name="L1">
            <text:list-header>
              <text:p text:style-name="P6"><text:span text:style-name="T14">grep command</text:span><text:span text:style-name="T17"> :</text:span><text:span text:style-name="T1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3" draw:layer="layout" svg:width="28.478cm" svg:height="1.799cm" svg:x="-0.185cm" svg:y="4.401cm">
          <text:list text:style-name="L4">
            <text:list-header>
              <text:p text:style-name="P12"><text:span text:style-name="T18"><text:s text:c="11"/></text:span><text:span text:style-name="T18">The 'grep' command reads the entire file and if the pattern is found the entire line is <text:s text:c="2"/>displaye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6.324cm" svg:height="1.014cm" svg:x="4.348cm" svg:y="6.2cm">
          <text:list text:style-name="L4">
            <text:list-header>
              <text:p text:style-name="P6"><text:span text:style-name="T13">$ grep <text:s text:c="2"/>pattern <text:s text:c="3"/>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3.149cm" svg:height="1.014cm" svg:x="1.199cm" svg:y="6.2cm">
          <text:list text:style-name="L1">
            <text:list-header>
              <text:p text:style-name="P6"><text:span text:style-name="T14">Syntax :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25.4cm" svg:height="13.185cm" svg:x="0.401cm" svg:y="7.413cm">
          <text:list text:style-name="L4">
            <text:list-header>
              <text:p text:style-name="P6"><text:span text:style-name="T13"><text:s text:c="2"/></text:span><text:span text:style-name="T13">1</text:span><text:span text:style-name="T14"> //Write a program to implement grep command.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#include&lt;stdlib.h&gt;</text:span></text:p>
              <text:p text:style-name="P6"><text:span text:style-name="T13"><text:s text:c="2"/></text:span><text:span text:style-name="T13">4 #include&lt;string.h&gt;</text:span></text:p>
              <text:p text:style-name="P6"><text:span text:style-name="T13"><text:s/></text:span><text:span text:style-name="T15"><text:s/></text:span><text:span text:style-name="T15">5</text:span><text:span text:style-name="T13"> int main(int argc,char *argv[]) <text:s/></text:span><text:span text:style-name="T16">//command line arguments</text:span></text:p>
              <text:p text:style-name="P6"><text:span text:style-name="T13"><text:s text:c="2"/></text:span><text:span text:style-name="T13">6 {</text:span></text:p>
            </text:list-header>
          </text:list>
          <text:list text:style-name="L1">
            <text:list-header>
              <text:p text:style-name="P6"><text:span text:style-name="T15"><text:s text:c="2"/></text:span><text:span text:style-name="T15">7 </text:span><text:span text:style-name="T13"><text:s text:c="8"/>if(argc != 3) { <text:s/></text:span><text:span text:style-name="T16">//no.of arguments must be 3</text:span></text:p>
            </text:list-header>
          </text:list>
          <text:list text:style-name="L4">
            <text:list-header>
              <text:p text:style-name="P6"><text:span text:style-name="T13"><text:s text:c="2"/></text:span><text:span text:style-name="T13">8 <text:s text:c="8"/>printf("Usage : ./grep word file\n");</text:span></text:p>
              <text:p text:style-name="P6"><text:span text:style-name="T13"><text:s text:c="2"/></text:span><text:span text:style-name="T13">9 <text:s text:c="8"/>return 0;</text:span></text:p>
              <text:p text:style-name="P6"><text:span text:style-name="T13"><text:s/></text:span><text:span text:style-name="T13">10 <text:s text:c="8"/>}</text:span></text:p>
              <text:p text:style-name="P6"><text:span text:style-name="T13"><text:s/></text:span><text:span text:style-name="T13">11 </text:span></text:p>
              <text:p text:style-name="P6"><text:span text:style-name="T13"><text:s/></text:span><text:span text:style-name="T15">12</text:span><text:span text:style-name="T13"> <text:s text:c="8"/>FILE *fp = fopen(argv[2],"r"); </text:span><text:span text:style-name="T16">//opens file in read mode.</text:span></text:p>
              <text:p text:style-name="P6"><text:span text:style-name="T13"><text:s/></text:span><text:span text:style-name="T13">13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4 </text:span><text:span text:style-name="T13"><text:s text:c="8"/>if(fp == NULL) {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5 <text:s text:c="8"/>printf("%s : No such file or directory\n",argv[2]);</text:span></text:p>
              <text:p text:style-name="P6"><text:span text:style-name="T13"><text:s/></text:span><text:span text:style-name="T13">16 <text:s text:c="8"/>return 0;</text:span></text:p>
              <text:p text:style-name="P6"><text:span text:style-name="T13"><text:s/></text:span><text:span text:style-name="T13">17 <text:s text:c="8"/>}</text:span></text:p>
              <text:p text:style-name="P6"><text:span text:style-name="T13"><text:s/></text:span><text:span text:style-name="T13">18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3cm" svg:height="10.438cm" svg:x="3.81cm" svg:y="2.121cm" draw:page-number="5" presentation:class="page"/>
          <draw:custom-shape draw:style-name="gr16" draw:text-style-name="P5" draw:layer="layout" svg:width="17.233cm" svg:height="12.53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>
        <draw:custom-shape draw:style-name="gr17" draw:text-style-name="P7" draw:layer="layout" svg:width="23.174cm" svg:height="17.017cm" svg:x="1.199cm" svg:y="0.798cm">
          <text:list text:style-name="L4">
            <text:list-header>
              <text:p text:style-name="P6"><text:span text:style-name="T13"><text:s/></text:span><text:span text:style-name="T13">19 <text:s text:c="8"/>char ch;</text:span></text:p>
              <text:p text:style-name="P6"><text:span text:style-name="T13"><text:s/></text:span><text:span text:style-name="T13">20 <text:s text:c="8"/>int count = 0, big_line_length = 0;</text:span></text:p>
              <text:p text:style-name="P6"><text:span text:style-name="T13"><text:s/></text:span><text:span text:style-name="T15">21</text:span><text:span text:style-name="T13"> <text:s text:c="8"/>while((ch = fgetc(fp)) != -1) </text:span><text:span text:style-name="T16">//reads file char by char</text:span></text:p>
              <text:p text:style-name="P6"><text:span text:style-name="T13"><text:s/></text:span><text:span text:style-name="T13">22 <text:s text:c="8"/>{</text:span></text:p>
              <text:p text:style-name="P6"><text:span text:style-name="T13"><text:s/></text:span><text:span text:style-name="T15">23</text:span><text:span text:style-name="T13"> <text:s text:c="16"/>count++; </text:span><text:span text:style-name="T16">//finding length of each line</text:span></text:p>
              <text:p text:style-name="P6"><text:span text:style-name="T13"><text:s/></text:span><text:span text:style-name="T13">24 <text:s text:c="16"/>if(ch == '\n')</text:span></text:p>
              <text:p text:style-name="P6"><text:span text:style-name="T13"><text:s/></text:span><text:span text:style-name="T13">25 <text:s text:c="16"/>{</text:span></text:p>
              <text:p text:style-name="P6"><text:span text:style-name="T13"><text:s/></text:span><text:span text:style-name="T13">26 <text:s text:c="24"/>if(big_line_length &lt; count)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27 </text:span><text:span text:style-name="T13"><text:s text:c="24"/>big_line_length = count; <text:s/></text:span><text:span text:style-name="T16">//update big_line.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8 <text:s text:c="16"/>}</text:span></text:p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19">count = 0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header>
              <text:p text:style-name="P15"><text:span text:style-name="T13"><text:s/></text:span><text:span text:style-name="T13">29 <text:s text:c="8"/>}</text:span></text:p>
              <text:p text:style-name="P15"><text:span text:style-name="T13"><text:s/></text:span><text:span text:style-name="T13">30 </text:span></text:p>
            </text:list-header>
          </text:list>
          <text:list text:style-name="L1">
            <text:list-header>
              <text:p text:style-name="P15"><text:span text:style-name="T15"><text:s/></text:span><text:span text:style-name="T15">31</text:span><text:span text:style-name="T13"> <text:s text:c="8"/>rewind(fp); <text:s/></text:span><text:span text:style-name="T16">//resets the file position indicator to start position.</text:span></text:p>
              <text:p text:style-name="P15"><text:span text:style-name="T15"><text:s/></text:span><text:span text:style-name="T15">32</text:span><text:span text:style-name="T13"> <text:s text:c="8"/>char *buf = (char *)malloc(big_line_length*sizeof(char));</text:span></text:p>
            </text:list-header>
          </text:list>
          <text:list text:style-name="L4">
            <text:list-header>
              <text:p text:style-name="P15"><text:span text:style-name="T13"><text:s/></text:span><text:span text:style-name="T13">33 </text:span></text:p>
            </text:list-header>
          </text:list>
          <text:list text:style-name="L1">
            <text:list-header>
              <text:p text:style-name="P15"><text:span text:style-name="T15"><text:s/></text:span><text:span text:style-name="T15">34 </text:span><text:span text:style-name="T13"><text:s text:c="8"/>while(fgets(buf,big_line_length,fp) != NULL)</text:span><text:span text:style-name="T16"> //reads line by line.</text:span></text:p>
            </text:list-header>
          </text:list>
          <text:list text:style-name="L4">
            <text:list-header>
              <text:p text:style-name="P15"><text:span text:style-name="T13"><text:s/></text:span><text:span text:style-name="T13">35 <text:s text:c="8"/>{</text:span></text:p>
            </text:list-header>
          </text:list>
          <text:list text:style-name="L1">
            <text:list-header>
              <text:p text:style-name="P15"><text:span text:style-name="T15"><text:s/></text:span><text:span text:style-name="T15">36</text:span><text:span text:style-name="T13"> <text:s text:c="16"/>if(strstr(buf,argv[1]) != NULL)</text:span></text:p>
            </text:list-header>
          </text:list>
          <text:list text:style-name="L4">
            <text:list-header>
              <text:p text:style-name="P15"><text:span text:style-name="T13"><text:s/></text:span><text:span text:style-name="T15">37</text:span><text:span text:style-name="T13"> <text:s text:c="16"/>printf("%s\n",buf);</text:span></text:p>
              <text:p text:style-name="P15"><text:span text:style-name="T13"><text:s/></text:span><text:span text:style-name="T13">38 <text:s text:c="8"/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1.134cm" svg:height="1.605cm" svg:x="25.598cm" svg:y="1.001cm">
          <text:list text:style-name="L1">
            <text:list-header>
              <text:p text:style-name="P6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26cm" svg:height="10.433cm" svg:x="3.81cm" svg:y="2.121cm" draw:page-number="6" presentation:class="page"/>
          <draw:custom-shape draw:style-name="gr19" draw:text-style-name="P5" draw:layer="layout" svg:width="17.229cm" svg:height="12.528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1">
        <draw:frame presentation:style-name="pr5" draw:text-style-name="P2" draw:layer="layout" svg:width="28.002cm" svg:height="4.317cm" svg:x="0cm" svg:y="-0.001cm" presentation:class="title" presentation:user-transformed="true">
          <draw:text-box>
            <text:list text:style-name="L1">
              <text:list-header>
                <text:p text:style-name="P1"><text:span text:style-name="T1">f</text:span><text:span text:style-name="T1">p</text:span><text:span text:style-name="T1">ri</text:span><text:span text:style-name="T1">n</text:span><text:span text:style-name="T1">tf</text:span><text:span text:style-name="T1">()</text:span></text:p>
              </text:list-header>
            </text:list>
          </draw:text-box>
        </draw:frame>
        <draw:frame presentation:style-name="pr6" draw:text-style-name="P2" draw:layer="layout" svg:width="28.002cm" svg:height="16.682cm" svg:x="0cm" svg:y="4.317cm" presentation:class="outline" presentation:user-transformed="true">
          <draw:text-box>
            <text:list text:style-name="L2">
              <text:list-header>
                <text:p text:style-name="P16"><text:span text:style-name="T2"/></text:p>
                <text:p text:style-name="P16"><text:span text:style-name="T9">Prototype:</text:span></text:p>
              </text:list-header>
            </text:list>
            <text:list text:style-name="L3">
              <text:list-header>
                <text:p text:style-name="P16"><text:span text:style-name="T5"><text:s text:c="2"/></text:span><text:span text:style-name="T5">int fprintf(FILE *</text:span><text:span text:style-name="T6">stream</text:span><text:span text:style-name="T5">, const char *</text:span><text:span text:style-name="T6">format</text:span><text:span text:style-name="T5">, ...);</text:span></text:p>
              </text:list-header>
            </text:list>
            <text:list text:style-name="L2">
              <text:list-header>
                <text:p text:style-name="P16"><text:span text:style-name="T9">Description:</text:span></text:p>
              </text:list-header>
            </text:list>
            <text:list text:style-name="L3">
              <text:list-header>
                <text:p text:style-name="P16"><text:span text:style-name="T5"><text:s/></text:span><text:span text:style-name="T5">fprintf() write formatted output to <text:s/>the <text:s/>given <text:s/>output <text:s/></text:span><text:span text:style-name="T6">stream.</text:span></text:p>
              </text:list-header>
            </text:list>
            <text:list text:style-name="L2">
              <text:list-header>
                <text:p text:style-name="P16"><text:span text:style-name="T9">Return value:</text:span></text:p>
              </text:list-header>
            </text:list>
            <text:list text:style-name="L5">
              <text:list-header>
                <text:p text:style-name="P16"><text:span text:style-name="T7">Success : </text:span><text:span text:style-name="T5"><text:s/>Return the number of characters </text:span></text:p>
                <text:p text:style-name="P16"><text:span text:style-name="T7">Failure <text:s text:c="3"/>:</text:span><text:span text:style-name="T5"> <text:s/>Negative value</text:span></text:p>
              </text:list-header>
            </text:list>
          </draw:text-box>
        </draw:frame>
        <draw:custom-shape draw:style-name="gr20" draw:text-style-name="P7" draw:layer="layout" svg:width="1.111cm" svg:height="1.711cm" svg:x="25.488cm" svg:y="0.886cm">
          <text:list text:style-name="L1">
            <text:list-header>
              <text:p text:style-name="P6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7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1">
        <draw:frame presentation:style-name="pr7" draw:text-style-name="P2" draw:layer="layout" svg:width="28.002cm" svg:height="4.824cm" svg:x="0cm" svg:y="0cm" presentation:class="title" presentation:user-transformed="true">
          <draw:text-box>
            <text:list text:style-name="L1">
              <text:list-header>
                <text:p text:style-name="P1"><text:span text:style-name="T1">fsc</text:span><text:span text:style-name="T1">anf</text:span><text:span text:style-name="T1">()</text:span></text:p>
              </text:list-header>
            </text:list>
          </draw:text-box>
        </draw:frame>
        <draw:frame presentation:style-name="pr8" draw:text-style-name="P2" draw:layer="layout" svg:width="28.002cm" svg:height="16.175cm" svg:x="0cm" svg:y="4.823cm" presentation:class="outline" presentation:user-transformed="true">
          <draw:text-box>
            <text:list text:style-name="L2">
              <text:list-header>
                <text:p text:style-name="P16"><text:span text:style-name="T2"/></text:p>
                <text:p text:style-name="P16"><text:span text:style-name="T3">Prototype:</text:span></text:p>
              </text:list-header>
            </text:list>
            <text:list text:style-name="L3">
              <text:list-header>
                <text:p text:style-name="P16"><text:span text:style-name="T5"><text:s text:c="2"/></text:span><text:span text:style-name="T5">int fscanf(FILE *</text:span><text:span text:style-name="T6">stream</text:span><text:span text:style-name="T5">, const char *</text:span><text:span text:style-name="T6">format</text:span><text:span text:style-name="T5">, ...);</text:span></text:p>
              </text:list-header>
            </text:list>
            <text:list text:style-name="L2">
              <text:list-header>
                <text:p text:style-name="P16"><text:span text:style-name="T3">Description:</text:span></text:p>
              </text:list-header>
            </text:list>
            <text:list text:style-name="L3">
              <text:list-header>
                <text:p text:style-name="P16"><text:span text:style-name="T5"><text:s/></text:span><text:span text:style-name="T5">fscanf() reads input from the </text:span><text:span text:style-name="T6">stream</text:span><text:span text:style-name="T5"> pointer stream,</text:span></text:p>
              </text:list-header>
            </text:list>
            <text:list text:style-name="L2">
              <text:list-header>
                <text:p text:style-name="P16"><text:span text:style-name="T3">Return value:</text:span></text:p>
              </text:list-header>
            </text:list>
            <text:list text:style-name="L5">
              <text:list-header>
                <text:p text:style-name="P17"><text:span text:style-name="T7">Success : <text:s/></text:span><text:span text:style-name="T5">Return the number of input items successfully matched and </text:span><text:span text:style-name="T5"><text:tab/></text:span><text:span text:style-name="T5"><text:tab/></text:span><text:span text:style-name="T5"><text:tab/></text:span><text:span text:style-name="T5"><text:tab/></text:span><text:span text:style-name="T5"> assigned.</text:span></text:p>
              </text:list-header>
            </text:list>
            <text:list text:style-name="L4">
              <text:list-header>
                <text:p text:style-name="P18"><text:span text:style-name="T5"><text:s/></text:span><text:span text:style-name="T5"><text:tab/></text:span><text:span text:style-name="T7">Failure <text:s text:c="3"/>: <text:s/></text:span><text:span text:style-name="T5">EOF</text:span></text:p>
              </text:list-header>
            </text:list>
          </draw:text-box>
        </draw:frame>
        <draw:custom-shape draw:style-name="gr21" draw:text-style-name="P7" draw:layer="layout" svg:width="1.133cm" svg:height="1.605cm" svg:x="25.268cm" svg:y="0.798cm">
          <text:list text:style-name="L1">
            <text:list-header>
              <text:p text:style-name="P6"><text:span text:style-name="T8">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8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>
        <draw:custom-shape draw:style-name="gr22" draw:text-style-name="P7" draw:layer="layout" svg:width="24.928cm" svg:height="13.952cm" svg:x="0.401cm" svg:y="1.001cm">
          <text:list text:style-name="L4">
            <text:list-header>
              <text:p text:style-name="P6"><text:span text:style-name="T13"><text:s text:c="2"/></text:span><text:span text:style-name="T14">//Write a program to understand fprintf() operation.</text:span></text:p>
              <text:p text:style-name="P6"><text:span text:style-name="T13"/></text:p>
              <text:p text:style-name="P6"><text:span text:style-name="T13"><text:s text:c="2"/></text:span><text:span text:style-name="T13">1 #include&lt;stdio.h&gt;</text:span></text:p>
              <text:p text:style-name="P6"><text:span text:style-name="T13"><text:s text:c="2"/></text:span><text:span text:style-name="T13">2 int main()</text:span></text:p>
              <text:p text:style-name="P6"><text:span text:style-name="T13"><text:s text:c="2"/></text:span><text:span text:style-name="T13">3 {</text:span></text:p>
              <text:p text:style-name="P6"><text:span text:style-name="T13"><text:s text:c="2"/></text:span><text:span text:style-name="T15">4 </text:span><text:span text:style-name="T13"><text:s text:c="8"/>char ch = 'A';</text:span></text:p>
              <text:p text:style-name="P6"><text:span text:style-name="T13"><text:s/></text:span><text:span text:style-name="T15"><text:s/></text:span><text:span text:style-name="T15">5</text:span><text:span text:style-name="T13"> <text:s text:c="8"/>int x = 1234;</text:span></text:p>
              <text:p text:style-name="P6"><text:span text:style-name="T13"><text:s text:c="2"/></text:span><text:span text:style-name="T15">6 </text:span><text:span text:style-name="T13"><text:s text:c="8"/>float f = 22.7;</text:span></text:p>
              <text:p text:style-name="P6"><text:span text:style-name="T13"><text:s/></text:span><text:span text:style-name="T15"><text:s/></text:span><text:span text:style-name="T15">7 </text:span><text:span text:style-name="T13"><text:s text:c="8"/>char a[] = "Vector";</text:span></text:p>
              <text:p text:style-name="P6"><text:span text:style-name="T13"><text:s text:c="2"/></text:span><text:span text:style-name="T13">8 </text:span></text:p>
            </text:list-header>
          </text:list>
          <text:list text:style-name="L1">
            <text:list-header>
              <text:p text:style-name="P6"><text:span text:style-name="T15"><text:s text:c="2"/></text:span><text:span text:style-name="T15">9 </text:span><text:span text:style-name="T13"><text:s text:c="8"/>FILE *fp = fopen("data.txt","w"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0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1 </text:span><text:span text:style-name="T13"><text:s text:c="8"/>fprintf(fp,"%c %d %f %s\n",ch,x,f,a);</text:span><text:span text:style-name="T16"> //writes all variable data into a file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2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7" draw:layer="layout" svg:width="1.134cm" svg:height="1.605cm" svg:x="25.801cm" svg:y="0.794cm">
          <text:list text:style-name="L1">
            <text:list-header>
              <text:p text:style-name="P6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26cm" svg:height="10.433cm" svg:x="3.81cm" svg:y="2.121cm" draw:page-number="9" presentation:class="page"/>
          <draw:custom-shape draw:style-name="gr19" draw:text-style-name="P5" draw:layer="layout" svg:width="17.229cm" svg:height="12.528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>
        <draw:custom-shape draw:style-name="gr24" draw:text-style-name="P7" draw:layer="layout" svg:width="23.998cm" svg:height="18cm" svg:x="1.001cm" svg:y="1.601cm">
          <text:list text:style-name="L4">
            <text:list-header>
              <text:p text:style-name="P6"><text:span text:style-name="T13"><text:s/></text:span><text:span text:style-name="T14">// Write a program to understand fscanf() operation. </text:span></text:p>
              <text:p text:style-name="P6"><text:span text:style-name="T13"><text:s/></text:span></text:p>
              <text:p text:style-name="P6"><text:span text:style-name="T13"><text:s text:c="2"/></text:span><text:span text:style-name="T13">1 #include&lt;stdio.h&gt;</text:span></text:p>
              <text:p text:style-name="P6"><text:span text:style-name="T13"><text:s text:c="2"/></text:span><text:span text:style-name="T13">2 int main()</text:span></text:p>
              <text:p text:style-name="P6"><text:span text:style-name="T13"><text:s text:c="2"/></text:span><text:span text:style-name="T13">3 {</text:span></text:p>
              <text:p text:style-name="P6"><text:span text:style-name="T13"><text:s text:c="2"/></text:span><text:span text:style-name="T13">4 <text:s text:c="8"/>char ch;</text:span></text:p>
              <text:p text:style-name="P6"><text:span text:style-name="T13"><text:s text:c="2"/></text:span><text:span text:style-name="T13">5 <text:s text:c="8"/>int x;</text:span></text:p>
              <text:p text:style-name="P6"><text:span text:style-name="T13"><text:s text:c="2"/></text:span><text:span text:style-name="T13">6 <text:s text:c="8"/>float f;</text:span></text:p>
              <text:p text:style-name="P6"><text:span text:style-name="T13"><text:s text:c="2"/></text:span><text:span text:style-name="T13">7 <text:s text:c="8"/>char a[20];</text:span></text:p>
              <text:p text:style-name="P6"><text:span text:style-name="T13"><text:s text:c="2"/></text:span><text:span text:style-name="T13">8 </text:span></text:p>
              <text:p text:style-name="P6"><text:span text:style-name="T13"><text:s text:c="2"/></text:span><text:span text:style-name="T13">9 <text:s text:c="8"/>FILE *fp = fopen("data.txt","r");</text:span></text:p>
              <text:p text:style-name="P6"><text:span text:style-name="T13"><text:s/></text:span><text:span text:style-name="T13">10 </text:span></text:p>
              <text:p text:style-name="P6"><text:span text:style-name="T13"><text:s/></text:span><text:span text:style-name="T13">11 <text:s text:c="8"/>if(fp == NULL) {</text:span></text:p>
              <text:p text:style-name="P6"><text:span text:style-name="T13"><text:s/></text:span><text:span text:style-name="T13">12 <text:s text:c="8"/>printf("file doens't exist\n");</text:span></text:p>
              <text:p text:style-name="P6"><text:span text:style-name="T13"><text:s/></text:span><text:span text:style-name="T13">13 <text:s text:c="8"/>return 0;</text:span></text:p>
              <text:p text:style-name="P6"><text:span text:style-name="T13"><text:s/></text:span><text:span text:style-name="T13">14 <text:s text:c="8"/>}</text:span></text:p>
              <text:p text:style-name="P6"><text:span text:style-name="T13"><text:s/></text:span><text:span text:style-name="T13">15 </text:span></text:p>
              <text:p text:style-name="P6"><text:span text:style-name="T13"><text:s/></text:span><text:span text:style-name="T13">16 <text:s text:c="8"/>fscanf(fp,"%c %d %f %s",&amp;ch,&amp;x,&amp;f,a); //reads file data from the file</text:span></text:p>
              <text:p text:style-name="P6"><text:span text:style-name="T13"><text:s/></text:span><text:span text:style-name="T13">17 <text:s text:c="8"/>printf("ch = %c\n",ch);</text:span></text:p>
              <text:p text:style-name="P6"><text:span text:style-name="T13"><text:s/></text:span><text:span text:style-name="T13">18 <text:s text:c="8"/>printf("x = %d\n",x);</text:span></text:p>
              <text:p text:style-name="P6"><text:span text:style-name="T13"><text:s/></text:span><text:span text:style-name="T13">19 <text:s text:c="8"/>printf("f = %f\n",f);</text:span></text:p>
              <text:p text:style-name="P6"><text:span text:style-name="T13"><text:s/></text:span><text:span text:style-name="T13">20 <text:s text:c="8"/>printf("a = %s\n",a);</text:span></text:p>
              <text:p text:style-name="P6"><text:span text:style-name="T13"><text:s/></text:span><text:span text:style-name="T13">21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7" draw:layer="layout" svg:width="2.398cm" svg:height="1.605cm" svg:x="25.202cm" svg:y="0.798cm">
          <text:list text:style-name="L1">
            <text:list-header>
              <text:p text:style-name="P6"><text:span text:style-name="T8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26cm" svg:height="10.433cm" svg:x="3.81cm" svg:y="2.121cm" draw:page-number="10" presentation:class="page"/>
          <draw:custom-shape draw:style-name="gr19" draw:text-style-name="P5" draw:layer="layout" svg:width="17.229cm" svg:height="12.528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>
        <draw:custom-shape draw:style-name="gr26" draw:text-style-name="P7" draw:layer="layout" svg:width="23.173cm" svg:height="14.071cm" svg:x="1.001cm" svg:y="1.601cm">
          <text:list text:style-name="L4">
            <text:list-header>
              <text:p text:style-name="P6"><text:span text:style-name="T13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7" draw:layer="layout" svg:width="22.971cm" svg:height="14.428cm" svg:x="1.199cm" svg:y="1.601cm">
          <text:list text:style-name="L4">
            <text:list-header>
              <text:p text:style-name="P6"><text:span text:style-name="T13"><text:s text:c="2"/></text:span><text:span text:style-name="T13">1</text:span><text:span text:style-name="T14"> //write a program to dispaly all the words from the file.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int main()</text:span></text:p>
              <text:p text:style-name="P6"><text:span text:style-name="T13"><text:s text:c="2"/></text:span><text:span text:style-name="T13">4 {</text:span></text:p>
              <text:p text:style-name="P6"><text:span text:style-name="T13"><text:s text:c="2"/></text:span><text:span text:style-name="T13">5 <text:s text:c="8"/>FILE *fp = fopen("data.txt","r");</text:span></text:p>
              <text:p text:style-name="P6"><text:span text:style-name="T13"><text:s text:c="2"/></text:span><text:span text:style-name="T13">6 </text:span></text:p>
              <text:p text:style-name="P6"><text:span text:style-name="T13"><text:s text:c="2"/></text:span><text:span text:style-name="T13">7 <text:s text:c="8"/>if(fp == NULL) {</text:span></text:p>
              <text:p text:style-name="P6"><text:span text:style-name="T13"><text:s text:c="2"/></text:span><text:span text:style-name="T13">8 <text:s text:c="8"/>printf("file doesn't exist\n");</text:span></text:p>
              <text:p text:style-name="P6"><text:span text:style-name="T13"><text:s text:c="2"/></text:span><text:span text:style-name="T13">9 <text:s text:c="8"/>return 0;</text:span></text:p>
              <text:p text:style-name="P6"><text:span text:style-name="T13"><text:s/></text:span><text:span text:style-name="T13">10 <text:s text:c="8"/>}</text:span></text:p>
              <text:p text:style-name="P6"><text:span text:style-name="T13"><text:s/></text:span><text:span text:style-name="T13">11 </text:span></text:p>
              <text:p text:style-name="P6"><text:span text:style-name="T13"><text:s/></text:span><text:span text:style-name="T13">12 <text:s text:c="8"/>char a[20]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3 </text:span><text:span text:style-name="T13"><text:s text:c="8"/>while(fscanf(fp,"%s",a) != EOF)</text:span><text:span text:style-name="T16"> //reads word by word from file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4 <text:s text:c="8"/>printf("%s\n",a);</text:span></text:p>
              <text:p text:style-name="P6"><text:span text:style-name="T13"><text:s/></text:span><text:span text:style-name="T13">15 }</text:span></text:p>
              <text:p text:style-name="P6"><text:span text:style-name="T13"/></text:p>
            </text:list-header>
          </text:list>
          <text:list text:style-name="L1">
            <text:list-header>
              <text:p text:style-name="P6"><text:span text:style-name="T14">Assignment : </text:span><text:span text:style-name="T13"><text:s/>Write a program that how many no.of times the particular word is <text:s/>present in a given file.</text:span></text:p>
            </text:list-header>
          </text:list>
          <text:list text:style-name="L4">
            <text:list-header>
              <text:p text:style-name="P6"><text:span text:style-name="T13"/></text:p>
            </text:list-header>
          </text:list>
          <text:list text:style-name="L1">
            <text:list-header>
              <text:p text:style-name="P6"><text:span text:style-name="T14">wc command </text:span><text:span text:style-name="T13">: wc is a command line utility for printing newline, word and byte counts for files.</text:span></text:p>
            </text:list-header>
          </text:list>
          <text:list text:style-name="L4">
            <text:list-header>
              <text:p text:style-name="P6"><text:span text:style-name="T13"/></text:p>
            </text:list-header>
          </text:list>
          <text:list text:style-name="L1">
            <text:list-header>
              <text:p text:style-name="P6"><text:span text:style-name="T14">Example : $ </text:span><text:span text:style-name="T20">wc data.txt</text:span></text:p>
            </text:list-header>
          </text:list>
          <text:list text:style-name="L4">
            <text:list-header>
              <text:p text:style-name="P6"><text:span text:style-name="T20"><text:s text:c="18"/></text:span><text:span text:style-name="T14">$ </text:span><text:span text:style-name="T21">7 <text:s text:c="3"/>9 <text:s text:c="3"/>103 <text:s text:c="4"/>data.txt </text:span></text:p>
            </text:list-header>
          </text:list>
          <text:list text:style-name="L8">
            <text:list-header>
              <text:p text:style-name="P6"><text:span text:style-name="T21"/></text:p>
            </text:list-header>
          </text:list>
          <text:list text:style-name="L4">
            <text:list-header>
              <text:p text:style-name="P6"><text:span text:style-name="T20">Here, 7--&gt; no.of lines <text:s text:c="4"/>9 --&gt; no.of words, <text:s text:c="2"/>103 --&gt; no.of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7" draw:layer="layout" svg:width="1.764cm" svg:height="1.605cm" svg:x="24.637cm" svg:y="0.6cm">
          <text:list text:style-name="L1">
            <text:list-header>
              <text:p text:style-name="P6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26cm" svg:height="10.433cm" svg:x="3.81cm" svg:y="2.121cm" draw:page-number="11" presentation:class="page"/>
          <draw:custom-shape draw:style-name="gr19" draw:text-style-name="P5" draw:layer="layout" svg:width="17.229cm" svg:height="12.528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>
        <draw:custom-shape draw:style-name="gr29" draw:text-style-name="P7" draw:layer="layout" svg:width="6.592cm" svg:height="1.014cm" svg:x="2.602cm" svg:y="1.398cm">
          <text:list text:style-name="L1">
            <text:list-header>
              <text:p text:style-name="P6"><text:span text:style-name="T14">Word replacement :</text:span><text:span text:style-name="T1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0" draw:layer="layout" svg:width="5.199cm" svg:height="9.199cm" svg:x="1.398cm" svg:y="5.402cm">
          <text:list text:style-name="L4">
            <text:list-header>
              <text:p text:style-name="P19"><text:span text:style-name="T13">Progr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5.199cm" svg:height="9.199cm" svg:x="22.551cm" svg:y="5.402cm">
          <text:list text:style-name="L4">
            <text:list-header>
              <text:p text:style-name="P19"><text:span text:style-name="T1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5.199cm" svg:height="9.199cm" svg:x="15.5cm" svg:y="5.402cm">
          <text:list text:style-name="L4">
            <text:list-header>
              <text:p text:style-name="P19"><text:span text:style-name="T13">stre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5.199cm" svg:height="9.199cm" svg:x="8.401cm" svg:y="5.402cm">
          <text:list text:style-name="L4">
            <text:list-header>
              <text:p text:style-name="P19"><text:span text:style-name="T13">D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1.001cm" svg:height="0.401cm" svg:x="21.202cm" svg:y="9.1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4" draw:layer="layout" svg:width="1.001cm" svg:height="0.401cm" svg:x="14.001cm" svg:y="9.1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4" draw:layer="layout" svg:width="1.001cm" svg:height="0.401cm" svg:x="6.998cm" svg:y="9.1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4" draw:layer="layout" svg:width="1.001cm" svg:height="0.402cm" svg:x="6.998cm" svg:y="10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4" draw:layer="layout" svg:width="1.001cm" svg:height="0.402cm" svg:x="14.001cm" svg:y="10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4" draw:layer="layout" svg:width="1.001cm" svg:height="0.402cm" svg:x="21.202cm" svg:y="10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7" draw:layer="layout" svg:width="1.764cm" svg:height="1.606cm" svg:x="24.655cm" svg:y="0.661cm">
          <text:list text:style-name="L1">
            <text:list-header>
              <text:p text:style-name="P6"><text:span text:style-name="T8">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2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>
        <draw:custom-shape draw:style-name="gr38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7" draw:layer="layout" svg:width="1.763cm" svg:height="1.605cm" svg:x="24.664cm" svg:y="0.719cm">
          <text:list text:style-name="L1">
            <text:list-header>
              <text:p text:style-name="P6"><text:span text:style-name="T8">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3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>
        <draw:custom-shape draw:style-name="gr53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7" draw:layer="layout" svg:width="1.763cm" svg:height="1.605cm" svg:x="24.664cm" svg:y="0.719cm">
          <text:list text:style-name="L1">
            <text:list-header>
              <text:p text:style-name="P6"><text:span text:style-name="T8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7" draw:layer="layout" svg:width="0.679cm" svg:height="1.014cm" svg:x="1.852cm" svg:y="1.601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5.799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7" draw:layer="layout" svg:width="1.843cm" svg:height="1.014cm" svg:x="5.049cm" svg:y="6.002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7" draw:layer="layout" svg:width="0.679cm" svg:height="1.014cm" svg:x="5.6cm" svg:y="1.601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4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>
        <draw:custom-shape draw:style-name="gr73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7" draw:layer="layout" svg:width="1.763cm" svg:height="1.605cm" svg:x="24.664cm" svg:y="0.719cm">
          <text:list text:style-name="L1">
            <text:list-header>
              <text:p text:style-name="P6"><text:span text:style-name="T8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7" draw:layer="layout" svg:width="0.679cm" svg:height="1.014cm" svg:x="5.12cm" svg:y="1.601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5.799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7" draw:layer="layout" svg:width="1.843cm" svg:height="1.014cm" svg:x="5.049cm" svg:y="6.002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7" draw:layer="layout" svg:width="0.679cm" svg:height="1.014cm" svg:x="5.6cm" svg:y="1.601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1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5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>
        <draw:custom-shape draw:style-name="gr92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7" draw:layer="layout" svg:width="1.763cm" svg:height="1.605cm" svg:x="24.664cm" svg:y="0.719cm">
          <text:list text:style-name="L1">
            <text:list-header>
              <text:p text:style-name="P6"><text:span text:style-name="T8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7" draw:layer="layout" svg:width="0.679cm" svg:height="1.014cm" svg:x="8.599cm" svg:y="1.601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152cm" svg:y="10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8" draw:text-style-name="P7" draw:layer="layout" svg:width="2.152cm" svg:height="1.014cm" svg:x="1.398cm" svg:y="10.998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7" draw:layer="layout" svg:width="0.679cm" svg:height="1.014cm" svg:x="2.121cm" svg:y="6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0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6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>
        <draw:custom-shape draw:style-name="gr111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7" draw:layer="layout" svg:width="1.763cm" svg:height="1.605cm" svg:x="24.664cm" svg:y="0.719cm">
          <text:list text:style-name="L1">
            <text:list-header>
              <text:p text:style-name="P6"><text:span text:style-name="T8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7" draw:layer="layout" svg:width="0.68cm" svg:height="1.014cm" svg:x="22.52cm" svg:y="2.324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152cm" svg:y="10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7" draw:text-style-name="P7" draw:layer="layout" svg:width="2.152cm" svg:height="1.014cm" svg:x="1.398cm" svg:y="10.998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7" draw:layer="layout" svg:width="0.679cm" svg:height="1.014cm" svg:x="2.121cm" svg:y="6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9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7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>
        <draw:custom-shape draw:style-name="gr130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7" draw:layer="layout" svg:width="1.763cm" svg:height="1.605cm" svg:x="24.664cm" svg:y="0.719cm">
          <text:list text:style-name="L1">
            <text:list-header>
              <text:p text:style-name="P6"><text:span text:style-name="T8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7" draw:layer="layout" svg:width="0.679cm" svg:height="1.014cm" svg:x="4.802cm" svg:y="6.8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152cm" svg:y="10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7" draw:layer="layout" svg:width="2.152cm" svg:height="1.014cm" svg:x="1.398cm" svg:y="10.998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7" draw:layer="layout" svg:width="0.679cm" svg:height="1.014cm" svg:x="2.121cm" svg:y="6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8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8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>
        <draw:custom-shape draw:style-name="gr149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7" draw:layer="layout" svg:width="1.763cm" svg:height="1.605cm" svg:x="24.664cm" svg:y="0.719cm">
          <text:list text:style-name="L1">
            <text:list-header>
              <text:p text:style-name="P6"><text:span text:style-name="T8">1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7" draw:layer="layout" svg:width="0.679cm" svg:height="1.014cm" svg:x="4.802cm" svg:y="6.8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2cm" svg:height="0.798cm" svg:x="2.125cm" svg:y="15.1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5" draw:text-style-name="P7" draw:layer="layout" svg:width="2.152cm" svg:height="1.014cm" svg:x="1.398cm" svg:y="15.985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7" draw:layer="layout" svg:width="0.679cm" svg:height="1.015cm" svg:x="2.121cm" svg:y="11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19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>
        <draw:custom-shape draw:style-name="gr168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7" draw:layer="layout" svg:width="1.763cm" svg:height="1.605cm" svg:x="24.664cm" svg:y="0.719cm">
          <text:list text:style-name="L1">
            <text:list-header>
              <text:p text:style-name="P6"><text:span text:style-name="T8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7" draw:layer="layout" svg:width="0.679cm" svg:height="1.014cm" svg:x="16.32cm" svg:y="7.788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2cm" svg:height="0.798cm" svg:x="2.125cm" svg:y="15.1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4" draw:text-style-name="P7" draw:layer="layout" svg:width="2.152cm" svg:height="1.014cm" svg:x="1.398cm" svg:y="15.985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7" draw:layer="layout" svg:width="0.679cm" svg:height="1.015cm" svg:x="2.121cm" svg:y="11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20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>
        <draw:custom-shape draw:style-name="gr187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7" draw:layer="layout" svg:width="1.763cm" svg:height="1.605cm" svg:x="24.664cm" svg:y="0.719cm">
          <text:list text:style-name="L1">
            <text:list-header>
              <text:p text:style-name="P6"><text:span text:style-name="T8">2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7" draw:layer="layout" svg:width="0.68cm" svg:height="1.015cm" svg:x="4.718cm" svg:y="11.8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2cm" svg:height="0.798cm" svg:x="2.125cm" svg:y="15.1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7" draw:layer="layout" svg:width="2.152cm" svg:height="1.014cm" svg:x="1.398cm" svg:y="15.985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7" draw:layer="layout" svg:width="0.679cm" svg:height="1.015cm" svg:x="2.121cm" svg:y="11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5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21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>
        <draw:custom-shape draw:style-name="gr206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7" draw:layer="layout" svg:width="1.763cm" svg:height="1.605cm" svg:x="24.664cm" svg:y="0.719cm">
          <text:list text:style-name="L1">
            <text:list-header>
              <text:p text:style-name="P6"><text:span text:style-name="T8">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7" draw:layer="layout" svg:width="0.68cm" svg:height="1.015cm" svg:x="4.718cm" svg:y="11.8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2cm" svg:height="0.798cm" svg:x="2.125cm" svg:y="15.1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2" draw:text-style-name="P7" draw:layer="layout" svg:width="2.152cm" svg:height="1.014cm" svg:x="1.398cm" svg:y="15.985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7" draw:layer="layout" svg:width="0.679cm" svg:height="1.015cm" svg:x="2.121cm" svg:y="11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4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22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>
        <draw:custom-shape draw:style-name="gr225" draw:text-style-name="P7" draw:layer="layout" svg:width="21.114cm" svg:height="1.015cm" svg:x="1.799cm" svg:y="3.201cm">
          <text:list text:style-name="L4">
            <text:list-header>
              <text:p text:style-name="P6"><text:span text:style-name="T13">T h i s <text:s text:c="3"/>i s <text:s text:c="3"/>v e c t o r <text:s text:c="3"/>f o r <text:s text:c="3"/>e m b e d d e d <text:s text:c="3"/>s y s t e m <text:s text:c="3"/>c o u r s e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7" draw:layer="layout" svg:width="14.442cm" svg:height="1.014cm" svg:x="2.002cm" svg:y="8.401cm">
          <text:list text:style-name="L4">
            <text:list-header>
              <text:p text:style-name="P6"><text:span text:style-name="T13">v e c t o r <text:s text:c="3"/>d r i v e s <text:s text:c="3"/>y o u <text:s text:c="3"/>t o <text:s text:c="3"/>i n d u s t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7" draw:layer="layout" svg:width="12.713cm" svg:height="1.014cm" svg:x="2.002cm" svg:y="13.401cm">
          <text:list text:style-name="L4">
            <text:list-header>
              <text:p text:style-name="P6"><text:span text:style-name="T13">v e c t o r <text:s text:c="3"/>i s <text:s text:c="3"/>f o r <text:s text:c="3"/>y o u r <text:s text:c="3"/>v i c t o r y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7" draw:layer="layout" svg:width="1.764cm" svg:height="1.605cm" svg:x="24.637cm" svg:y="0.794cm">
          <text:list text:style-name="L1">
            <text:list-header>
              <text:p text:style-name="P6"><text:span text:style-name="T8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7" draw:layer="layout" svg:width="0.851cm" svg:height="1.014cm" svg:x="5.6cm" svg:y="2.399cm">
          <text:list text:style-name="L1">
            <text:list-header>
              <text:p text:style-name="P6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7" draw:layer="layout" svg:width="0.851cm" svg:height="1.014cm" svg:x="1.799cm" svg:y="2.399cm">
          <text:list text:style-name="L1">
            <text:list-header>
              <text:p text:style-name="P6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7" draw:layer="layout" svg:width="1.905cm" svg:height="1.015cm" svg:x="1.799cm" svg:y="4.211cm">
          <text:list text:style-name="L1">
            <text:list-header>
              <text:p text:style-name="P6"><text:span text:style-name="T14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7" draw:layer="layout" svg:width="1.905cm" svg:height="1.014cm" svg:x="5.495cm" svg:y="4.185cm">
          <text:list text:style-name="L1">
            <text:list-header>
              <text:p text:style-name="P6"><text:span text:style-name="T14">1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7" draw:layer="layout" svg:width="1.204cm" svg:height="1.014cm" svg:x="1.795cm" svg:y="7.598cm">
          <text:list text:style-name="L1">
            <text:list-header>
              <text:p text:style-name="P6"><text:span text:style-name="T14">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7" draw:layer="layout" svg:width="1.905cm" svg:height="1.015cm" svg:x="1.892cm" svg:y="9.185cm">
          <text:list text:style-name="L1">
            <text:list-header>
              <text:p text:style-name="P6"><text:span text:style-name="T14">10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7" draw:layer="layout" svg:width="1.204cm" svg:height="1.015cm" svg:x="1.795cm" svg:y="12.585cm">
          <text:list text:style-name="L1">
            <text:list-header>
              <text:p text:style-name="P6"><text:span text:style-name="T14">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7" draw:layer="layout" svg:width="1.905cm" svg:height="1.014cm" svg:x="1.693cm" svg:y="14.186cm">
          <text:list text:style-name="L1">
            <text:list-header>
              <text:p text:style-name="P6"><text:span text:style-name="T14">107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7" draw:layer="layout" svg:width="1.203cm" svg:height="1.014cm" svg:x="8.401cm" svg:y="2.399cm">
          <text:list text:style-name="L1">
            <text:list-header>
              <text:p text:style-name="P6"><text:span text:style-name="T1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7" draw:layer="layout" svg:width="1.204cm" svg:height="1.014cm" svg:x="4.595cm" svg:y="7.598cm">
          <text:list text:style-name="L1">
            <text:list-header>
              <text:p text:style-name="P6"><text:span text:style-name="T14">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7" draw:layer="layout" svg:width="1.204cm" svg:height="1.014cm" svg:x="4.595cm" svg:y="12.599cm">
          <text:list text:style-name="L1">
            <text:list-header>
              <text:p text:style-name="P6"><text:span text:style-name="T14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7" draw:layer="layout" svg:width="0.679cm" svg:height="1.014cm" svg:x="14.799cm" svg:y="11.986cm">
          <text:list text:style-name="L8">
            <text:list-header>
              <text:p text:style-name="P6"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2cm" svg:height="0.798cm" svg:x="2.125cm" svg:y="15.1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1" draw:text-style-name="P7" draw:layer="layout" svg:width="2.152cm" svg:height="1.014cm" svg:x="1.398cm" svg:y="15.985cm">
          <text:list text:style-name="L8">
            <text:list-header>
              <text:p text:style-name="P6"><text:span text:style-name="T22">s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7" draw:layer="layout" svg:width="0.679cm" svg:height="1.015cm" svg:x="2.121cm" svg:y="11.8cm">
          <text:list text:style-name="L8">
            <text:list-header>
              <text:p text:style-name="P6"><text:span text:style-name="T22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4" draw:layer="layout" svg:width="0.401cm" svg:height="0.798cm" svg:x="2.002cm" svg:y="5.1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3" draw:text-style-name="P7" draw:layer="layout" svg:width="1.495cm" svg:height="1.014cm" svg:x="1.601cm" svg:y="6.187cm">
          <text:list text:style-name="L8">
            <text:list-header>
              <text:p text:style-name="P6"><text:span text:style-name="T22">bu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7" draw:layer="layout" svg:width="1.557cm" svg:height="1.014cm" svg:x="14.393cm" svg:y="12.788cm">
          <text:list text:style-name="L1">
            <text:list-header>
              <text:p text:style-name="P6"><text:span text:style-name="T14">1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23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>
        <draw:custom-shape draw:style-name="gr245" draw:text-style-name="P7" draw:layer="layout" svg:width="25.356cm" svg:height="19.465cm" svg:x="1.376cm" svg:y="1.199cm">
          <text:list text:style-name="L4">
            <text:list-header>
              <text:p text:style-name="P6"><text:span text:style-name="T13"><text:s text:c="2"/></text:span><text:span text:style-name="T13">1 </text:span><text:span text:style-name="T14">//Write a program to replace a particular word with another word in a given file.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#include&lt;string.h&gt;</text:span></text:p>
              <text:p text:style-name="P6"><text:span text:style-name="T13"><text:s text:c="2"/></text:span><text:span text:style-name="T13">4 #include&lt;stdlib.h&gt;</text:span></text:p>
              <text:p text:style-name="P6"><text:span text:style-name="T13"><text:s text:c="2"/></text:span><text:span text:style-name="T15">5</text:span><text:span text:style-name="T13"> int main(int argc,char *argv[])</text:span></text:p>
              <text:p text:style-name="P6"><text:span text:style-name="T13"><text:s text:c="2"/></text:span><text:span text:style-name="T13">6 {</text:span></text:p>
            </text:list-header>
          </text:list>
          <text:list text:style-name="L1">
            <text:list-header>
              <text:p text:style-name="P6"><text:span text:style-name="T15"><text:s text:c="2"/></text:span><text:span text:style-name="T15">7 <text:s/></text:span><text:span text:style-name="T13"><text:s text:c="7"/>if(argc != 4) {</text:span></text:p>
            </text:list-header>
          </text:list>
          <text:list text:style-name="L4">
            <text:list-header>
              <text:p text:style-name="P6"><text:span text:style-name="T13"><text:s text:c="2"/></text:span><text:span text:style-name="T13">8 <text:s text:c="8"/>printf("Usage : ./a.out file word1 word2\n");</text:span></text:p>
              <text:p text:style-name="P6"><text:span text:style-name="T13"><text:s text:c="2"/></text:span><text:span text:style-name="T13">9 <text:s text:c="8"/>return 0;</text:span></text:p>
              <text:p text:style-name="P6"><text:span text:style-name="T13"><text:s/></text:span><text:span text:style-name="T13">10 <text:s text:c="8"/>}</text:span></text:p>
              <text:p text:style-name="P6"><text:span text:style-name="T13"><text:s/></text:span><text:span text:style-name="T13">11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2</text:span><text:span text:style-name="T13"> <text:s text:c="8"/>FILE *fp = fopen(argv[1],"r"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3 </text:span></text:p>
              <text:p text:style-name="P6"><text:span text:style-name="T13"><text:s/></text:span><text:span text:style-name="T13">14 <text:s text:c="8"/>int c = 0,i = 0,j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5 </text:span><text:span text:style-name="T13"><text:s text:c="8"/>while(fgetc(fp) != -1)</text:span></text:p>
              <text:p text:style-name="P6"><text:span text:style-name="T15"><text:s/></text:span><text:span text:style-name="T15">16 <text:s/></text:span><text:span text:style-name="T13"><text:s text:c="7"/>c++; </text:span><text:span text:style-name="T16">//finding file size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7 </text:span></text:p>
              <text:p text:style-name="P6"><text:span text:style-name="T13"><text:s/></text:span><text:span text:style-name="T15">18</text:span><text:span text:style-name="T13"> <text:s text:c="8"/>rewind(fp);</text:span><text:span text:style-name="T16"> //resets file position indicator to start position.</text:span></text:p>
            </text:list-header>
          </text:list>
          <text:list text:style-name="L9">
            <text:list-header>
              <text:p text:style-name="P6"><text:span text:style-name="T16"><text:s/></text:span><text:span text:style-name="T20">19</text:span><text:span text:style-name="T16"> 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0 <text:s text:c="8"/>char ch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21</text:span><text:span text:style-name="T13"> <text:s text:c="8"/>char *buf = (char *)malloc(c*sizeof(char)+1); </text:span><text:span text:style-name="T16">//allocates DMA based on file_size.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2 </text:span></text:p>
              <text:p text:style-name="P6"><text:span text:style-name="T13"><text:s/></text:span><text:span text:style-name="T15">23 </text:span><text:span text:style-name="T13"><text:s text:c="8"/>while((ch = fgetc(fp)) != -1)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24</text:span><text:span text:style-name="T13"> <text:s text:c="8"/>buf[i++] = ch; <text:s/></text:span><text:span text:style-name="T16">//stores all file characters into DMA.</text:span></text:p>
              <text:p text:style-name="P6"><text:span text:style-name="T15"><text:s/></text:span><text:span text:style-name="T15">25 <text:s/></text:span><text:span text:style-name="T13"><text:s text:c="7"/>buf[i] = '\0'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6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7" draw:layer="layout" svg:width="1.764cm" svg:height="1.605cm" svg:x="25.237cm" svg:y="2.196cm">
          <text:list text:style-name="L1">
            <text:list-header>
              <text:p text:style-name="P6"><text:span text:style-name="T8">2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24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>
        <draw:custom-shape draw:style-name="gr247" draw:text-style-name="P7" draw:layer="layout" svg:width="26.943cm" svg:height="17.515cm" svg:x="0.582cm" svg:y="1.001cm">
          <text:list text:style-name="L1">
            <text:list-header>
              <text:p text:style-name="P6"><text:span text:style-name="T15"><text:s/></text:span><text:span text:style-name="T15">27</text:span><text:span text:style-name="T13"> <text:s text:c="8"/>fclose(fp); </text:span><text:span text:style-name="T16">//closes the file from read mode.</text:span></text:p>
              <text:p text:style-name="P6"><text:span text:style-name="T15"><text:s/></text:span><text:span text:style-name="T15">28 </text:span><text:span text:style-name="T13"><text:s text:c="8"/>fp = fopen(argv[1],"w"); //opens the file in write mode. <text:s text:c="7"/>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9 <text:s text:c="8"/>char *stop;</text:span></text:p>
              <text:p text:style-name="P6"><text:span text:style-name="T13"><text:s/></text:span><text:span text:style-name="T13">30 </text:span></text:p>
              <text:p text:style-name="P6"><text:span text:style-name="T13"><text:s/></text:span><text:span text:style-name="T13">31 <text:s text:c="8"/>i = 0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32 </text:span><text:span text:style-name="T13"><text:s text:c="8"/>while((stop = strstr(buf+i,argv[2])) != NULL) </text:span><text:span text:style-name="T16">//finds word in a file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33 <text:s text:c="8"/>{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34 </text:span><text:span text:style-name="T13"><text:s text:c="11"/>for(j = stop-buf; i&lt;j;i++)</text:span></text:p>
            </text:list-header>
          </text:list>
          <text:list text:style-name="L4">
            <text:list-header>
              <text:p text:style-name="P6"><text:span text:style-name="T13"><text:s/></text:span><text:span text:style-name="T15">35 </text:span><text:span text:style-name="T13"><text:s text:c="11"/>fputc(buf[i],fp);</text:span><text:span text:style-name="T16"> //write the characters from DMA to file untill that word is present <text:s text:c="7"/></text:span></text:p>
              <text:p text:style-name="P6"><text:span text:style-name="T13"><text:s/></text:span><text:span text:style-name="T13">36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37 </text:span><text:span text:style-name="T13"><text:s text:c="11"/>fprintf(fp,"%s",argv[3]); </text:span><text:span text:style-name="T16">//for replacing a word2 inplace of word1</text:span><text:span text:style-name="T13">.</text:span></text:p>
            </text:list-header>
          </text:list>
          <text:list text:style-name="L4">
            <text:list-header>
              <text:p text:style-name="P6"><text:span text:style-name="T13"><text:s/></text:span><text:span text:style-name="T15">38 </text:span><text:span text:style-name="T13"><text:s text:c="11"/>i = i+strlen(argv[2]); </text:span><text:span text:style-name="T16">//skip the word1 length in DMA buf. <text:s text:c="2"/></text:span></text:p>
              <text:p text:style-name="P6"><text:span text:style-name="T13"><text:s/></text:span><text:span text:style-name="T13">39 <text:s text:c="8"/>}</text:span></text:p>
              <text:p text:style-name="P6"><text:span text:style-name="T13"><text:s/></text:span><text:span text:style-name="T13">40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41 </text:span><text:span text:style-name="T13"><text:s text:c="8"/>for(;buf[i];i++)</text:span></text:p>
            </text:list-header>
          </text:list>
          <text:list text:style-name="L4">
            <text:list-header>
              <text:p text:style-name="P6"><text:span text:style-name="T13"><text:s/></text:span><text:span text:style-name="T15">42</text:span><text:span text:style-name="T13"> <text:s text:c="8"/>fputc(buf[i],fp); </text:span><text:span text:style-name="T16">//writes the remaining all characters into a file.</text:span></text:p>
              <text:p text:style-name="P6"><text:span text:style-name="T13"><text:s/></text:span><text:span text:style-name="T13">43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44</text:span><text:span text:style-name="T13"> <text:s text:c="8"/>free(buf); </text:span><text:span text:style-name="T16">//frees the DMA buffer.</text:span></text:p>
              <text:p text:style-name="P6"><text:span text:style-name="T15"><text:s/></text:span><text:span text:style-name="T15">45 </text:span><text:span text:style-name="T13"><text:s text:c="8"/>fclose(fp); </text:span><text:span text:style-name="T16">//closes the file to save the data.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46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7" draw:layer="layout" svg:width="1.764cm" svg:height="1.606cm" svg:x="24.8cm" svg:y="1.199cm">
          <text:list text:style-name="L1">
            <text:list-header>
              <text:p text:style-name="P6"><text:span text:style-name="T8">2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7cm" svg:height="10.425cm" svg:x="3.81cm" svg:y="2.121cm" draw:page-number="25" presentation:class="page"/>
          <draw:custom-shape draw:style-name="gr37" draw:text-style-name="P5" draw:layer="layout" svg:width="17.22cm" svg:height="12.519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>
        <draw:custom-shape draw:style-name="gr249" draw:text-style-name="P21" draw:layer="layout" svg:width="3.801cm" svg:height="9.799cm" svg:x="8.401cm" svg:y="2.8cm">
          <text:list text:style-name="L4">
            <text:list-header>
              <text:p text:style-name="P19"><text:span text:style-name="T13">Progr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0" draw:text-style-name="P21" draw:layer="layout" svg:width="4.802cm" svg:height="3.599cm" svg:x="1.001cm" svg:y="3.801cm">
          <text:list text:style-name="L4">
            <text:list-header>
              <text:p text:style-name="P19"><text:span text:style-name="T13">std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1" draw:text-style-name="P21" xml:id="id3" draw:id="id3" draw:layer="layout" svg:width="4.401cm" svg:height="3.598cm" svg:x="16.201cm" svg:y="2.602cm">
          <text:list text:style-name="L4">
            <text:list-header>
              <text:p text:style-name="P19"><text:span text:style-name="T13">std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2" draw:text-style-name="P21" xml:id="id1" draw:id="id1" draw:layer="layout" svg:width="4.401cm" svg:height="3.801cm" svg:x="16.201cm" svg:y="8.802cm">
          <text:list text:style-name="L4">
            <text:list-header>
              <text:p text:style-name="P19"><text:span text:style-name="T13">stder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3" draw:text-style-name="P25" draw:layer="layout" svg:width="6.399cm" svg:height="2.398cm" svg:x="0.401cm" svg:y="9.402cm">
          <text:p/>
          <draw:enhanced-geometry svg:viewBox="0 0 21600 21600" draw:type="rectangle" draw:enhanced-path="M 0 0 L 21600 0 21600 21600 0 21600 0 0 Z N"/>
        </draw:custom-shape>
        <draw:line draw:style-name="gr254" draw:text-style-name="P26" draw:layer="layout" svg:x1="0.401cm" svg:y1="9.798cm" svg:x2="6.8cm" svg:y2="9.803cm">
          <text:p/>
        </draw:line>
        <draw:line draw:style-name="gr254" draw:text-style-name="P26" draw:layer="layout" svg:x1="0.401cm" svg:y1="10.2cm" svg:x2="6.8cm" svg:y2="10.204cm">
          <text:p/>
        </draw:line>
        <draw:line draw:style-name="gr254" draw:text-style-name="P26" draw:layer="layout" svg:x1="0.401cm" svg:y1="10.601cm" svg:x2="6.8cm" svg:y2="10.605cm">
          <text:p/>
        </draw:line>
        <draw:line draw:style-name="gr254" draw:text-style-name="P26" draw:layer="layout" svg:x1="0.401cm" svg:y1="10.998cm" svg:x2="4.802cm" svg:y2="11.002cm">
          <text:p/>
        </draw:line>
        <draw:line draw:style-name="gr254" draw:text-style-name="P26" draw:layer="layout" svg:x1="0.401cm" svg:y1="11.399cm" svg:x2="6.8cm" svg:y2="11.404cm">
          <text:p/>
        </draw:line>
        <draw:line draw:style-name="gr254" draw:text-style-name="P26" draw:layer="layout" svg:x1="2.399cm" svg:y1="11.399cm" svg:x2="2.403cm" svg:y2="11.8cm">
          <text:p/>
        </draw:line>
        <draw:line draw:style-name="gr254" draw:text-style-name="P26" draw:layer="layout" svg:x1="4.401cm" svg:y1="11.399cm" svg:x2="4.405cm" svg:y2="11.8cm">
          <text:p/>
        </draw:line>
        <draw:line draw:style-name="gr254" draw:text-style-name="P26" draw:layer="layout" svg:x1="0.798cm" svg:y1="9.402cm" svg:x2="0.803cm" svg:y2="11.8cm">
          <text:p/>
        </draw:line>
        <draw:line draw:style-name="gr254" draw:text-style-name="P26" draw:layer="layout" svg:x1="1.199cm" svg:y1="9.402cm" svg:x2="1.204cm" svg:y2="11.8cm">
          <text:p/>
        </draw:line>
        <draw:line draw:style-name="gr254" draw:text-style-name="P26" draw:layer="layout" svg:x1="1.601cm" svg:y1="9.402cm" svg:x2="1.605cm" svg:y2="11.8cm">
          <text:p/>
        </draw:line>
        <draw:line draw:style-name="gr254" draw:text-style-name="P26" draw:layer="layout" svg:x1="2.002cm" svg:y1="9.402cm" svg:x2="2.006cm" svg:y2="11.8cm">
          <text:p/>
        </draw:line>
        <draw:line draw:style-name="gr254" draw:text-style-name="P26" draw:layer="layout" svg:x1="2.399cm" svg:y1="9.402cm" svg:x2="2.403cm" svg:y2="11.8cm">
          <text:p/>
        </draw:line>
        <draw:line draw:style-name="gr254" draw:text-style-name="P26" draw:layer="layout" svg:x1="2.8cm" svg:y1="9.402cm" svg:x2="2.805cm" svg:y2="11.404cm">
          <text:p/>
        </draw:line>
        <draw:line draw:style-name="gr254" draw:text-style-name="P26" draw:layer="layout" svg:x1="3.201cm" svg:y1="9.402cm" svg:x2="3.206cm" svg:y2="11.404cm">
          <text:p/>
        </draw:line>
        <draw:line draw:style-name="gr254" draw:text-style-name="P26" draw:layer="layout" svg:x1="3.598cm" svg:y1="9.402cm" svg:x2="3.603cm" svg:y2="11.404cm">
          <text:p/>
        </draw:line>
        <draw:line draw:style-name="gr254" draw:text-style-name="P26" draw:layer="layout" svg:x1="4cm" svg:y1="9.402cm" svg:x2="4.004cm" svg:y2="11.404cm">
          <text:p/>
        </draw:line>
        <draw:line draw:style-name="gr254" draw:text-style-name="P26" draw:layer="layout" svg:x1="4.401cm" svg:y1="9.402cm" svg:x2="4.405cm" svg:y2="11.404cm">
          <text:p/>
        </draw:line>
        <draw:line draw:style-name="gr254" draw:text-style-name="P26" draw:layer="layout" svg:x1="4.802cm" svg:y1="9.402cm" svg:x2="4.807cm" svg:y2="11.002cm">
          <text:p/>
        </draw:line>
        <draw:line draw:style-name="gr254" draw:text-style-name="P26" draw:layer="layout" svg:x1="5.199cm" svg:y1="9.402cm" svg:x2="5.203cm" svg:y2="11.8cm">
          <text:p/>
        </draw:line>
        <draw:line draw:style-name="gr254" draw:text-style-name="P26" draw:layer="layout" svg:x1="2.8cm" svg:y1="9.402cm" svg:x2="2.805cm" svg:y2="11.404cm">
          <text:p/>
        </draw:line>
        <draw:line draw:style-name="gr254" draw:text-style-name="P26" draw:layer="layout" svg:x1="5.6cm" svg:y1="9.402cm" svg:x2="5.605cm" svg:y2="11.8cm">
          <text:p/>
        </draw:line>
        <draw:line draw:style-name="gr254" draw:text-style-name="P26" draw:layer="layout" svg:x1="6.002cm" svg:y1="9.402cm" svg:x2="6.006cm" svg:y2="11.8cm">
          <text:p/>
        </draw:line>
        <draw:line draw:style-name="gr254" draw:text-style-name="P26" draw:layer="layout" svg:x1="6.399cm" svg:y1="9.402cm" svg:x2="6.403cm" svg:y2="11.8cm">
          <text:p/>
        </draw:line>
        <draw:line draw:style-name="gr254" draw:text-style-name="P26" draw:layer="layout" svg:x1="5.199cm" svg:y1="10.998cm" svg:x2="6.8cm" svg:y2="11.002cm">
          <text:p/>
        </draw:line>
        <draw:line draw:style-name="gr254" draw:text-style-name="P26" draw:layer="layout" svg:x1="4.802cm" svg:y1="11.399cm" svg:x2="4.807cm" svg:y2="11.8cm">
          <text:p/>
        </draw:line>
        <draw:custom-shape draw:style-name="gr255" draw:text-style-name="P21" xml:id="id2" draw:id="id2" draw:layer="layout" svg:width="4.802cm" svg:height="4.198cm" svg:x="22.6cm" svg:y="5.6cm">
          <text:list text:style-name="L4">
            <text:list-header>
              <text:p text:style-name="P19"><text:span text:style-name="T13">Displa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4" draw:text-style-name="P26" draw:layer="layout" svg:x1="25.025cm" svg:y1="9.798cm" svg:x2="23.773cm" svg:y2="11.399cm">
          <text:p/>
        </draw:line>
        <draw:line draw:style-name="gr254" draw:text-style-name="P26" draw:layer="layout" svg:x1="24.999cm" svg:y1="9.798cm" svg:x2="26.397cm" svg:y2="11.399cm">
          <text:p/>
        </draw:line>
        <draw:line draw:style-name="gr254" draw:text-style-name="P26" draw:layer="layout" svg:x1="23.799cm" svg:y1="11.399cm" svg:x2="26.401cm" svg:y2="11.404cm">
          <text:p/>
        </draw:line>
        <draw:custom-shape draw:style-name="gr256" draw:text-style-name="P25" draw:layer="layout" svg:width="2.602cm" svg:height="0.6cm" svg:x="5.799cm" svg:y="5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57" draw:text-style-name="P26" draw:layer="layout" draw:type="curve" svg:x1="20.602cm" svg:y1="10.702cm" svg:x2="22.6cm" svg:y2="7.699cm" draw:start-shape="id1" draw:start-glue-point="1" draw:end-shape="id2" draw:end-glue-point="3" svg:d="M20602 10702c1498 0 500-3003 1998-3003" svg:viewBox="0 0 1999 3004">
          <text:p/>
        </draw:connector>
        <draw:connector draw:style-name="gr257" draw:text-style-name="P26" draw:layer="layout" draw:type="curve" svg:x1="20.602cm" svg:y1="4.401cm" svg:x2="22.6cm" svg:y2="7.699cm" draw:start-shape="id3" draw:start-glue-point="1" draw:end-shape="id2" draw:end-glue-point="3" svg:d="M20602 4401c1498 0 500 3298 1998 3298" svg:viewBox="0 0 1999 3299">
          <text:p/>
        </draw:connector>
        <draw:custom-shape draw:style-name="gr258" draw:text-style-name="P25" draw:layer="layout" svg:width="3.999cm" svg:height="0.6cm" svg:x="12.202cm" svg:y="4.1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8" draw:text-style-name="P25" draw:layer="layout" svg:width="3.999cm" svg:height="0.6cm" svg:x="12.202cm" svg:y="10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9" draw:text-style-name="P25" draw:layer="layout" svg:width="0.599cm" svg:height="2.002cm" svg:x="2.999cm" svg:y="7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0" draw:text-style-name="P7" draw:layer="layout" svg:width="3.105cm" svg:height="1.015cm" svg:x="1.896cm" svg:y="11.8cm">
          <text:list text:style-name="L4">
            <text:list-header>
              <text:p text:style-name="P6"><text:span text:style-name="T13">keybo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7" draw:layer="layout" svg:width="1.764cm" svg:height="1.605cm" svg:x="24.8cm" svg:y="1.261cm">
          <text:list text:style-name="L1">
            <text:list-header>
              <text:p text:style-name="P6"><text:span text:style-name="T8">2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7" draw:layer="layout" svg:width="2.791cm" svg:height="1.015cm" svg:x="12.599cm" svg:y="3.201cm">
          <text:list text:style-name="L4">
            <text:list-header>
              <text:p text:style-name="P6"><text:span text:style-name="T13">su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7" draw:layer="layout" svg:width="2.227cm" svg:height="1.015cm" svg:x="12.801cm" svg:y="9.388cm">
          <text:list text:style-name="L4">
            <text:list-header>
              <text:p text:style-name="P6"><text:span text:style-name="T13">fail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7" draw:layer="layout" svg:width="2.263cm" svg:height="1.014cm" svg:x="12.801cm" svg:y="4.789cm">
          <text:list text:style-name="L4">
            <text:list-header>
              <text:p text:style-name="P6"><text:span text:style-name="T13">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7" draw:layer="layout" svg:width="1.839cm" svg:height="1.014cm" svg:x="13cm" svg:y="10.786cm">
          <text:list text:style-name="L4">
            <text:list-header>
              <text:p text:style-name="P6"><text:span text:style-name="T13">err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1" xml:id="id4" draw:id="id4" draw:layer="layout" svg:width="2.201cm" svg:height="3.201cm" svg:x="2.8cm" svg:y="17.401cm">
          <text:list text:style-name="L4">
            <text:list-header>
              <text:p text:style-name="P19"><text:span text:style-name="T23">input</text:span></text:p>
              <text:p text:style-name="P19"><text:span text:style-name="T2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7" draw:text-style-name="P21" xml:id="id7" draw:id="id7" draw:layer="layout" svg:width="2.2cm" svg:height="3.201cm" svg:x="15.8cm" svg:y="17.401cm">
          <text:list text:style-name="L4">
            <text:list-header>
              <text:p text:style-name="P19"><text:span text:style-name="T23">output</text:span></text:p>
              <text:p text:style-name="P19"><text:span text:style-name="T2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8" draw:text-style-name="P21" xml:id="id5" draw:id="id5" draw:layer="layout" svg:width="2.201cm" svg:height="1.799cm" svg:x="5.9cm" svg:y="14.199cm">
          <text:list text:style-name="L4">
            <text:list-header>
              <text:p text:style-name="P19"><text:span text:style-name="T23">stre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9" draw:text-style-name="P21" xml:id="id6" draw:id="id6" draw:layer="layout" svg:width="2.2cm" svg:height="1.799cm" svg:x="12.85cm" svg:y="14.199cm">
          <text:list text:style-name="L4">
            <text:list-header>
              <text:p text:style-name="P19"><text:span text:style-name="T23">stream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57" draw:text-style-name="P26" draw:layer="layout" draw:type="curve" svg:x1="3.9cm" svg:y1="17.401cm" svg:x2="5.9cm" svg:y2="15.098cm" draw:start-shape="id4" draw:start-glue-point="0" draw:end-shape="id5" draw:end-glue-point="3" svg:d="M3900 17401c0-1536 666-2303 2000-2303" svg:viewBox="0 0 2001 2304">
          <text:p/>
        </draw:connector>
        <draw:line draw:style-name="gr254" draw:text-style-name="P26" draw:layer="layout" svg:x1="12.202cm" svg:y1="11.999cm" svg:x2="14.001cm" svg:y2="12.003cm">
          <text:p/>
        </draw:line>
        <draw:line draw:style-name="gr270" draw:text-style-name="P26" draw:layer="layout" svg:x1="14.001cm" svg:y1="11.999cm" svg:x2="14.005cm" svg:y2="14.199cm">
          <text:p/>
        </draw:line>
        <draw:connector draw:style-name="gr257" draw:text-style-name="P26" draw:layer="layout" draw:type="curve" svg:x1="15.05cm" svg:y1="15.098cm" svg:x2="16.9cm" svg:y2="17.401cm" draw:start-shape="id6" draw:start-glue-point="1" draw:end-shape="id7" draw:end-glue-point="0" svg:d="M15050 15098c1234 0 1850 767 1850 2303" svg:viewBox="0 0 1851 2304">
          <text:p/>
        </draw:connector>
        <draw:line draw:style-name="gr254" draw:text-style-name="P26" draw:layer="layout" svg:x1="6.998cm" svg:y1="14.225cm" svg:x2="7.003cm" svg:y2="12.17cm">
          <text:p/>
        </draw:line>
        <draw:line draw:style-name="gr270" draw:text-style-name="P26" draw:layer="layout" svg:x1="6.998cm" svg:y1="12.202cm" svg:x2="8.396cm" svg:y2="12.206cm">
          <text:p/>
        </draw:line>
        <draw:custom-shape draw:style-name="gr271" draw:text-style-name="P7" draw:layer="layout" svg:width="1.958cm" svg:height="1.265cm" svg:x="1.199cm" svg:y="4cm">
          <text:list text:style-name="L10">
            <text:list-header>
              <text:p text:style-name="P6"><text:span text:style-name="T24">a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0" draw:layer="layout" svg:width="1.6cm" svg:height="1.398cm" svg:x="9.402cm" svg:y="4.401cm">
          <text:list text:style-name="L10">
            <text:list-header>
              <text:p text:style-name="P19"><text:span text:style-name="T25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3" draw:text-style-name="P7" draw:layer="layout" svg:width="1.243cm" svg:height="1.015cm" svg:x="9.556cm" svg:y="3.598cm">
          <text:list text:style-name="L10">
            <text:list-header>
              <text:p text:style-name="P6"><text:span text:style-name="T17">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3cm" svg:height="10.42cm" svg:x="3.81cm" svg:y="2.121cm" draw:page-number="26" presentation:class="page"/>
          <draw:custom-shape draw:style-name="gr274" draw:text-style-name="P5" draw:layer="layout" svg:width="17.215cm" svg:height="12.515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>
        <draw:custom-shape draw:style-name="gr275" draw:text-style-name="P7" draw:layer="layout" svg:width="26.41cm" svg:height="11.038cm" svg:x="0.401cm" svg:y="0.798cm">
          <text:list text:style-name="L4">
            <text:list-header>
              <text:p text:style-name="P6"><text:span text:style-name="T13"><text:s text:c="2"/></text:span><text:span text:style-name="T14">//write a program to understand the concept of stdin, stdout &amp; stderr</text:span></text:p>
            </text:list-header>
          </text:list>
          <text:list text:style-name="L1">
            <text:list-header>
              <text:p text:style-name="P6"><text:span text:style-name="T14"/></text:p>
            </text:list-header>
          </text:list>
          <text:list text:style-name="L4">
            <text:list-header>
              <text:p text:style-name="P6"><text:span text:style-name="T13"><text:s text:c="2"/></text:span><text:span text:style-name="T13">1 #include&lt;stdio.h&gt;</text:span></text:p>
              <text:p text:style-name="P6"><text:span text:style-name="T13"><text:s text:c="2"/></text:span><text:span text:style-name="T13">2 int main()</text:span></text:p>
              <text:p text:style-name="P6"><text:span text:style-name="T13"><text:s text:c="2"/></text:span><text:span text:style-name="T13">3 {</text:span></text:p>
              <text:p text:style-name="P6"><text:span text:style-name="T13"><text:s text:c="2"/></text:span><text:span text:style-name="T13">4 <text:s text:c="8"/>char ch;</text:span></text:p>
              <text:p text:style-name="P6"><text:span text:style-name="T13"><text:s text:c="2"/></text:span><text:span text:style-name="T13">5 <text:s text:c="8"/>int x;</text:span></text:p>
              <text:p text:style-name="P6"><text:span text:style-name="T13"><text:s text:c="2"/></text:span><text:span text:style-name="T13">6 <text:s text:c="8"/>float f;</text:span></text:p>
              <text:p text:style-name="P6"><text:span text:style-name="T13"><text:s text:c="2"/></text:span><text:span text:style-name="T13">7 <text:s text:c="8"/>char a[20];</text:span></text:p>
              <text:p text:style-name="P6"><text:span text:style-name="T13"><text:s text:c="2"/></text:span><text:span text:style-name="T13">8 </text:span></text:p>
              <text:p text:style-name="P6"><text:span text:style-name="T13"><text:s text:c="2"/></text:span><text:span text:style-name="T13">9 <text:s text:c="8"/>printf("Enter the char,int,float and string\n");</text:span></text:p>
              <text:p text:style-name="P6"><text:span text:style-name="T13"><text:s/></text:span><text:span text:style-name="T13">10 </text:span></text:p>
              <text:p text:style-name="P6"><text:span text:style-name="T13"><text:s/></text:span><text:span text:style-name="T15">11</text:span><text:span text:style-name="T13"> <text:s text:c="8"/>fscanf(stdin,"%c%d%f%s",&amp;ch,&amp;x,&amp;f,a); </text:span><text:span text:style-name="T16">//reads from keyboard</text:span></text:p>
              <text:p text:style-name="P6"><text:span text:style-name="T13"><text:s/></text:span><text:span text:style-name="T15">12</text:span><text:span text:style-name="T13"> <text:s text:c="8"/>fprintf(stdout,"ch = %c <text:s/>x = %d <text:s/>f = %f <text:s/>a = %s\n",ch,x,f,a);</text:span><text:span text:style-name="T16"> //writes on display unit <text:s/></text:span></text:p>
              <text:p text:style-name="P6"><text:span text:style-name="T13"><text:s/></text:span><text:span text:style-name="T13">13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7" draw:layer="layout" svg:width="1.764cm" svg:height="1.605cm" svg:x="24.796cm" svg:y="1.323cm">
          <text:list text:style-name="L1">
            <text:list-header>
              <text:p text:style-name="P6"><text:span text:style-name="T8">2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3cm" svg:height="10.42cm" svg:x="3.81cm" svg:y="2.121cm" draw:page-number="27" presentation:class="page"/>
          <draw:custom-shape draw:style-name="gr274" draw:text-style-name="P5" draw:layer="layout" svg:width="17.215cm" svg:height="12.515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>
        <draw:custom-shape draw:style-name="gr277" draw:text-style-name="P7" draw:layer="layout" svg:width="25.4cm" svg:height="16.219cm" svg:x="0.798cm" svg:y="1.601cm">
          <text:list text:style-name="L4">
            <text:list-header>
              <text:p text:style-name="P6"><text:span text:style-name="T13"><text:s text:c="2"/></text:span><text:span text:style-name="T13">1 </text:span><text:span text:style-name="T14">//write a program to perform write &amp; read operation from the file.</text:span></text:p>
              <text:p text:style-name="P6"><text:span text:style-name="T13"><text:s/>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int main()</text:span></text:p>
              <text:p text:style-name="P6"><text:span text:style-name="T13"><text:s text:c="2"/></text:span><text:span text:style-name="T13">4 {</text:span></text:p>
              <text:p text:style-name="P6"><text:span text:style-name="T13"><text:s/></text:span><text:span text:style-name="T15"><text:s/></text:span><text:span text:style-name="T15">5 </text:span><text:span text:style-name="T13"><text:s text:c="8"/>FILE *fp = fopen("data.txt","w+"); </text:span><text:span text:style-name="T16">//opens in write &amp; read mode.</text:span></text:p>
              <text:p text:style-name="P6"><text:span text:style-name="T13"><text:s text:c="2"/></text:span><text:span text:style-name="T13">6 </text:span></text:p>
              <text:p text:style-name="P6"><text:span text:style-name="T13"><text:s text:c="2"/></text:span><text:span text:style-name="T13">7 <text:s text:c="8"/>char ch;</text:span></text:p>
              <text:p text:style-name="P6"><text:span text:style-name="T13"><text:s text:c="2"/></text:span><text:span text:style-name="T13">8 <text:s text:c="8"/>printf("Enter the data into a file\n");</text:span></text:p>
              <text:p text:style-name="P6"><text:span text:style-name="T13"><text:s text:c="2"/></text:span><text:span text:style-name="T15">9 </text:span><text:span text:style-name="T13"><text:s text:c="8"/>while((ch = getchar()) != EOF) </text:span><text:span text:style-name="T16">//reads the data from the keyboard.</text:span></text:p>
              <text:p text:style-name="P6"><text:span text:style-name="T13"><text:s/></text:span><text:span text:style-name="T15">10 </text:span><text:span text:style-name="T13"><text:s text:c="8"/>fputc(ch,fp);</text:span></text:p>
              <text:p text:style-name="P6"><text:span text:style-name="T13"><text:s/></text:span><text:span text:style-name="T13">11 </text:span></text:p>
              <text:p text:style-name="P6"><text:span text:style-name="T13"><text:s/></text:span><text:span text:style-name="T13">12 <text:s text:c="8"/>printf("Data is saved successfully into a file\n");</text:span></text:p>
              <text:p text:style-name="P6"><text:span text:style-name="T13"><text:s/></text:span><text:span text:style-name="T13">13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4 <text:s/></text:span><text:span text:style-name="T13"><text:s text:c="7"/>rewind(fp);</text:span><text:span text:style-name="T16"> //resets fpi to start position.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5 </text:span></text:p>
              <text:p text:style-name="P6"><text:span text:style-name="T13"><text:s/></text:span><text:span text:style-name="T15">16 </text:span><text:span text:style-name="T13"><text:s text:c="8"/>while((ch = fgetc(fp)) != EOF) </text:span><text:span text:style-name="T16">//reads the data from start positon.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7 <text:s/></text:span><text:span text:style-name="T13"><text:s text:c="7"/>printf("%c",ch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8 </text:span></text:p>
              <text:p text:style-name="P6"><text:span text:style-name="T13"><text:s/></text:span><text:span text:style-name="T13">19 <text:s text:c="8"/>fclose(fp);</text:span></text:p>
              <text:p text:style-name="P6"><text:span text:style-name="T13"><text:s/></text:span><text:span text:style-name="T13">20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7" draw:layer="layout" svg:width="1.764cm" svg:height="1.605cm" svg:x="24.787cm" svg:y="1.38cm">
          <text:list text:style-name="L1">
            <text:list-header>
              <text:p text:style-name="P6"><text:span text:style-name="T8">2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3cm" svg:height="10.42cm" svg:x="3.81cm" svg:y="2.121cm" draw:page-number="28" presentation:class="page"/>
          <draw:custom-shape draw:style-name="gr274" draw:text-style-name="P5" draw:layer="layout" svg:width="17.215cm" svg:height="12.515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1T1">
        <draw:frame presentation:style-name="pr9" draw:text-style-name="P2" draw:layer="layout" svg:width="28.002cm" svg:height="3.399cm" svg:x="0cm" svg:y="-0.199cm" presentation:class="title" presentation:user-transformed="true">
          <draw:text-box>
            <text:list text:style-name="L1">
              <text:list-header>
                <text:p text:style-name="P1"><text:span text:style-name="T1">f</text:span><text:span text:style-name="T1">s</text:span><text:span text:style-name="T1">e</text:span><text:span text:style-name="T1">e</text:span><text:span text:style-name="T1">k</text:span><text:span text:style-name="T1">()</text:span></text:p>
              </text:list-header>
            </text:list>
          </draw:text-box>
        </draw:frame>
        <draw:frame presentation:style-name="pr10" draw:text-style-name="P2" draw:layer="layout" svg:width="27.799cm" svg:height="16.087cm" svg:x="0.197cm" svg:y="3.2cm" presentation:class="outline" presentation:user-transformed="true">
          <draw:text-box>
            <text:list text:style-name="L2">
              <text:list-header>
                <text:p text:style-name="P27"><text:span text:style-name="T2"/></text:p>
                <text:p text:style-name="P27"><text:span text:style-name="T3">Prototype:</text:span></text:p>
              </text:list-header>
            </text:list>
            <text:list text:style-name="L3">
              <text:list-header>
                <text:p text:style-name="P27"><text:span text:style-name="T4"><text:s/></text:span><text:span text:style-name="T5">int fseek(FILE *</text:span><text:span text:style-name="T6">stream</text:span><text:span text:style-name="T5">, long </text:span><text:span text:style-name="T6">offset</text:span><text:span text:style-name="T5">, int </text:span><text:span text:style-name="T6">whence</text:span><text:span text:style-name="T5">);</text:span></text:p>
              </text:list-header>
            </text:list>
            <text:list text:style-name="L2">
              <text:list-header>
                <text:p text:style-name="P27"><text:span text:style-name="T3">Description:</text:span></text:p>
              </text:list-header>
            </text:list>
            <text:list text:style-name="L4">
              <text:list-header>
                <text:p text:style-name="P27"><text:span text:style-name="T5"><text:s text:c="4"/></text:span><text:span text:style-name="T5">The <text:s/>fseek() <text:s/>function <text:s/>sets the file position indicator for the stream pointed to </text:span><text:span text:style-name="T5">by stream. <text:s/>The new position, measured in bytes, is obtained by adding offset </text:span><text:span text:style-name="T5">bytes to the position specified by whence. <text:s/>If whence is <text:s/>set <text:s/>to </text:span><text:span text:style-name="T26"><text:s/>SEEK_SET, </text:span><text:span text:style-name="T5"><text:s/></text:span><text:span text:style-name="T26">SEEK_CUR</text:span><text:span text:style-name="T5">, <text:s/>or </text:span><text:span text:style-name="T26">SEEK_END</text:span><text:span text:style-name="T5">, the offset is relative to the start of the file, the </text:span><text:span text:style-name="T5">current position indicator, or end-of-file, respectively.</text:span></text:p>
              </text:list-header>
            </text:list>
            <text:list text:style-name="L2">
              <text:list-header>
                <text:p text:style-name="P27"><text:span text:style-name="T3">Return value:</text:span></text:p>
              </text:list-header>
            </text:list>
            <text:list text:style-name="L5">
              <text:list-header>
                <text:p text:style-name="P27"><text:span text:style-name="T10">Success :</text:span><text:span text:style-name="T7"> </text:span><text:span text:style-name="T5"><text:s/>0</text:span></text:p>
                <text:p text:style-name="P27"><text:span text:style-name="T10">Failure <text:s text:c="3"/>:</text:span><text:span text:style-name="T7"> </text:span><text:span text:style-name="T5"><text:s/>EOF</text:span></text:p>
              </text:list-header>
            </text:list>
          </draw:text-box>
        </draw:frame>
        <draw:custom-shape draw:style-name="gr279" draw:text-style-name="P7" draw:layer="layout" svg:width="1.764cm" svg:height="1.605cm" svg:x="24.787cm" svg:y="1.442cm">
          <text:list text:style-name="L1">
            <text:list-header>
              <text:p text:style-name="P6"><text:span text:style-name="T8">2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9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1T1">
        <draw:frame presentation:style-name="pr11" draw:text-style-name="P2" draw:layer="layout" svg:width="28.002cm" svg:height="2.602cm" svg:x="0cm" svg:y="0cm" presentation:class="title" presentation:user-transformed="true">
          <draw:text-box>
            <text:list text:style-name="L1">
              <text:list-header>
                <text:p text:style-name="P1"><text:span text:style-name="T1">ft</text:span><text:span text:style-name="T1">e</text:span><text:span text:style-name="T1">ll</text:span><text:span text:style-name="T1">()</text:span></text:p>
              </text:list-header>
            </text:list>
          </draw:text-box>
        </draw:frame>
        <draw:frame presentation:style-name="pr6" draw:text-style-name="P2" draw:layer="layout" svg:width="28.002cm" svg:height="16.682cm" svg:x="0cm" svg:y="2.002cm" presentation:class="outline" presentation:user-transformed="true">
          <draw:text-box>
            <text:list text:style-name="L2">
              <text:list-header>
                <text:p text:style-name="P27"><text:span text:style-name="T2"/></text:p>
                <text:p text:style-name="P27"><text:span text:style-name="T3">Prototype:</text:span></text:p>
              </text:list-header>
            </text:list>
            <text:list text:style-name="L3">
              <text:list-header>
                <text:p text:style-name="P27"><text:span text:style-name="T4"><text:s/></text:span><text:span text:style-name="T5">long ftell(FILE *</text:span><text:span text:style-name="T6">stream</text:span><text:span text:style-name="T5">);</text:span></text:p>
              </text:list-header>
            </text:list>
            <text:list text:style-name="L2">
              <text:list-header>
                <text:p text:style-name="P27"><text:span text:style-name="T3">Description:</text:span></text:p>
              </text:list-header>
            </text:list>
            <text:list text:style-name="L3">
              <text:list-header>
                <text:p text:style-name="P27"><text:span text:style-name="T4"><text:s/></text:span><text:span text:style-name="T5">The ftell() function obtains the current value of the file position indicator for the </text:span><text:span text:style-name="T5">stream pointed to by stream.</text:span></text:p>
              </text:list-header>
            </text:list>
            <text:list text:style-name="L2">
              <text:list-header>
                <text:p text:style-name="P27"><text:span text:style-name="T3">Return value:</text:span></text:p>
              </text:list-header>
            </text:list>
            <text:list text:style-name="L5">
              <text:list-header>
                <text:p text:style-name="P27"><text:span text:style-name="T10">Success : <text:s/></text:span><text:span text:style-name="T5">Returns the current offset</text:span></text:p>
              </text:list-header>
            </text:list>
            <text:list text:style-name="L3">
              <text:list-header>
                <text:p text:style-name="P27"><text:span text:style-name="T5"><text:s/></text:span><text:span text:style-name="T10">Failure <text:s text:c="2"/>:</text:span><text:span text:style-name="T5"> <text:s/>EOF</text:span></text:p>
              </text:list-header>
            </text:list>
          </draw:text-box>
        </draw:frame>
        <draw:custom-shape draw:style-name="gr280" draw:text-style-name="P7" draw:layer="layout" svg:width="1.764cm" svg:height="1.605cm" svg:x="24.787cm" svg:y="1.442cm">
          <text:list text:style-name="L1">
            <text:list-header>
              <text:p text:style-name="P6"><text:span text:style-name="T8">3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0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>
        <draw:custom-shape draw:style-name="gr281" draw:text-style-name="P7" draw:layer="layout" svg:width="23.478cm" svg:height="18.949cm" svg:x="0.401cm" svg:y="0.798cm">
          <text:list text:style-name="L4">
            <text:list-header>
              <text:p text:style-name="P6"><text:span text:style-name="T17"><text:s text:c="2"/></text:span><text:span text:style-name="T17">1</text:span><text:span text:style-name="T14"> //write a program to understand the concept of fseek() and ftell()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int main()</text:span></text:p>
              <text:p text:style-name="P6"><text:span text:style-name="T13"><text:s text:c="2"/></text:span><text:span text:style-name="T13">4 {</text:span></text:p>
              <text:p text:style-name="P6"><text:span text:style-name="T13"><text:s text:c="2"/></text:span><text:span text:style-name="T15">5 </text:span><text:span text:style-name="T13"><text:s text:c="8"/>FILE *fp = fopen("data.txt","r"); </text:span><text:span text:style-name="T16">//opens in read mode.</text:span></text:p>
              <text:p text:style-name="P6"><text:span text:style-name="T13"><text:s text:c="2"/></text:span><text:span text:style-name="T13">6 </text:span></text:p>
              <text:p text:style-name="P6"><text:span text:style-name="T13"><text:s text:c="2"/></text:span><text:span text:style-name="T13">7 <text:s text:c="8"/>if(fp == NULL) {</text:span></text:p>
              <text:p text:style-name="P6"><text:span text:style-name="T13"><text:s text:c="2"/></text:span><text:span text:style-name="T13">8 <text:s text:c="8"/>printf("file doesn't exist\n");</text:span></text:p>
              <text:p text:style-name="P6"><text:span text:style-name="T13"><text:s text:c="2"/></text:span><text:span text:style-name="T13">9 <text:s text:c="8"/>return 0;</text:span></text:p>
              <text:p text:style-name="P6"><text:span text:style-name="T13"><text:s/></text:span><text:span text:style-name="T13">10 <text:s text:c="8"/>}</text:span></text:p>
              <text:p text:style-name="P6"><text:span text:style-name="T13"><text:s/></text:span><text:span text:style-name="T13">11 </text:span></text:p>
              <text:p text:style-name="P6"><text:span text:style-name="T13"><text:s/></text:span><text:span text:style-name="T13">12 <text:s text:c="8"/>char ch;</text:span></text:p>
              <text:p text:style-name="P6"><text:span text:style-name="T13"><text:s/></text:span><text:span text:style-name="T13">13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4 </text:span><text:span text:style-name="T13"><text:s text:c="8"/>fseek(fp,5,0); </text:span><text:span text:style-name="T16">//fpi increments 5bytes from start position.</text:span></text:p>
            </text:list-header>
          </text:list>
          <text:list text:style-name="L4">
            <text:list-header>
              <text:p text:style-name="P6"><text:span text:style-name="T13"><text:s/></text:span><text:span text:style-name="T15">15</text:span><text:span text:style-name="T13"> <text:s text:c="8"/>//fseek(fp,5,1); </text:span><text:span text:style-name="T16">//fpi increments 5bytes from current position.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6</text:span><text:span text:style-name="T13"> <text:s text:c="8"/>//fseek(fp,-5,2);</text:span><text:span text:style-name="T16">//fpi decrements 5bytes from last position. 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7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8</text:span><text:span text:style-name="T13"> <text:s text:c="8"/>ch = fgetc(fp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9 <text:s text:c="8"/>printf("ch = %c\n",ch)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20 </text:span><text:span text:style-name="T13"><text:s text:c="8"/>printf("file position : %ld\n",ftell(fp)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1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7" draw:layer="layout" svg:width="1.764cm" svg:height="1.605cm" svg:x="24.774cm" svg:y="1.504cm">
          <text:list text:style-name="L1">
            <text:list-header>
              <text:p text:style-name="P6"><text:span text:style-name="T8">3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13cm" svg:height="10.42cm" svg:x="3.81cm" svg:y="2.121cm" draw:page-number="31" presentation:class="page"/>
          <draw:custom-shape draw:style-name="gr274" draw:text-style-name="P5" draw:layer="layout" svg:width="17.215cm" svg:height="12.515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>
        <draw:custom-shape draw:style-name="gr283" draw:text-style-name="P7" draw:layer="layout" svg:width="26cm" svg:height="19.601cm" svg:x="0.798cm" svg:y="0.6cm">
          <text:list text:style-name="L4">
            <text:list-header>
              <text:p text:style-name="P6"><text:span text:style-name="T13"><text:s text:c="2"/></text:span><text:span text:style-name="T13">1 </text:span><text:span text:style-name="T14">//write a program to replace a char with another char in a given file.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int main(int argc,char *argv[])</text:span></text:p>
              <text:p text:style-name="P6"><text:span text:style-name="T13"><text:s text:c="2"/></text:span><text:span text:style-name="T13">4 {</text:span></text:p>
              <text:p text:style-name="P6"><text:span text:style-name="T13"><text:s/></text:span><text:span text:style-name="T15"><text:s/></text:span><text:span text:style-name="T15">5</text:span><text:span text:style-name="T13"> <text:s text:c="8"/>if(argc != 4) {</text:span></text:p>
              <text:p text:style-name="P6"><text:span text:style-name="T13"><text:s text:c="2"/></text:span><text:span text:style-name="T13">6 <text:s text:c="8"/>printf("Usage : ./a.out file ch1 ch2\n");</text:span></text:p>
              <text:p text:style-name="P6"><text:span text:style-name="T13"><text:s text:c="2"/></text:span><text:span text:style-name="T13">7 <text:s text:c="8"/>return 0;</text:span></text:p>
              <text:p text:style-name="P6"><text:span text:style-name="T13"><text:s text:c="2"/></text:span><text:span text:style-name="T13">8 <text:s text:c="8"/>}</text:span></text:p>
              <text:p text:style-name="P6"><text:span text:style-name="T13"><text:s text:c="2"/></text:span><text:span text:style-name="T13">9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0</text:span><text:span text:style-name="T13"> <text:s text:c="8"/>FILE *fp = fopen(argv[1],"r+");</text:span><text:span text:style-name="T16"> //opens in read &amp; write mode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1 </text:span></text:p>
              <text:p text:style-name="P6"><text:span text:style-name="T13"><text:s/></text:span><text:span text:style-name="T13">12 <text:s text:c="8"/>if(fp == NULL) {</text:span></text:p>
              <text:p text:style-name="P6"><text:span text:style-name="T13"><text:s/></text:span><text:span text:style-name="T13">13 <text:s text:c="8"/>printf("file doesn't exist\n");</text:span></text:p>
              <text:p text:style-name="P6"><text:span text:style-name="T13"><text:s/></text:span><text:span text:style-name="T13">14 <text:s text:c="8"/>return 0;</text:span></text:p>
              <text:p text:style-name="P6"><text:span text:style-name="T13"><text:s/></text:span><text:span text:style-name="T13">15 <text:s text:c="8"/>}</text:span></text:p>
              <text:p text:style-name="P6"><text:span text:style-name="T13"><text:s/></text:span><text:span text:style-name="T13">16 </text:span></text:p>
              <text:p text:style-name="P6"><text:span text:style-name="T13"><text:s/></text:span><text:span text:style-name="T13">17 <text:s text:c="8"/>char ch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8</text:span><text:span text:style-name="T13"> <text:s text:c="8"/>while( (ch = fgetc(fp)) != -1)</text:span><text:span text:style-name="T16"> //reads char by char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9 <text:s text:c="8"/>{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20 </text:span><text:span text:style-name="T13"><text:s text:c="11"/>if(ch == argv[2][0]) </text:span><text:span text:style-name="T16">//comparing char is matched or not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1 <text:s text:c="11"/>{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22 </text:span><text:span text:style-name="T13"><text:s text:c="15"/>fseek(fp,-1,SEEK_CUR); </text:span><text:span text:style-name="T16">//decrementing fpi to -1 from current position.</text:span></text:p>
              <text:p text:style-name="P6"><text:span text:style-name="T15"><text:s/></text:span><text:span text:style-name="T15">23</text:span><text:span text:style-name="T13"> <text:s text:c="15"/>fputc(argv[3][0],fp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24 <text:s text:c="11"/>}</text:span></text:p>
              <text:p text:style-name="P6"><text:span text:style-name="T13"><text:s/></text:span><text:span text:style-name="T13">25 <text:s text:c="8"/>}</text:span></text:p>
              <text:p text:style-name="P6"><text:span text:style-name="T13"><text:s/></text:span><text:span text:style-name="T13">26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7" draw:layer="layout" svg:width="1.764cm" svg:height="1.606cm" svg:x="24.765cm" svg:y="1.565cm">
          <text:list text:style-name="L1">
            <text:list-header>
              <text:p text:style-name="P6"><text:span text:style-name="T8">3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8cm" svg:height="10.416cm" svg:x="3.81cm" svg:y="2.121cm" draw:page-number="32" presentation:class="page"/>
          <draw:custom-shape draw:style-name="gr285" draw:text-style-name="P5" draw:layer="layout" svg:width="17.211cm" svg:height="12.5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>
        <draw:custom-shape draw:style-name="gr286" draw:text-style-name="P7" draw:layer="layout" svg:width="11.536cm" svg:height="2.443cm" svg:x="0.86cm" svg:y="3.801cm">
          <text:list text:style-name="L4">
            <text:list-header>
              <text:p text:style-name="P6"><text:span text:style-name="T13">1. file can't be created if it doesn't exist.</text:span></text:p>
              <text:p text:style-name="P6"><text:span text:style-name="T13"/></text:p>
              <text:p text:style-name="P6"><text:span text:style-name="T13">2. file can't be truncat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7" draw:layer="layout" svg:width="10.429cm" svg:height="2.443cm" svg:x="14.601cm" svg:y="3.801cm">
          <text:list text:style-name="L4">
            <text:list-header>
              <text:p text:style-name="P6"><text:span text:style-name="T13">1. file is created if it is doesn't exist.</text:span></text:p>
              <text:p text:style-name="P6"><text:span text:style-name="T13"/></text:p>
              <text:p text:style-name="P6"><text:span text:style-name="T13">2. file is truncat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7" draw:layer="layout" svg:width="1.605cm" svg:height="1.606cm" svg:x="5.199cm" svg:y="1.565cm">
          <text:list text:style-name="L1">
            <text:list-header>
              <text:p text:style-name="P6"><text:span text:style-name="T8">r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7" draw:layer="layout" svg:width="2.042cm" svg:height="1.605cm" svg:x="19.398cm" svg:y="1.398cm">
          <text:list text:style-name="L1">
            <text:list-header>
              <text:p text:style-name="P6"><text:span text:style-name="T8">w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7" draw:layer="layout" svg:width="23.539cm" svg:height="2.443cm" svg:x="1.001cm" svg:y="7.999cm">
          <text:list text:style-name="L1">
            <text:list-header>
              <text:p text:style-name="P6"><text:span text:style-name="T14">Assignment :</text:span><text:span text:style-name="T13"> Write a program to reverse the particular given string in a given file.</text:span></text:p>
            </text:list-header>
          </text:list>
          <text:list text:style-name="L4">
            <text:list-header>
              <text:p text:style-name="P6"><text:span text:style-name="T13"><text:s text:c="8"/></text:span><text:span text:style-name="T14"><text:s text:c="5"/></text:span><text:span text:style-name="T14">Note : </text:span><text:span text:style-name="T13">Use fseek() and r+ mode to opens the file.</text:span></text:p>
              <text:p text:style-name="P6"><text:span text:style-name="T1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7" draw:layer="layout" svg:width="1.764cm" svg:height="1.605cm" svg:x="24.752cm" svg:y="1.632cm">
          <text:list text:style-name="L1">
            <text:list-header>
              <text:p text:style-name="P6"><text:span text:style-name="T8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7" draw:layer="layout" svg:width="7.272cm" svg:height="1.014cm" svg:x="1.001cm" svg:y="10.998cm">
          <text:list text:style-name="L1">
            <text:list-header>
              <text:p text:style-name="P6"><text:span text:style-name="T14">fopen() 2</text:span><text:span text:style-name="T27">nd</text:span><text:span text:style-name="T14"> argument :</text:span><text:span text:style-name="T1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7" draw:layer="layout" svg:width="26.975cm" svg:height="1.984cm" svg:x="1.199cm" svg:y="12.987cm">
          <text:list text:style-name="L1">
            <text:list-header>
              <text:p text:style-name="P6"><text:span text:style-name="T28">a :</text:span><text:span text:style-name="T17"> </text:span><text:span text:style-name="T13">opens the file only in append mode, (writes the data at the end of file)</text:span><text:span text:style-name="T15"> fpi </text:span><text:span text:style-name="T13">points at the end </text:span></text:p>
            </text:list-header>
          </text:list>
          <text:list text:style-name="L4">
            <text:list-header>
              <text:p text:style-name="P6"><text:span text:style-name="T13"><text:s text:c="6"/></text:span><text:span text:style-name="T13">of file strea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7" draw:layer="layout" svg:width="26.3cm" svg:height="1.984cm" svg:x="1.199cm" svg:y="15.399cm">
          <text:list text:style-name="L1">
            <text:list-header>
              <text:p text:style-name="P6"><text:span text:style-name="T28">a+ :</text:span><text:span text:style-name="T13"> opens the file append and read mode,</text:span><text:span text:style-name="T15"> fpi</text:span><text:span text:style-name="T13"> points at the begining of the stream for read,</text:span></text:p>
            </text:list-header>
          </text:list>
          <text:list text:style-name="L4">
            <text:list-header>
              <text:p text:style-name="P6"><text:span text:style-name="T13"><text:s text:c="7"/></text:span><text:span text:style-name="T13">and points to end of file for wri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7" draw:layer="layout" svg:width="7.58cm" svg:height="1.014cm" svg:x="1.42cm" svg:y="18.199cm">
          <text:list text:style-name="L1">
            <text:list-header>
              <text:p text:style-name="P6"><text:span text:style-name="T15">fpi :</text:span><text:span text:style-name="T13"> file position indicator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8cm" svg:height="10.416cm" svg:x="3.81cm" svg:y="2.121cm" draw:page-number="33" presentation:class="page"/>
          <draw:custom-shape draw:style-name="gr285" draw:text-style-name="P5" draw:layer="layout" svg:width="17.211cm" svg:height="12.5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>
        <draw:custom-shape draw:style-name="gr296" draw:text-style-name="P7" draw:layer="layout" svg:width="20.633cm" svg:height="9.604cm" svg:x="0.798cm" svg:y="0.679cm">
          <text:list text:style-name="L4">
            <text:list-header>
              <text:p text:style-name="P6"><text:span text:style-name="T13"><text:s text:c="2"/></text:span><text:span text:style-name="T14">//write a program to understand the concept of “a” file mode.</text:span></text:p>
              <text:p text:style-name="P6"><text:span text:style-name="T13"><text:s text:c="2"/></text:span><text:span text:style-name="T13">1 #include&lt;stdio.h&gt;</text:span></text:p>
              <text:p text:style-name="P6"><text:span text:style-name="T13"><text:s text:c="2"/></text:span><text:span text:style-name="T13">2 int main()</text:span></text:p>
              <text:p text:style-name="P6"><text:span text:style-name="T13"><text:s text:c="2"/></text:span><text:span text:style-name="T13">3 {</text:span></text:p>
              <text:p text:style-name="P6"><text:span text:style-name="T13"><text:s text:c="2"/></text:span><text:span text:style-name="T15">4</text:span><text:span text:style-name="T13"> <text:s text:c="8"/>FILE *fp = fopen("data.txt","a");</text:span></text:p>
              <text:p text:style-name="P6"><text:span text:style-name="T13"><text:s text:c="2"/></text:span><text:span text:style-name="T13">5 </text:span></text:p>
              <text:p text:style-name="P6"><text:span text:style-name="T13"><text:s text:c="2"/></text:span><text:span text:style-name="T13">6 <text:s text:c="8"/>char a[20];</text:span></text:p>
              <text:p text:style-name="P6"><text:span text:style-name="T13"><text:s text:c="2"/></text:span><text:span text:style-name="T13">7 <text:s text:c="8"/>printf("Enter the string\n");</text:span></text:p>
              <text:p text:style-name="P6"><text:span text:style-name="T13"><text:s text:c="2"/></text:span><text:span text:style-name="T13">8 <text:s text:c="8"/>scanf("%s",a);</text:span></text:p>
              <text:p text:style-name="P6"><text:span text:style-name="T13"><text:s text:c="2"/></text:span><text:span text:style-name="T13">9 </text:span></text:p>
              <text:p text:style-name="P6"><text:span text:style-name="T13"><text:s/></text:span><text:span text:style-name="T15">10</text:span><text:span text:style-name="T13"> <text:s text:c="8"/>fputs(a,fp);</text:span></text:p>
              <text:p text:style-name="P6"><text:span text:style-name="T13"><text:s/></text:span><text:span text:style-name="T13">11 <text:s text:c="8"/>printf("Data is successfully saved in at the end of file\n");</text:span></text:p>
              <text:p text:style-name="P6"><text:span text:style-name="T13"><text:s/></text:span><text:span text:style-name="T13">12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7" draw:layer="layout" svg:width="1.764cm" svg:height="1.605cm" svg:x="24.747cm" svg:y="1.755cm">
          <text:list text:style-name="L1">
            <text:list-header>
              <text:p text:style-name="P6"><text:span text:style-name="T8">3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8cm" svg:height="10.416cm" svg:x="3.81cm" svg:y="2.121cm" draw:page-number="34" presentation:class="page"/>
          <draw:custom-shape draw:style-name="gr285" draw:text-style-name="P5" draw:layer="layout" svg:width="17.211cm" svg:height="12.5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>
        <draw:custom-shape draw:style-name="gr298" draw:text-style-name="P7" draw:layer="layout" svg:width="24.346cm" svg:height="16.259cm" svg:x="0.401cm" svg:y="0.198cm">
          <text:list text:style-name="L4">
            <text:list-header>
              <text:p text:style-name="P6"><text:span text:style-name="T13"><text:s text:c="2"/></text:span><text:span text:style-name="T13">1 </text:span><text:span text:style-name="T14">//write a program to understand the concept of "a+" file mode.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int main()</text:span></text:p>
              <text:p text:style-name="P6"><text:span text:style-name="T13"><text:s text:c="2"/></text:span><text:span text:style-name="T13">4 { <text:s text:c="6"/></text:span></text:p>
              <text:p text:style-name="P6"><text:span text:style-name="T13"><text:s/></text:span><text:span text:style-name="T15"><text:s/></text:span><text:span text:style-name="T15">5 </text:span><text:span text:style-name="T13"><text:s text:c="8"/>FILE *fp = fopen("data.txt","a+");</text:span></text:p>
              <text:p text:style-name="P6"><text:span text:style-name="T13"><text:s text:c="2"/></text:span><text:span text:style-name="T13">6 <text:s text:c="8"/></text:span></text:p>
              <text:p text:style-name="P6"><text:span text:style-name="T13"><text:s text:c="2"/></text:span><text:span text:style-name="T13">7 <text:s text:c="8"/>char ch,a[20];</text:span></text:p>
              <text:p text:style-name="P6"><text:span text:style-name="T13"><text:s text:c="2"/></text:span><text:span text:style-name="T13">8 <text:s text:c="8"/></text:span></text:p>
              <text:p text:style-name="P6"><text:span text:style-name="T13"><text:s/></text:span><text:span text:style-name="T15"><text:s/></text:span><text:span text:style-name="T15">9 </text:span><text:span text:style-name="T13"><text:s text:c="8"/>ch = fgetc(fp);</text:span></text:p>
              <text:p text:style-name="P6"><text:span text:style-name="T13"><text:s/></text:span><text:span text:style-name="T13">10 <text:s text:c="8"/>//ch = fgetc(fp);</text:span></text:p>
              <text:p text:style-name="P6"><text:span text:style-name="T13"><text:s/></text:span><text:span text:style-name="T13">11 <text:s text:c="8"/>printf("ch = %c\n",ch);</text:span></text:p>
              <text:p text:style-name="P6"><text:span text:style-name="T13"><text:s/></text:span><text:span text:style-name="T13">12 <text:s text:c="8"/></text:span></text:p>
              <text:p text:style-name="P6"><text:span text:style-name="T13"><text:s/></text:span><text:span text:style-name="T13">13 <text:s text:c="8"/>printf("Enter the string\n");</text:span></text:p>
              <text:p text:style-name="P6"><text:span text:style-name="T13"><text:s/></text:span><text:span text:style-name="T13">14 <text:s text:c="8"/>scanf("%s",a);</text:span></text:p>
              <text:p text:style-name="P6"><text:span text:style-name="T13"><text:s/></text:span><text:span text:style-name="T13">15 <text:s text:c="8"/></text:span></text:p>
              <text:p text:style-name="P6"><text:span text:style-name="T13"><text:s/></text:span><text:span text:style-name="T15">16</text:span><text:span text:style-name="T13"> <text:s text:c="8"/>fputs(a,fp);</text:span></text:p>
              <text:p text:style-name="P6"><text:span text:style-name="T13"><text:s/></text:span><text:span text:style-name="T13">17 <text:s text:c="8"/>printf("Data is saved successfully saved in at the end of file\n");</text:span></text:p>
              <text:p text:style-name="P6"><text:span text:style-name="T13"><text:s/></text:span><text:span text:style-name="T13">18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7" draw:layer="layout" svg:width="1.764cm" svg:height="1.605cm" svg:x="24.734cm" svg:y="1.755cm">
          <text:list text:style-name="L1">
            <text:list-header>
              <text:p text:style-name="P6"><text:span text:style-name="T8">3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8cm" svg:height="10.416cm" svg:x="3.81cm" svg:y="2.121cm" draw:page-number="35" presentation:class="page"/>
          <draw:custom-shape draw:style-name="gr285" draw:text-style-name="P5" draw:layer="layout" svg:width="17.211cm" svg:height="12.5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1T1">
        <draw:frame presentation:style-name="pr1" draw:text-style-name="P2" draw:layer="layout" svg:width="28.002cm" svg:height="4.573cm" svg:x="0cm" svg:y="-0.001cm" presentation:class="title" presentation:user-transformed="true">
          <draw:text-box>
            <text:list text:style-name="L1">
              <text:list-header>
                <text:p text:style-name="P1"><text:span text:style-name="T1">f</text:span><text:span text:style-name="T1">w</text:span><text:span text:style-name="T1">ri</text:span><text:span text:style-name="T1">t</text:span><text:span text:style-name="T1">e</text:span><text:span text:style-name="T1">()</text:span></text:p>
              </text:list-header>
            </text:list>
          </draw:text-box>
        </draw:frame>
        <draw:frame presentation:style-name="pr12" draw:text-style-name="P2" draw:layer="layout" svg:width="28.002cm" svg:height="16.426cm" svg:x="0cm" svg:y="4.573cm" presentation:class="outline" presentation:user-transformed="true">
          <draw:text-box>
            <text:list text:style-name="L2">
              <text:list-header>
                <text:p text:style-name="P27"><text:span text:style-name="T29"/></text:p>
                <text:p text:style-name="P27"><text:span text:style-name="T3">Prototype:</text:span></text:p>
              </text:list-header>
            </text:list>
            <text:list text:style-name="L3">
              <text:list-header>
                <text:p text:style-name="P27"><text:span text:style-name="T5">size_t fwrite(const void *</text:span><text:span text:style-name="T6">ptr</text:span><text:span text:style-name="T5">, size_t </text:span><text:span text:style-name="T6">size</text:span><text:span text:style-name="T5">, size_t </text:span><text:span text:style-name="T6">nmemb</text:span><text:span text:style-name="T5">,FILE *</text:span><text:span text:style-name="T6">stream</text:span><text:span text:style-name="T5">);</text:span></text:p>
              </text:list-header>
            </text:list>
            <text:list text:style-name="L2">
              <text:list-header>
                <text:p text:style-name="P27"><text:span text:style-name="T3">Description:</text:span><text:span text:style-name="T30"> </text:span><text:span text:style-name="T5">The function fwrite() writes </text:span><text:span text:style-name="T6">nmemb</text:span><text:span text:style-name="T5"> elements of data, each </text:span><text:span text:style-name="T6">size</text:span><text:span text:style-name="T5"> </text:span><text:span text:style-name="T5">bytes long, to the stream pointed to by </text:span><text:span text:style-name="T6">stream</text:span><text:span text:style-name="T5">, <text:s/>obtaining <text:s/>them <text:s/>from the </text:span><text:span text:style-name="T5">location given by </text:span><text:span text:style-name="T6">ptr</text:span><text:span text:style-name="T5">.</text:span></text:p>
                <text:p text:style-name="P27"><text:span text:style-name="T3">Return value:</text:span></text:p>
              </text:list-header>
            </text:list>
            <text:list text:style-name="L5">
              <text:list-header>
                <text:p text:style-name="P27"><text:span text:style-name="T10">Success :</text:span><text:span text:style-name="T7"> <text:s/></text:span><text:span text:style-name="T5">Return the number of items written</text:span></text:p>
              </text:list-header>
            </text:list>
            <text:list text:style-name="L4">
              <text:list-header>
                <text:p text:style-name="P18"><text:span text:style-name="T5"><text:s text:c="5"/></text:span><text:span text:style-name="T5"><text:tab/></text:span><text:span text:style-name="T10">Failure <text:s text:c="3"/>:</text:span><text:span text:style-name="T7"> </text:span><text:span text:style-name="T5">0</text:span></text:p>
              </text:list-header>
            </text:list>
          </draw:text-box>
        </draw:frame>
        <draw:custom-shape draw:style-name="gr300" draw:text-style-name="P7" draw:layer="layout" svg:width="1.764cm" svg:height="1.605cm" svg:x="24.734cm" svg:y="1.755cm">
          <text:list text:style-name="L1">
            <text:list-header>
              <text:p text:style-name="P6"><text:span text:style-name="T8">3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6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1T1">
        <draw:frame presentation:style-name="pr13" draw:text-style-name="P2" draw:layer="layout" svg:width="28.002cm" svg:height="4.912cm" svg:x="0cm" svg:y="0cm" presentation:class="title" presentation:user-transformed="true">
          <draw:text-box>
            <text:list text:style-name="L1">
              <text:list-header>
                <text:p text:style-name="P1"><text:span text:style-name="T1">fr</text:span><text:span text:style-name="T1">e</text:span><text:span text:style-name="T1">a</text:span><text:span text:style-name="T1">d</text:span><text:span text:style-name="T1">()</text:span></text:p>
              </text:list-header>
            </text:list>
          </draw:text-box>
        </draw:frame>
        <draw:frame presentation:style-name="pr10" draw:text-style-name="P2" draw:layer="layout" svg:width="28.002cm" svg:height="16.087cm" svg:x="0cm" svg:y="4.911cm" presentation:class="outline" presentation:user-transformed="true">
          <draw:text-box>
            <text:list text:style-name="L2">
              <text:list-header>
                <text:p text:style-name="P27"><text:span text:style-name="T2"/></text:p>
                <text:p text:style-name="P27"><text:span text:style-name="T3">Prototype:</text:span></text:p>
              </text:list-header>
            </text:list>
            <text:list text:style-name="L3">
              <text:list-header>
                <text:p text:style-name="P27"><text:span text:style-name="T5">size_t fread(void *</text:span><text:span text:style-name="T6">ptr</text:span><text:span text:style-name="T5">, size_t </text:span><text:span text:style-name="T6">size</text:span><text:span text:style-name="T5">, size_t </text:span><text:span text:style-name="T6">nmemb</text:span><text:span text:style-name="T5">, FILE *</text:span><text:span text:style-name="T6">stream</text:span><text:span text:style-name="T5">);</text:span></text:p>
              </text:list-header>
            </text:list>
            <text:list text:style-name="L2">
              <text:list-header>
                <text:p text:style-name="P28"><text:span text:style-name="T3">Description:</text:span><text:span text:style-name="T5"> </text:span><text:span text:style-name="T5"><text:tab/></text:span><text:span text:style-name="T5">The <text:s/>function <text:s/>fread() <text:s/>reads </text:span><text:span text:style-name="T6">nmemb</text:span><text:span text:style-name="T5"> elements of data, each </text:span><text:span text:style-name="T6">size</text:span><text:span text:style-name="T5"> </text:span><text:span text:style-name="T5">bytes long, from the stream pointed to by </text:span><text:span text:style-name="T6">stream</text:span><text:span text:style-name="T5">, storing them at the location </text:span><text:span text:style-name="T5">given by </text:span><text:span text:style-name="T6">ptr</text:span><text:span text:style-name="T5">.</text:span></text:p>
                <text:p text:style-name="P29"><text:span text:style-name="T3">Return value:</text:span></text:p>
              </text:list-header>
            </text:list>
            <text:list text:style-name="L5">
              <text:list-header>
                <text:p text:style-name="P29"><text:span text:style-name="T10">Success :</text:span><text:span text:style-name="T5"> <text:s/>Return the number of items read.</text:span></text:p>
                <text:p text:style-name="P29"><text:span text:style-name="T10">Failure <text:s text:c="3"/>:</text:span><text:span text:style-name="T31"> </text:span><text:span text:style-name="T5"><text:s/>0</text:span></text:p>
              </text:list-header>
            </text:list>
          </draw:text-box>
        </draw:frame>
        <draw:custom-shape draw:style-name="gr301" draw:text-style-name="P7" draw:layer="layout" svg:width="1.764cm" svg:height="1.605cm" svg:x="24.734cm" svg:y="1.755cm">
          <text:list text:style-name="L1">
            <text:list-header>
              <text:p text:style-name="P6"><text:span text:style-name="T8">3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7" presentation:class="page"/>
          <draw:custom-shape draw:style-name="gr3" draw:text-style-name="P5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>
        <draw:custom-shape draw:style-name="gr302" draw:text-style-name="P7" draw:layer="layout" svg:width="20.999cm" svg:height="11.752cm" svg:x="0.401cm" svg:y="1.199cm">
          <text:list text:style-name="L4">
            <text:list-header>
              <text:p text:style-name="P6"><text:span text:style-name="T13"><text:s text:c="2"/></text:span><text:span text:style-name="T13">1 </text:span><text:span text:style-name="T14">//write a program to understand the fwrite() operation.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int main()</text:span></text:p>
              <text:p text:style-name="P6"><text:span text:style-name="T13"><text:s text:c="2"/></text:span><text:span text:style-name="T13">4 {</text:span></text:p>
              <text:p text:style-name="P6"><text:span text:style-name="T13"><text:s text:c="2"/></text:span><text:span text:style-name="T13">5 <text:s text:c="8"/>char ch = 'A';</text:span></text:p>
              <text:p text:style-name="P6"><text:span text:style-name="T13"><text:s text:c="2"/></text:span><text:span text:style-name="T13">6 <text:s text:c="8"/>int x = 1234;</text:span></text:p>
              <text:p text:style-name="P6"><text:span text:style-name="T13"><text:s text:c="2"/></text:span><text:span text:style-name="T13">7 <text:s text:c="8"/>float f = 22.7;</text:span></text:p>
              <text:p text:style-name="P6"><text:span text:style-name="T13"><text:s text:c="2"/></text:span><text:span text:style-name="T13">8 <text:s text:c="8"/>char a[20] = "vector";</text:span></text:p>
              <text:p text:style-name="P6"><text:span text:style-name="T13"><text:s text:c="2"/></text:span><text:span text:style-name="T13">9 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0 </text:span><text:span text:style-name="T13"><text:s text:c="8"/>FILE *fp = fopen("data.txt","w"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1 </text:span></text:p>
              <text:p text:style-name="P6"><text:span text:style-name="T13"><text:s/></text:span><text:span text:style-name="T15">12 </text:span><text:span text:style-name="T13"><text:s text:c="8"/>fwrite(&amp;ch,sizeof(char),1,fp)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3</text:span><text:span text:style-name="T13"> <text:s text:c="8"/>fwrite(&amp;x,sizeof(int),1,fp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5">14</text:span><text:span text:style-name="T13"> <text:s text:c="8"/>fwrite(&amp;f,sizeof(float),1,fp)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5 </text:span><text:span text:style-name="T13"><text:s text:c="8"/>fwrite(a,sizeof(char),20,fp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3">16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7" draw:layer="layout" svg:width="1.764cm" svg:height="1.605cm" svg:x="24.73cm" svg:y="1.817cm">
          <text:list text:style-name="L1">
            <text:list-header>
              <text:p text:style-name="P6"><text:span text:style-name="T8">3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8cm" svg:height="10.416cm" svg:x="3.81cm" svg:y="2.121cm" draw:page-number="38" presentation:class="page"/>
          <draw:custom-shape draw:style-name="gr285" draw:text-style-name="P5" draw:layer="layout" svg:width="17.211cm" svg:height="12.5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>
        <draw:custom-shape draw:style-name="gr304" draw:text-style-name="P7" draw:layer="layout" svg:width="23.2cm" svg:height="17.136cm" svg:x="1.199cm" svg:y="1.398cm">
          <text:list text:style-name="L4">
            <text:list-header>
              <text:p text:style-name="P6"><text:span text:style-name="T13"><text:s text:c="2"/></text:span><text:span text:style-name="T13">1</text:span><text:span text:style-name="T14"> //write a program to understand the fread() operation.</text:span></text:p>
              <text:p text:style-name="P6"><text:span text:style-name="T13"><text:s text:c="2"/></text:span><text:span text:style-name="T13">2 #include&lt;stdio.h&gt;</text:span></text:p>
              <text:p text:style-name="P6"><text:span text:style-name="T13"><text:s text:c="2"/></text:span><text:span text:style-name="T13">3 int main()</text:span></text:p>
              <text:p text:style-name="P6"><text:span text:style-name="T13"><text:s text:c="2"/></text:span><text:span text:style-name="T13">4 {</text:span></text:p>
              <text:p text:style-name="P6"><text:span text:style-name="T13"><text:s text:c="2"/></text:span><text:span text:style-name="T13">5 <text:s text:c="8"/>char ch;</text:span></text:p>
              <text:p text:style-name="P6"><text:span text:style-name="T13"><text:s text:c="2"/></text:span><text:span text:style-name="T13">6 <text:s text:c="8"/>int x;</text:span></text:p>
              <text:p text:style-name="P6"><text:span text:style-name="T13"><text:s text:c="2"/></text:span><text:span text:style-name="T13">7 <text:s text:c="8"/>float f;</text:span></text:p>
              <text:p text:style-name="P6"><text:span text:style-name="T13"><text:s text:c="2"/></text:span><text:span text:style-name="T13">8 <text:s text:c="8"/>char a[20];</text:span></text:p>
              <text:p text:style-name="P6"><text:span text:style-name="T13"><text:s text:c="2"/></text:span><text:span text:style-name="T13">9 </text:span></text:p>
              <text:p text:style-name="P6"><text:span text:style-name="T13"><text:s/></text:span><text:span text:style-name="T15">10 </text:span><text:span text:style-name="T13"><text:s text:c="8"/>FILE *fp = fopen("data.txt","r");</text:span></text:p>
              <text:p text:style-name="P6"><text:span text:style-name="T13"><text:s/></text:span><text:span text:style-name="T13">11 </text:span></text:p>
              <text:p text:style-name="P6"><text:span text:style-name="T13"><text:s/></text:span><text:span text:style-name="T15">12</text:span><text:span text:style-name="T13"> <text:s text:c="8"/>fread(&amp;ch,sizeof(char),1,fp);</text:span></text:p>
            </text:list-header>
          </text:list>
          <text:list text:style-name="L1">
            <text:list-header>
              <text:p text:style-name="P6"><text:span text:style-name="T15"><text:s/></text:span><text:span text:style-name="T15">13 </text:span><text:span text:style-name="T13"><text:s text:c="8"/>fread(&amp;x,sizeof(int),1,fp);</text:span></text:p>
            </text:list-header>
          </text:list>
          <text:list text:style-name="L4">
            <text:list-header>
              <text:p text:style-name="P6"><text:span text:style-name="T13"><text:s/></text:span><text:span text:style-name="T15">14 <text:s/></text:span><text:span text:style-name="T13"><text:s text:c="7"/>fread(&amp;f,sizeof(float),1,fp);</text:span></text:p>
              <text:p text:style-name="P6"><text:span text:style-name="T13"><text:s/></text:span><text:span text:style-name="T15">15 </text:span><text:span text:style-name="T13"><text:s text:c="8"/>fread(a,sizeof(char),20,fp);</text:span></text:p>
              <text:p text:style-name="P6"><text:span text:style-name="T13"><text:s/></text:span><text:span text:style-name="T13">16 </text:span></text:p>
              <text:p text:style-name="P6"><text:span text:style-name="T13"><text:s/></text:span><text:span text:style-name="T13">17 </text:span></text:p>
              <text:p text:style-name="P6"><text:span text:style-name="T13"><text:s/></text:span><text:span text:style-name="T13">18 <text:s text:c="8"/>printf("ch = %c\n",ch);</text:span></text:p>
              <text:p text:style-name="P6"><text:span text:style-name="T13"><text:s/></text:span><text:span text:style-name="T13">19 <text:s text:c="8"/>printf("x = %d\n",x);</text:span></text:p>
              <text:p text:style-name="P6"><text:span text:style-name="T13"><text:s/></text:span><text:span text:style-name="T13">20 <text:s text:c="8"/>printf("f = %f\n",f);</text:span></text:p>
              <text:p text:style-name="P6"><text:span text:style-name="T13"><text:s/></text:span><text:span text:style-name="T13">21 <text:s text:c="8"/>printf("a = %s\n",a);</text:span></text:p>
              <text:p text:style-name="P6"><text:span text:style-name="T13"><text:s/></text:span><text:span text:style-name="T13">22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7" draw:layer="layout" svg:width="1.764cm" svg:height="1.605cm" svg:x="24.73cm" svg:y="1.817cm">
          <text:list text:style-name="L1">
            <text:list-header>
              <text:p text:style-name="P6"><text:span text:style-name="T8">3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8cm" svg:height="10.416cm" svg:x="3.81cm" svg:y="2.121cm" draw:page-number="39" presentation:class="page"/>
          <draw:custom-shape draw:style-name="gr285" draw:text-style-name="P5" draw:layer="layout" svg:width="17.211cm" svg:height="12.51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>
        <draw:custom-shape draw:style-name="gr306" draw:text-style-name="P7" draw:layer="layout" svg:width="24.602cm" svg:height="13.04cm" svg:x="0.198cm" svg:y="0.198cm">
          <text:list text:style-name="L4">
            <text:list-header>
              <text:p text:style-name="P6"><text:span text:style-name="T13"><text:s text:c="2"/></text:span><text:span text:style-name="T32">1</text:span><text:span text:style-name="T33"> //write a program to write the structure data into a file using fwrite().</text:span></text:p>
              <text:p text:style-name="P6"><text:span text:style-name="T32"><text:s text:c="2"/></text:span><text:span text:style-name="T32">2 #include&lt;stdio.h&gt;</text:span></text:p>
              <text:p text:style-name="P6"><text:span text:style-name="T32"><text:s text:c="2"/></text:span><text:span text:style-name="T32">3 int main()</text:span></text:p>
              <text:p text:style-name="P6"><text:span text:style-name="T32"><text:s text:c="2"/></text:span><text:span text:style-name="T32">4 {</text:span></text:p>
              <text:p text:style-name="P6"><text:span text:style-name="T32"><text:s text:c="2"/></text:span><text:span text:style-name="T32">5 <text:s text:c="8"/>struct st </text:span></text:p>
              <text:p text:style-name="P6"><text:span text:style-name="T32"><text:s text:c="2"/></text:span><text:span text:style-name="T32">6 <text:s text:c="8"/>{</text:span></text:p>
              <text:p text:style-name="P30"><text:span text:style-name="T32"><text:s text:c="2"/></text:span><text:span text:style-name="T32">7 <text:s text:c="9"/></text:span><text:span text:style-name="T32"><text:tab/></text:span><text:span text:style-name="T32">char ch;</text:span></text:p>
              <text:p text:style-name="P30"><text:span text:style-name="T32"><text:s text:c="2"/></text:span><text:span text:style-name="T32">8 <text:s text:c="8"/></text:span><text:span text:style-name="T32"><text:tab/></text:span><text:span text:style-name="T32">int x;</text:span></text:p>
              <text:p text:style-name="P30"><text:span text:style-name="T32"><text:s text:c="2"/></text:span><text:span text:style-name="T32">9 <text:s text:c="8"/></text:span><text:span text:style-name="T32"><text:tab/></text:span><text:span text:style-name="T32">float f;</text:span></text:p>
              <text:p text:style-name="P30"><text:span text:style-name="T32"><text:s text:c="2"/></text:span><text:span text:style-name="T32">10 <text:s text:c="8"/></text:span><text:span text:style-name="T32"><text:tab/></text:span><text:span text:style-name="T32">char a[20];</text:span></text:p>
              <text:p text:style-name="P31"><text:span text:style-name="T32"><text:s/></text:span><text:span text:style-name="T34">11</text:span><text:span text:style-name="T32"> <text:s text:c="7"/>} v = {'A',1234,22.7,"vector"};</text:span></text:p>
              <text:p text:style-name="P31"><text:span text:style-name="T32"><text:s/></text:span><text:span text:style-name="T32">12 </text:span></text:p>
            </text:list-header>
          </text:list>
          <text:list text:style-name="L1">
            <text:list-header>
              <text:p text:style-name="P31"><text:span text:style-name="T34"><text:s/></text:span><text:span text:style-name="T34">13</text:span><text:span text:style-name="T32"> <text:s text:c="8"/>FILE *fp = fopen("data.txt","w");</text:span></text:p>
            </text:list-header>
          </text:list>
          <text:list text:style-name="L4">
            <text:list-header>
              <text:p text:style-name="P31"><text:span text:style-name="T32"><text:s/></text:span></text:p>
            </text:list-header>
          </text:list>
          <text:list text:style-name="L1">
            <text:list-header>
              <text:p text:style-name="P31"><text:span text:style-name="T34"><text:s/></text:span><text:span text:style-name="T34">14 </text:span><text:span text:style-name="T32"><text:s text:c="8"/>fwrite(&amp;v,sizeof(struct st),1,fp); </text:span><text:span text:style-name="T35">//writes all types of data into a file. </text:span></text:p>
            </text:list-header>
          </text:list>
          <text:list text:style-name="L4">
            <text:list-header>
              <text:p text:style-name="P31"><text:span text:style-name="T32"><text:s/></text:span><text:span text:style-name="T32">15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7" draw:layer="layout" svg:width="1.764cm" svg:height="1.605cm" svg:x="24.716cm" svg:y="1.879cm">
          <text:list text:style-name="L1">
            <text:list-header>
              <text:p text:style-name="P6"><text:span text:style-name="T8">4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4cm" svg:height="10.411cm" svg:x="3.81cm" svg:y="2.121cm" draw:page-number="40" presentation:class="page"/>
          <draw:custom-shape draw:style-name="gr308" draw:text-style-name="P5" draw:layer="layout" svg:width="17.207cm" svg:height="12.506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>
        <draw:custom-shape draw:style-name="gr309" draw:text-style-name="P7" draw:layer="layout" svg:width="27.2cm" svg:height="17.017cm" svg:x="0.198cm" svg:y="0.181cm">
          <text:list text:style-name="L4">
            <text:list-header>
              <text:p text:style-name="P6"><text:span text:style-name="T13"><text:s text:c="2"/></text:span><text:span text:style-name="T32">1 </text:span><text:span text:style-name="T33">//write a program to understand the fread() operation.</text:span></text:p>
              <text:p text:style-name="P6"><text:span text:style-name="T32"><text:s text:c="2"/></text:span><text:span text:style-name="T32">2 #include&lt;stdio.h&gt;</text:span></text:p>
              <text:p text:style-name="P6"><text:span text:style-name="T32"><text:s text:c="2"/></text:span><text:span text:style-name="T32">3 int main()</text:span></text:p>
              <text:p text:style-name="P6"><text:span text:style-name="T32"><text:s text:c="2"/></text:span><text:span text:style-name="T32">4 {</text:span></text:p>
              <text:p text:style-name="P6"><text:span text:style-name="T32"><text:s text:c="2"/></text:span><text:span text:style-name="T32">5 <text:s text:c="8"/>struct st</text:span></text:p>
              <text:p text:style-name="P6"><text:span text:style-name="T32"><text:s text:c="2"/></text:span><text:span text:style-name="T32">6 <text:s text:c="8"/>{</text:span></text:p>
              <text:p text:style-name="P30"><text:span text:style-name="T32"><text:s text:c="2"/></text:span><text:span text:style-name="T32">7 <text:s text:c="7"/></text:span><text:span text:style-name="T32"><text:tab/></text:span><text:span text:style-name="T32"><text:tab/></text:span><text:span text:style-name="T32"> char ch;</text:span></text:p>
              <text:p text:style-name="P30"><text:span text:style-name="T32"><text:s text:c="2"/></text:span><text:span text:style-name="T32">8 <text:s text:c="8"/></text:span><text:span text:style-name="T32"><text:tab/></text:span><text:span text:style-name="T32"> int x;</text:span></text:p>
              <text:p text:style-name="P30"><text:span text:style-name="T32"><text:s text:c="2"/></text:span><text:span text:style-name="T32">9 </text:span><text:span text:style-name="T32"><text:tab/></text:span><text:span text:style-name="T32"><text:tab/></text:span><text:span text:style-name="T32"> <text:s text:c="7"/>float f;</text:span></text:p>
              <text:p text:style-name="P30"><text:span text:style-name="T32"><text:s/></text:span><text:span text:style-name="T32">10 <text:s text:c="8"/></text:span><text:span text:style-name="T32"><text:tab/></text:span><text:span text:style-name="T32"> char a[20];</text:span></text:p>
              <text:p text:style-name="P31"><text:span text:style-name="T32"><text:s/></text:span><text:span text:style-name="T32">11 <text:s text:c="8"/>}v;</text:span></text:p>
              <text:p text:style-name="P31"><text:span text:style-name="T32"><text:s/></text:span><text:span text:style-name="T32">12 </text:span></text:p>
            </text:list-header>
          </text:list>
          <text:list text:style-name="L1">
            <text:list-header>
              <text:p text:style-name="P31"><text:span text:style-name="T33"><text:s/></text:span><text:span text:style-name="T33">13 <text:s/></text:span><text:span text:style-name="T32"><text:s text:c="7"/>FILE *fp = fopen("data.txt","r");</text:span></text:p>
            </text:list-header>
          </text:list>
          <text:list text:style-name="L4">
            <text:list-header>
              <text:p text:style-name="P31"><text:span text:style-name="T32"><text:s/></text:span><text:span text:style-name="T32">14 </text:span></text:p>
            </text:list-header>
          </text:list>
          <text:list text:style-name="L1">
            <text:list-header>
              <text:p text:style-name="P31"><text:span text:style-name="T33"><text:s/></text:span><text:span text:style-name="T33">15</text:span><text:span text:style-name="T32"> <text:s text:c="8"/>fread(&amp;v,sizeof(struct st),1,fp); </text:span><text:span text:style-name="T35">//reads all types of data into structure.</text:span></text:p>
            </text:list-header>
          </text:list>
          <text:list text:style-name="L4">
            <text:list-header>
              <text:p text:style-name="P31"><text:span text:style-name="T32"><text:s/></text:span><text:span text:style-name="T32">16 </text:span></text:p>
              <text:p text:style-name="P31"><text:span text:style-name="T32"><text:s/></text:span><text:span text:style-name="T32">17 <text:s text:c="8"/>printf("v.ch = %c\n",v.ch);</text:span></text:p>
              <text:p text:style-name="P31"><text:span text:style-name="T32"><text:s/></text:span><text:span text:style-name="T32">18 <text:s text:c="8"/>printf("v.x = %d\n",v.x);</text:span></text:p>
              <text:p text:style-name="P31"><text:span text:style-name="T32"><text:s/></text:span><text:span text:style-name="T32">19 <text:s text:c="8"/>printf("v.f = %f\n",v.f);</text:span></text:p>
              <text:p text:style-name="P31"><text:span text:style-name="T32"><text:s/></text:span><text:span text:style-name="T32">20 <text:s text:c="8"/>printf("v.a = %s\n",v.a);</text:span></text:p>
              <text:p text:style-name="P31"><text:span text:style-name="T32"><text:s/></text:span><text:span text:style-name="T32">21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7" draw:layer="layout" svg:width="1.764cm" svg:height="1.605cm" svg:x="24.699cm" svg:y="1.94cm">
          <text:list text:style-name="L1">
            <text:list-header>
              <text:p text:style-name="P6"><text:span text:style-name="T8">4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4cm" svg:height="10.411cm" svg:x="3.81cm" svg:y="2.121cm" draw:page-number="41" presentation:class="page"/>
          <draw:custom-shape draw:style-name="gr308" draw:text-style-name="P5" draw:layer="layout" svg:width="17.207cm" svg:height="12.506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>
        <draw:custom-shape draw:style-name="gr311" draw:text-style-name="P7" draw:layer="layout" svg:width="25.96cm" svg:height="8.263cm" svg:x="0.198cm" svg:y="0.34cm">
          <text:list text:style-name="L4">
            <text:list-header>
              <text:p text:style-name="P6"><text:span text:style-name="T13"><text:s text:c="2"/></text:span><text:span text:style-name="T32">1</text:span><text:span text:style-name="T33"> //write a program to see the difference between fwrite() and fprintf().</text:span></text:p>
              <text:p text:style-name="P6"><text:span text:style-name="T32"><text:s text:c="2"/></text:span><text:span text:style-name="T32">2 #include&lt;stdio.h&gt;</text:span></text:p>
              <text:p text:style-name="P6"><text:span text:style-name="T32"><text:s text:c="2"/></text:span><text:span text:style-name="T32">3 int main()</text:span></text:p>
              <text:p text:style-name="P6"><text:span text:style-name="T32"><text:s text:c="2"/></text:span><text:span text:style-name="T32">4 {</text:span></text:p>
              <text:p text:style-name="P6"><text:span text:style-name="T32"><text:s text:c="2"/></text:span><text:span text:style-name="T32">5 <text:s text:c="8"/>int x = 123456789;</text:span></text:p>
              <text:p text:style-name="P6"><text:span text:style-name="T32"><text:s text:c="2"/></text:span><text:span text:style-name="T32">6 <text:s text:c="8"/>FILE *fp = fopen("data.txt","w");</text:span></text:p>
              <text:p text:style-name="P6"><text:span text:style-name="T32"><text:s text:c="2"/></text:span><text:span text:style-name="T32">7 </text:span></text:p>
              <text:p text:style-name="P6"><text:span text:style-name="T32"><text:s text:c="2"/></text:span><text:span text:style-name="T32">8 <text:s text:c="8"/>//fprintf(fp,"%d",x);</text:span><text:span text:style-name="T35"> //writes the data in 9bytes.</text:span></text:p>
              <text:p text:style-name="P6"><text:span text:style-name="T32"><text:s text:c="2"/></text:span><text:span text:style-name="T32">9 <text:s text:c="8"/>fwrite(&amp;x,sizeof(int),1,fp); </text:span><text:span text:style-name="T35">//writes the data in 4bytes</text:span></text:p>
              <text:p text:style-name="P6"><text:span text:style-name="T32"><text:s/></text:span><text:span text:style-name="T32">10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7" draw:layer="layout" svg:width="1.764cm" svg:height="1.605cm" svg:x="24.69cm" svg:y="2.002cm">
          <text:list text:style-name="L1">
            <text:list-header>
              <text:p text:style-name="P6"><text:span text:style-name="T8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7" draw:layer="layout" svg:width="6.636cm" svg:height="1.098cm" svg:x="0.653cm" svg:y="9cm">
          <text:list text:style-name="L1">
            <text:list-header>
              <text:p text:style-name="P6"><text:span text:style-name="T33">fprintf() Vs fwrit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7" draw:layer="layout" svg:width="23.799cm" svg:height="1.729cm" svg:x="0.798cm" svg:y="10.799cm">
          <text:list text:style-name="L4">
            <text:list-header>
              <text:p text:style-name="P6"><text:span text:style-name="T13"><text:s text:c="20"/></text:span><text:span text:style-name="T14"><text:s text:c="3"/></text:span><text:span text:style-name="T14">fprintf() </text:span><text:span text:style-name="T13"><text:s text:c="70"/></text:span><text:span text:style-name="T14">fwrite()</text:span><text:span text:style-name="T13"> <text:s text:c="19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7" draw:layer="layout" svg:width="12.497cm" svg:height="2.443cm" svg:x="0.6cm" svg:y="12.188cm">
          <text:list text:style-name="L4">
            <text:list-header>
              <text:p text:style-name="P6"><text:span text:style-name="T13">1. fprintf() generally used for text files</text:span></text:p>
              <text:p text:style-name="P6"><text:span text:style-name="T13">2. writes any data in the form of charactes.</text:span></text:p>
              <text:p text:style-name="P6"><text:span text:style-name="T13">3. it may takes more memory to write dat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7" draw:layer="layout" svg:width="13.269cm" svg:height="2.443cm" svg:x="14.402cm" svg:y="12.188cm">
          <text:list text:style-name="L4">
            <text:list-header>
              <text:p text:style-name="P6"><text:span text:style-name="T13">1. fwrite() generally used for binary files</text:span></text:p>
              <text:p text:style-name="P6"><text:span text:style-name="T13">2. writes any data in the form of binary form.</text:span></text:p>
              <text:p text:style-name="P6"><text:span text:style-name="T13">3. it is used to save the memory to write dat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4cm" svg:height="10.411cm" svg:x="3.81cm" svg:y="2.121cm" draw:page-number="42" presentation:class="page"/>
          <draw:custom-shape draw:style-name="gr308" draw:text-style-name="P5" draw:layer="layout" svg:width="17.207cm" svg:height="12.506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>
        <draw:custom-shape draw:style-name="gr317" draw:text-style-name="P7" draw:layer="layout" svg:width="24.602cm" svg:height="12.242cm" svg:x="0.198cm" svg:y="0.198cm">
          <text:list text:style-name="L4">
            <text:list-header>
              <text:p text:style-name="P6"><text:span text:style-name="T13"><text:s text:c="2"/></text:span><text:span text:style-name="T32">1</text:span><text:span text:style-name="T33"> //write a program to write the structure data into a file using fwrite().</text:span></text:p>
              <text:p text:style-name="P6"><text:span text:style-name="T32"><text:s text:c="2"/></text:span><text:span text:style-name="T32">2 #include&lt;stdio.h&gt;</text:span></text:p>
              <text:p text:style-name="P6"><text:span text:style-name="T32"><text:s text:c="2"/></text:span><text:span text:style-name="T32">3 int main()</text:span></text:p>
              <text:p text:style-name="P6"><text:span text:style-name="T32"><text:s text:c="2"/></text:span><text:span text:style-name="T32">4 {</text:span></text:p>
              <text:p text:style-name="P6"><text:span text:style-name="T32"><text:s text:c="2"/></text:span><text:span text:style-name="T32">5 <text:s text:c="8"/>struct st </text:span></text:p>
              <text:p text:style-name="P6"><text:span text:style-name="T32"><text:s text:c="2"/></text:span><text:span text:style-name="T32">6 <text:s text:c="8"/>{</text:span></text:p>
              <text:p text:style-name="P30"><text:span text:style-name="T32"><text:s text:c="2"/></text:span><text:span text:style-name="T32">7 <text:s text:c="9"/></text:span><text:span text:style-name="T32"><text:tab/></text:span><text:span text:style-name="T32">char ch;</text:span></text:p>
              <text:p text:style-name="P30"><text:span text:style-name="T32"><text:s text:c="2"/></text:span><text:span text:style-name="T32">8 <text:s text:c="8"/></text:span><text:span text:style-name="T32"><text:tab/></text:span><text:span text:style-name="T32">int x;</text:span></text:p>
              <text:p text:style-name="P30"><text:span text:style-name="T32"><text:s text:c="2"/></text:span><text:span text:style-name="T32">9 <text:s text:c="8"/></text:span><text:span text:style-name="T32"><text:tab/></text:span><text:span text:style-name="T32">float f;</text:span></text:p>
              <text:p text:style-name="P30"><text:span text:style-name="T32"><text:s text:c="2"/></text:span><text:span text:style-name="T32">10 <text:s text:c="8"/></text:span><text:span text:style-name="T32"><text:tab/></text:span><text:span text:style-name="T32">char a[20];</text:span></text:p>
              <text:p text:style-name="P31"><text:span text:style-name="T32"><text:s/></text:span><text:span text:style-name="T34">11</text:span><text:span text:style-name="T32"> <text:s text:c="7"/>} v = {'A',1234,22.7,"vector"};</text:span></text:p>
              <text:p text:style-name="P31"><text:span text:style-name="T32"><text:s/></text:span><text:span text:style-name="T32">12 </text:span></text:p>
            </text:list-header>
          </text:list>
          <text:list text:style-name="L1">
            <text:list-header>
              <text:p text:style-name="P31"><text:span text:style-name="T34"><text:s/></text:span><text:span text:style-name="T34">13</text:span><text:span text:style-name="T32"> <text:s text:c="8"/>FILE *fp = fopen("data.txt","w"); </text:span></text:p>
              <text:p text:style-name="P31"><text:span text:style-name="T34"><text:s/></text:span><text:span text:style-name="T34">14 </text:span><text:span text:style-name="T32"><text:s text:c="8"/>fwrite(&amp;v,sizeof(struct st),1,fp);</text:span></text:p>
            </text:list-header>
          </text:list>
          <text:list text:style-name="L4">
            <text:list-header>
              <text:p text:style-name="P31"><text:span text:style-name="T32"><text:s/></text:span><text:span text:style-name="T32">15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7" draw:layer="layout" svg:width="1.764cm" svg:height="1.605cm" svg:x="24.716cm" svg:y="1.879cm">
          <text:list text:style-name="L1">
            <text:list-header>
              <text:p text:style-name="P6"><text:span text:style-name="T8">4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7" draw:layer="layout" svg:width="6.112cm" svg:height="1.098cm" svg:x="0.6cm" svg:y="13.401cm">
          <text:list text:style-name="L1">
            <text:list-header>
              <text:p text:style-name="P6"><text:span text:style-name="T33">Q. What is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7" draw:layer="layout" svg:width="15.774cm" svg:height="1.014cm" svg:x="1.001cm" svg:y="14.799cm">
          <text:list text:style-name="L4">
            <text:list-header>
              <text:p text:style-name="P6"><text:span text:style-name="T13">A. FILE is a typedef name to the pre-defined structur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7" draw:layer="layout" svg:width="11.906cm" svg:height="1.098cm" svg:x="1.896cm" svg:y="15.985cm">
          <text:list text:style-name="L11">
            <text:list-header>
              <text:p text:style-name="P6"><text:span text:style-name="T36">typedef </text:span><text:span text:style-name="T37">struct _IO_FILE</text:span><text:span text:style-name="T36"> FILE</text:span><text:span text:style-name="T2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04cm" svg:height="10.411cm" svg:x="3.81cm" svg:y="2.121cm" draw:page-number="43" presentation:class="page"/>
          <draw:custom-shape draw:style-name="gr308" draw:text-style-name="P5" draw:layer="layout" svg:width="17.207cm" svg:height="12.506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>
        <draw:custom-shape draw:style-name="gr322" draw:text-style-name="P21" xml:id="id10" draw:id="id10" draw:layer="layout" svg:width="5.6cm" svg:height="6.398cm" svg:x="20.201cm" svg:y="6.8cm">
          <text:list text:style-name="L4">
            <text:list-header>
              <text:p text:style-name="P19"><text:span text:style-name="T13">2</text:span><text:span text:style-name="T38">nd</text:span><text:span text:style-name="T13"> memory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3" draw:text-style-name="P20" draw:layer="layout" svg:width="1.398cm" svg:height="1.001cm" svg:x="14.001cm" svg:y="9.199cm">
          <text:list text:style-name="L4">
            <text:list-header>
              <text:p text:style-name="P19"><text:span text:style-name="T13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4" draw:text-style-name="P20" draw:layer="layout" svg:width="1.397cm" svg:height="1.001cm" svg:x="12.599cm" svg:y="9.199cm">
          <text:list text:style-name="L4">
            <text:list-header>
              <text:p text:style-name="P19"><text:span text:style-name="T13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5" draw:text-style-name="P20" draw:layer="layout" svg:width="1.398cm" svg:height="1.001cm" svg:x="15.399cm" svg:y="9.199cm">
          <text:list text:style-name="L4">
            <text:list-header>
              <text:p text:style-name="P19"><text:span text:style-name="T13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6" draw:text-style-name="P20" draw:layer="layout" svg:width="1.398cm" svg:height="1.001cm" svg:x="16.801cm" svg:y="9.199cm">
          <text:list text:style-name="L4">
            <text:list-header>
              <text:p text:style-name="P19"><text:span text:style-name="T13">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7" draw:text-style-name="P20" draw:layer="layout" svg:width="1.398cm" svg:height="1.001cm" svg:x="11.201cm" svg:y="9.199cm">
          <text:list text:style-name="L4">
            <text:list-header>
              <text:p text:style-name="P19"><text:span text:style-name="T13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8" draw:text-style-name="P20" draw:layer="layout" svg:width="1.398cm" svg:height="1.001cm" svg:x="18.199cm" svg:y="9.199cm">
          <text:list text:style-name="L4">
            <text:list-header>
              <text:p text:style-name="P19"><text:span text:style-name="T13">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9" draw:text-style-name="P20" xml:id="id12" draw:id="id12" draw:layer="layout" svg:width="2.002cm" svg:height="1.199cm" svg:x="0.798cm" svg:y="3.4cm">
          <text:list text:style-name="L4">
            <text:list-header>
              <text:p text:style-name="P19"><text:span text:style-name="T39">0x1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0" draw:text-style-name="P20" draw:layer="layout" svg:width="1.397cm" svg:height="1.001cm" svg:x="2.999cm" svg:y="6.8cm">
          <text:list text:style-name="L4">
            <text:list-header>
              <text:p text:style-name="P19"><text:span text:style-name="T13">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1" draw:text-style-name="P20" draw:layer="layout" svg:width="1.398cm" svg:height="1.001cm" svg:x="4.401cm" svg:y="6.8cm">
          <text:list text:style-name="L4">
            <text:list-header>
              <text:p text:style-name="P19"><text:span text:style-name="T13">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2" draw:text-style-name="P20" xml:id="id8" draw:id="id8" draw:layer="layout" svg:width="1.398cm" svg:height="1.001cm" svg:x="5.799cm" svg:y="6.8cm">
          <text:list text:style-name="L4">
            <text:list-header>
              <text:p text:style-name="P19"><text:span text:style-name="T13">fp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3" draw:text-style-name="P20" draw:layer="layout" svg:width="1.398cm" svg:height="1.001cm" svg:x="7.201cm" svg:y="6.8cm">
          <text:list text:style-name="L4">
            <text:list-header>
              <text:p text:style-name="P19"><text:span text:style-name="T13">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4" draw:text-style-name="P20" draw:layer="layout" svg:width="1.398cm" svg:height="1.001cm" svg:x="8.599cm" svg:y="6.8cm">
          <text:list text:style-name="L4">
            <text:list-header>
              <text:p text:style-name="P19"><text:span text:style-name="T13">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5" draw:text-style-name="P7" draw:layer="layout" svg:width="1.032cm" svg:height="1.014cm" svg:x="1.199cm" svg:y="2.399cm">
          <text:list text:style-name="L4">
            <text:list-header>
              <text:p text:style-name="P6"><text:span text:style-name="T13">f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7" xml:id="id13" draw:id="id13" draw:layer="layout" svg:width="2.35cm" svg:height="0.926cm" svg:x="2.249cm" svg:y="7.801cm">
          <text:list text:style-name="L4">
            <text:list-header>
              <text:p text:style-name="P6"><text:span text:style-name="T39">0x100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7" draw:text-style-name="P26" draw:layer="layout" draw:type="curve" svg:x1="6.498cm" svg:y1="7.801cm" svg:x2="11.824cm" svg:y2="11.201cm" draw:start-shape="id8" draw:start-glue-point="2" draw:end-shape="id9" draw:end-glue-point="2" svg:d="M6498 7801c0 4669 5326 2970 5326 3400" svg:viewBox="0 0 5327 3401">
          <text:p/>
        </draw:connector>
        <draw:custom-shape draw:style-name="gr337" draw:text-style-name="P7" xml:id="id9" draw:id="id9" draw:layer="layout" svg:width="2.351cm" svg:height="0.926cm" svg:x="10.649cm" svg:y="10.275cm">
          <text:list text:style-name="L4">
            <text:list-header>
              <text:p text:style-name="P6"><text:span text:style-name="T39">0x2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8" draw:text-style-name="P7" xml:id="id11" draw:id="id11" draw:layer="layout" svg:width="3.607cm" svg:height="1.014cm" svg:x="13.401cm" svg:y="7.999cm">
          <text:list text:style-name="L4">
            <text:list-header>
              <text:p text:style-name="P6"><text:span text:style-name="T13">Stream/bu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7" draw:text-style-name="P26" draw:layer="layout" draw:type="curve" svg:x1="23.001cm" svg:y1="6.8cm" svg:x2="15.204cm" svg:y2="7.999cm" draw:start-shape="id10" draw:start-glue-point="5" draw:end-shape="id11" draw:end-glue-point="0" svg:d="M23001 6800c0-19-7797-619-7797 1199" svg:viewBox="0 0 7798 1310">
          <text:p/>
        </draw:connector>
        <draw:custom-shape draw:style-name="gr339" draw:text-style-name="P20" draw:layer="layout" svg:width="1.001cm" svg:height="1.199cm" svg:x="20.801cm" svg:y="8.599cm">
          <text:list text:style-name="L4">
            <text:list-header>
              <text:p text:style-name="P19"><text:span text:style-name="T1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0" draw:text-style-name="P20" draw:layer="layout" svg:width="1.001cm" svg:height="1.199cm" svg:x="22.401cm" svg:y="8.599cm">
          <text:list text:style-name="L4">
            <text:list-header>
              <text:p text:style-name="P19"><text:span text:style-name="T1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1" draw:text-style-name="P20" draw:layer="layout" svg:width="1.001cm" svg:height="1.199cm" svg:x="24.002cm" svg:y="8.599cm">
          <text:list text:style-name="L4">
            <text:list-header>
              <text:p text:style-name="P19"><text:span text:style-name="T1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2" draw:text-style-name="P20" draw:layer="layout" svg:width="1.001cm" svg:height="1.199cm" svg:x="20.801cm" svg:y="10.998cm">
          <text:list text:style-name="L4">
            <text:list-header>
              <text:p text:style-name="P19"><text:span text:style-name="T1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3" draw:text-style-name="P20" draw:layer="layout" svg:width="1.001cm" svg:height="1.199cm" svg:x="22.401cm" svg:y="10.998cm">
          <text:list text:style-name="L4">
            <text:list-header>
              <text:p text:style-name="P19"><text:span text:style-name="T1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4" draw:text-style-name="P20" draw:layer="layout" svg:width="1.001cm" svg:height="1.199cm" svg:x="24.002cm" svg:y="10.998cm">
          <text:list text:style-name="L4">
            <text:list-header>
              <text:p text:style-name="P19"><text:span text:style-name="T1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5" draw:text-style-name="P7" draw:layer="layout" svg:width="4.63cm" svg:height="1.015cm" svg:x="4.172cm" svg:y="5.6cm">
          <text:list text:style-name="L4">
            <text:list-header>
              <text:p text:style-name="P6"><text:span text:style-name="T13">Struct memor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7" draw:layer="layout" svg:width="1.764cm" svg:height="1.605cm" svg:x="24.699cm" svg:y="1.94cm">
          <text:list text:style-name="L1">
            <text:list-header>
              <text:p text:style-name="P6"><text:span text:style-name="T8">44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7" draw:text-style-name="P26" draw:layer="layout" draw:type="curve" svg:x1="1.799cm" svg:y1="4.599cm" svg:x2="3.424cm" svg:y2="8.727cm" draw:start-shape="id12" draw:start-glue-point="2" draw:end-shape="id13" draw:end-glue-point="2" svg:d="M1799 4599c0 5761 1625 3698 1625 4128" svg:viewBox="0 0 1626 4153">
          <text:p/>
        </draw:connector>
        <presentation:notes draw:style-name="dp2">
          <draw:page-thumbnail draw:layer="layout" svg:width="13.904cm" svg:height="10.411cm" svg:x="3.81cm" svg:y="2.121cm" draw:page-number="44" presentation:class="page"/>
          <draw:custom-shape draw:style-name="gr308" draw:text-style-name="P5" draw:layer="layout" svg:width="17.207cm" svg:height="12.506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42cm" fo:line-height="94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35pt" style:font-style-asian="normal" style:font-weight-asian="normal" style:font-name-complex="Droid Sans Fallback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32cm" fo:line-height="94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30pt" fo:font-style="normal" fo:text-shadow="none" style:text-underline-style="none" fo:font-weight="normal" style:font-name-asian="Droid Sans Fallback" style:font-family-asian="'Droid Sans Fallback'" style:font-pitch-asian="variable" style:font-size-asian="30pt" style:font-style-asian="normal" style:font-weight-asian="normal" style:font-name-complex="Droid Sans Fallback" style:font-family-complex="'Droid Sans Fallback'" style:font-pitch-complex="variable" style:font-size-complex="3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26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Droid Sans Fallback" style:font-family-asian="'Droid Sans Fallback'" style:font-pitch-asian="variable" style:font-size-asian="26pt" style:font-style-asian="normal" style:font-weight-asian="normal" style:font-name-complex="Droid Sans Fallback" style:font-family-complex="'Droid Sans Fallback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16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Droid Sans Fallback" style:font-family-asian="'Droid Sans Fallback'" style:font-pitch-asian="variable" style:font-size-asian="22pt" style:font-style-asian="normal" style:font-weight-asian="normal" style:font-name-complex="Droid Sans Fallback" style:font-family-complex="'Droid Sans Fallback'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Droid Sans Fallback" style:font-family-asian="'Droid Sans Fallback'" style:font-pitch-asian="variable" style:font-size-asian="22pt" style:font-style-asian="normal" style:font-weight-asian="normal" style:font-name-complex="Droid Sans Fallback" style:font-family-complex="'Droid Sans Fallback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Droid Sans Fallback" style:font-family-asian="'Droid Sans Fallback'" style:font-pitch-asian="variable" style:font-size-asian="22pt" style:font-style-asian="normal" style:font-weight-asian="normal" style:font-name-complex="Droid Sans Fallback" style:font-family-complex="'Droid Sans Fallback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Droid Sans Fallback" style:font-family-asian="'Droid Sans Fallback'" style:font-pitch-asian="variable" style:font-size-asian="22pt" style:font-style-asian="normal" style:font-weight-asian="normal" style:font-name-complex="Droid Sans Fallback" style:font-family-complex="'Droid Sans Fallback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Droid Sans Fallback" style:font-family-asian="'Droid Sans Fallback'" style:font-pitch-asian="variable" style:font-size-asian="22pt" style:font-style-asian="normal" style:font-weight-asian="normal" style:font-name-complex="Droid Sans Fallback" style:font-family-complex="'Droid Sans Fallback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1cm" fo:line-height="94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Droid Sans Fallback" style:font-family-asian="'Droid Sans Fallback'" style:font-pitch-asian="variable" style:font-size-asian="22pt" style:font-style-asian="normal" style:font-weight-asian="normal" style:font-name-complex="Droid Sans Fallback" style:font-family-complex="'Droid Sans Fallback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5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45pt" style:font-style-asian="normal" style:font-weight-asian="normal" style:font-name-complex="Droid Sans Fallback" style:font-family-complex="'Droid Sans Fallback'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style:paragraph-properties fo:margin-left="0cm" fo:margin-right="0cm" fo:line-height="93%" fo:text-align="center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13cm" svg:height="3.422cm" svg:x="1.397cm" svg:y="0.838cm" presentation:class="title" presentation:placeholder="true">
        <draw:text-box/>
      </draw:frame>
      <draw:frame presentation:style-name="Default-outline1" draw:layer="backgroundobjects" svg:width="25.113cm" svg:height="12.096cm" svg:x="1.397cm" svg:y="4.912cm" presentation:class="outline" presentation:placeholder="true">
        <draw:text-box/>
      </draw:frame>
      <draw:frame draw:style-name="Mgr3" draw:text-style-name="MP6" draw:layer="backgroundobjects" svg:width="6.438cm" svg:height="1.363cm" svg:x="1.398cm" svg:y="19.128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6" draw:layer="backgroundobjects" svg:width="8.793cm" svg:height="1.363cm" svg:x="9.577cm" svg:y="19.128cm" presentation:class="footer">
        <draw:text-box>
          <text:list text:style-name="ML2">
            <text:list-header>
              <text:p text:style-name="MP5"><text:span text:style-name="MT1"><presentation:footer/></text:span></text:p>
            </text:list-header>
          </text:list>
        </draw:text-box>
      </draw:frame>
      <draw:frame draw:style-name="Mgr5" draw:text-style-name="MP6" draw:layer="backgroundobjects" svg:width="6.438cm" svg:height="1.363cm" svg:x="20.073cm" svg:y="19.128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886cm" svg:height="10.394cm" svg:x="3.81cm" svg:y="2.121cm" presentation:class="page"/>
        <draw:frame presentation:style-name="Default-notes" draw:layer="backgroundobjects" svg:width="17.189cm" svg:height="12.488cm" svg:x="2.16cm" svg:y="13.269cm" presentation:class="notes" presentation:placeholder="true">
          <draw:text-box/>
        </draw:frame>
        <draw:frame draw:style-name="Mgr8" draw:text-style-name="MP10" draw:layer="backgroundobjects" svg:width="9.287cm" svg:height="1.314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9" draw:text-style-name="MP12" draw:layer="backgroundobjects" svg:width="9.287cm" svg:height="1.314cm" svg:x="12.218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draw:style-name="Mgr10" draw:text-style-name="MP10" draw:layer="backgroundobjects" svg:width="9.287cm" svg:height="1.314cm" svg:x="-0.001cm" svg:y="26.542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1" draw:text-style-name="MP12" draw:layer="backgroundobjects" svg:width="9.287cm" svg:height="1.314cm" svg:x="12.218cm" svg:y="26.542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12" draw:text-style-name="MP13" draw:layer="backgroundobjects" svg:width="27.993cm" svg:height="21.008cm" svg:x="0.004cm" svg:y="0.004cm">
        <draw:image xlink:href="Pictures/10000201000003AF00000212D563E41A9C907023.png" xlink:type="simple" xlink:show="embed" xlink:actuate="onLoad">
          <text:p/>
        </draw:image>
      </draw:frame>
      <draw:frame presentation:style-name="Title1-title" draw:layer="backgroundobjects" svg:width="25.118cm" svg:height="3.382cm" svg:x="1.398cm" svg:y="0.798cm" presentation:class="title" presentation:placeholder="true">
        <draw:text-box/>
      </draw:frame>
      <draw:frame presentation:style-name="Title1-outline1" draw:layer="backgroundobjects" svg:width="25.118cm" svg:height="12.096cm" svg:x="1.398cm" svg:y="5.067cm" presentation:class="outline" presentation:placeholder="true">
        <draw:text-box/>
      </draw:frame>
      <draw:frame draw:style-name="Mgr13" draw:text-style-name="MP10" draw:layer="backgroundobjects" svg:width="6.438cm" svg:height="1.363cm" svg:x="1.398cm" svg:y="19.128cm" presentation:class="date-time">
        <draw:text-box>
          <text:list text:style-name="ML1">
            <text:list-header>
              <text:p text:style-name="MP9"><text:span text:style-name="MT2"><presentation:date-time/></text:span></text:p>
            </text:list-header>
          </text:list>
        </draw:text-box>
      </draw:frame>
      <draw:frame draw:style-name="Mgr14" draw:text-style-name="MP15" draw:layer="backgroundobjects" svg:width="8.792cm" svg:height="1.363cm" svg:x="9.574cm" svg:y="19.128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5" draw:text-style-name="MP12" draw:layer="backgroundobjects" svg:width="6.438cm" svg:height="1.363cm" svg:x="20.073cm" svg:y="19.128cm" presentation:class="page-number">
        <draw:text-box>
          <text:list text:style-name="ML1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886cm" svg:height="10.394cm" svg:x="3.81cm" svg:y="2.121cm" presentation:class="page"/>
        <draw:frame presentation:style-name="Title1-notes" draw:layer="backgroundobjects" svg:width="17.189cm" svg:height="12.488cm" svg:x="2.16cm" svg:y="13.269cm" presentation:class="notes" presentation:placeholder="true">
          <draw:text-box/>
        </draw:frame>
        <draw:frame presentation:style-name="Mpr1" draw:text-style-name="MP10" draw:layer="backgroundobjects" svg:width="9.287cm" svg:height="1.314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9.287cm" svg:height="1.314cm" svg:x="12.218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3" draw:text-style-name="MP10" draw:layer="backgroundobjects" svg:width="9.287cm" svg:height="1.314cm" svg:x="-0.001cm" svg:y="26.542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9.287cm" svg:height="1.314cm" svg:x="12.218cm" svg:y="26.542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01:35:48.274939500</meta:creation-date>
    <dc:date>2020-10-22T18:29:32.365681896</dc:date>
    <meta:editing-cycles>205</meta:editing-cycles>
    <meta:editing-duration>P11DT3H38M57S</meta:editing-duration>
    <meta:document-statistic meta:object-count="576"/>
    <meta:generator>LibreOffice/6.0.7.3$Linux_X86_64 LibreOffice_project/00m0$Build-3</meta:generator>
  </office:meta>
</office:document-meta>
</file>